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Mono" svg:font-family="'Droid Sans Mono', monospace"/>
    <style:font-face style:name="Droid Sans Mono1" svg:font-family="'Droid Sans Mono', monospace" style:font-pitch="fixed"/>
    <style:font-face style:name="Droid Sans Mono2" svg:font-family="'Droid Sans Mono', monospace" style:font-pitch="variable"/>
    <style:font-face style:name="Droid Sans Mono3" svg:font-family="'Droid Sans Mono', monospace" style:font-family-generic="modern"/>
    <style:font-face style:name="Droid Sans Mono4" svg:font-family="'Droid Sans Mono', monospace" style:font-family-generic="roman"/>
    <style:font-face style:name="Droid Sans Mono5" svg:font-family="'Droid Sans Mono', monospace, monospace"/>
    <style:font-face style:name="F" svg:font-family="" style:font-family-generic="roman"/>
    <style:font-face style:name="Helvetica Neue" svg:font-family="'Helvetica Neue', Helvetica, Arial, 'Segoe UI Emoji', sans-serif"/>
    <style:font-face style:name="Liberation Mono" svg:font-family="'Liberation Mono'" style:font-family-generic="modern" style:font-pitch="fixed"/>
    <style:font-face style:name="Liberation Mono1" svg:font-family="'Liberation Mono', 'Courier New'" style:font-pitch="fixed"/>
    <style:font-face style:name="Liberation Mono2" svg:font-family="'Liberation Mono', 'Courier New'" style:font-family-generic="modern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system" style:font-pitch="variable"/>
    <style:font-face style:name="Lucida Grande" svg:font-family="'Lucida Grande', Corbel, sans-serif"/>
    <style:font-face style:name="Monaco" svg:font-family="Monaco, Consolas, 'Andale Mono', 'DejaVu Sans Mono', monospac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betan Machine Uni" svg:font-family="'Tibetan Machine Uni'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style:font-name="Times New Roman1" officeooo:paragraph-rsid="001b6007"/>
    </style:style>
    <style:style style:name="P3" style:family="paragraph" style:parent-style-name="Text_20_body">
      <style:text-properties style:font-name="Times New Roman1"/>
    </style:style>
    <style:style style:name="P4" style:family="paragraph" style:parent-style-name="Text_20_body">
      <style:text-properties officeooo:rsid="00106d6b" officeooo:paragraph-rsid="00106d6b"/>
    </style:style>
    <style:style style:name="P5" style:family="paragraph" style:parent-style-name="Text_20_body">
      <style:text-properties officeooo:paragraph-rsid="005c9a6c"/>
    </style:style>
    <style:style style:name="P6" style:family="paragraph" style:parent-style-name="Preformatted_20_Text">
      <style:paragraph-properties fo:margin-top="0.0791in" fo:margin-bottom="0.0791in" style:contextual-spacing="false"/>
      <style:text-properties officeooo:paragraph-rsid="000e7a0f"/>
    </style:style>
    <style:style style:name="P7" style:family="paragraph" style:parent-style-name="Standard">
      <style:text-properties fo:color="#384887" loext:opacity="100%" style:font-name="Droid Sans Mono5" fo:font-size="10.5pt" fo:font-weight="normal" officeooo:paragraph-rsid="001b6007" fo:background-color="#000c18"/>
    </style:style>
    <style:style style:name="P8" style:family="paragraph" style:parent-style-name="Standard">
      <style:paragraph-properties fo:margin-top="0.0791in" fo:margin-bottom="0.0791in" style:contextual-spacing="false"/>
      <style:text-properties fo:color="#6688cc" loext:opacity="100%" style:font-name="Droid Sans Mono5" fo:font-size="10.5pt" fo:font-weight="normal" officeooo:paragraph-rsid="000e7a0f" fo:background-color="#000c18"/>
    </style:style>
    <style:style style:name="P9" style:family="paragraph" style:parent-style-name="Standard">
      <style:text-properties fo:color="#666666" loext:opacity="100%" style:font-name="Times New Roman1" officeooo:paragraph-rsid="001b6007" fo:background-color="#ffffff"/>
    </style:style>
    <style:style style:name="P10" style:family="paragraph" style:parent-style-name="Text_20_body">
      <style:paragraph-properties fo:text-align="center" style:justify-single-word="false"/>
      <style:text-properties fo:color="#666666" loext:opacity="100%" style:text-position="0% 100%" style:font-name="Times New Roman1"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4bfb57"/>
    </style:style>
    <style:style style:name="P12" style:family="paragraph" style:parent-style-name="Text_20_body">
      <style:text-properties officeooo:paragraph-rsid="005aa12a"/>
    </style:style>
    <style:style style:name="P13" style:family="paragraph" style:parent-style-name="Heading_20_2">
      <style:text-properties fo:font-variant="normal" fo:text-transform="none" fo:color="#808080" loext:opacity="100%" style:font-name="Times New Roman1" fo:letter-spacing="-0.0102in" fo:font-style="normal" fo:font-weight="normal" officeooo:paragraph-rsid="001b6007"/>
    </style:style>
    <style:style style:name="P14" style:family="paragraph" style:parent-style-name="Standard">
      <style:paragraph-properties fo:text-align="start" style:justify-single-word="false" fo:orphans="4" fo:widows="2"/>
      <style:text-properties officeooo:paragraph-rsid="0075c0c6"/>
    </style:style>
    <style:style style:name="P15" style:family="paragraph" style:parent-style-name="Heading_20_10">
      <loext:graphic-properties draw:fill="none"/>
      <style:paragraph-properties fo:margin-left="0.1866in" fo:margin-right="0in" fo:margin-top="0.0417in" fo:margin-bottom="0.0417in" style:contextual-spacing="false" fo:text-indent="0in" style:auto-text-indent="false" fo:background-color="transparent">
        <style:tab-stops>
          <style:tab-stop style:position="0.25in"/>
          <style:tab-stop style:position="0.2917in"/>
          <style:tab-stop style:position="0.3126in"/>
        </style:tab-stops>
      </style:paragraph-properties>
      <style:text-properties officeooo:paragraph-rsid="009a22aa"/>
    </style:style>
    <style:style style:name="P16" style:family="paragraph" style:parent-style-name="Heading_20_10" style:master-page-name="">
      <loext:graphic-properties draw:fill="none"/>
      <style:paragraph-properties fo:margin-left="0.1866in" fo:margin-right="0in" fo:margin-top="0.0417in" fo:margin-bottom="0.0417in" style:contextual-spacing="false" fo:text-indent="0in" style:auto-text-indent="false" style:page-number="auto" fo:background-color="transparent" fo:keep-with-next="always">
        <style:tab-stops>
          <style:tab-stop style:position="0.25in"/>
          <style:tab-stop style:position="0.2917in"/>
          <style:tab-stop style:position="0.3126in"/>
        </style:tab-stops>
      </style:paragraph-properties>
      <style:text-properties officeooo:paragraph-rsid="009a22aa"/>
    </style:style>
    <style:style style:name="P17" style:family="paragraph" style:parent-style-name="Heading_20_3">
      <style:text-properties officeooo:paragraph-rsid="005c9a6c"/>
    </style:style>
    <style:style style:name="P18" style:family="paragraph" style:parent-style-name="Heading_20_3" style:list-style-name="L9" style:master-page-name="">
      <loext:graphic-properties draw:fill="none"/>
      <style:paragraph-properties fo:margin-left="0.5in" fo:margin-right="0in" fo:margin-top="0.0181in" fo:margin-bottom="0.0043in" style:contextual-spacing="false" fo:text-indent="-0.25in" style:auto-text-indent="false" style:page-number="auto" fo:background-color="transparent" fo:keep-with-next="always">
        <style:tab-stops>
          <style:tab-stop style:position="0.1252in"/>
        </style:tab-stops>
      </style:paragraph-properties>
      <style:text-properties officeooo:paragraph-rsid="006fbac7"/>
    </style:style>
    <style:style style:name="P19" style:family="paragraph" style:parent-style-name="Heading_20_3" style:list-style-name="L9" style:master-page-name="">
      <loext:graphic-properties draw:fill="none"/>
      <style:paragraph-properties fo:margin-left="0.5in" fo:margin-right="0in" fo:margin-top="0.0181in" fo:margin-bottom="0.0043in" style:contextual-spacing="false" fo:text-indent="-0.25in" style:auto-text-indent="false" style:page-number="auto" fo:background-color="transparent" fo:keep-with-next="always">
        <style:tab-stops>
          <style:tab-stop style:position="0.0626in"/>
        </style:tab-stops>
      </style:paragraph-properties>
      <style:text-properties officeooo:paragraph-rsid="006fbac7"/>
    </style:style>
    <style:style style:name="P20" style:family="paragraph" style:parent-style-name="Heading_20_3">
      <style:text-properties officeooo:paragraph-rsid="009b158a"/>
    </style:style>
    <style:style style:name="P21" style:family="paragraph" style:parent-style-name="Heading_20_3" style:master-page-name="">
      <loext:graphic-properties draw:fill="none"/>
      <style:paragraph-properties fo:margin-left="0.25in" fo:margin-right="0in" fo:margin-top="0.0575in" fo:margin-bottom="0.0437in" style:contextual-spacing="false" fo:text-indent="0in" style:auto-text-indent="false" style:page-number="auto" fo:background-color="transparent" fo:keep-with-next="always">
        <style:tab-stops>
          <style:tab-stop style:position="0.3126in"/>
        </style:tab-stops>
      </style:paragraph-properties>
      <style:text-properties officeooo:paragraph-rsid="009b158a"/>
    </style:style>
    <style:style style:name="P22" style:family="paragraph" style:parent-style-name="Heading_20_4">
      <style:text-properties fo:background-color="#cccccc"/>
    </style:style>
    <style:style style:name="P23" style:family="paragraph" style:parent-style-name="Heading_20_4">
      <style:text-properties officeooo:paragraph-rsid="004bfb57" fo:background-color="#eeeeee"/>
    </style:style>
    <style:style style:name="P24" style:family="paragraph" style:parent-style-name="Heading_20_4">
      <style:text-properties officeooo:paragraph-rsid="0067047b"/>
    </style:style>
    <style:style style:name="P25" style:family="paragraph" style:parent-style-name="Heading_20_4">
      <style:paragraph-properties>
        <style:tab-stops>
          <style:tab-stop style:position="0.25in"/>
        </style:tab-stops>
      </style:paragraph-properties>
      <style:text-properties officeooo:paragraph-rsid="0067047b"/>
    </style:style>
    <style:style style:name="P26" style:family="paragraph" style:parent-style-name="Heading_20_4">
      <style:text-properties fo:font-size="14pt" style:font-size-asian="14pt" style:font-size-complex="14pt"/>
    </style:style>
    <style:style style:name="P27" style:family="paragraph" style:parent-style-name="Heading_20_4">
      <style:text-properties fo:font-size="14pt" officeooo:paragraph-rsid="0093c755" style:font-size-asian="14pt" style:font-size-complex="14pt"/>
    </style:style>
    <style:style style:name="P28" style:family="paragraph" style:parent-style-name="Heading_20_4">
      <style:text-properties officeooo:paragraph-rsid="00903507"/>
    </style:style>
    <style:style style:name="P29" style:family="paragraph" style:parent-style-name="Heading_20_4">
      <style:paragraph-properties>
        <style:tab-stops>
          <style:tab-stop style:position="0.3126in"/>
          <style:tab-stop style:position="0.3752in"/>
        </style:tab-stops>
      </style:paragraph-properties>
      <style:text-properties officeooo:paragraph-rsid="00903507"/>
    </style:style>
    <style:style style:name="P30" style:family="paragraph" style:parent-style-name="Heading_20_4">
      <style:text-properties officeooo:paragraph-rsid="009a22aa"/>
    </style:style>
    <style:style style:name="P31" style:family="paragraph" style:parent-style-name="Heading_20_4">
      <style:text-properties officeooo:paragraph-rsid="00a1f899"/>
    </style:style>
    <style:style style:name="P32" style:family="paragraph" style:parent-style-name="Heading_20_4">
      <style:text-properties officeooo:paragraph-rsid="009f085f"/>
    </style:style>
    <style:style style:name="P33" style:family="paragraph" style:parent-style-name="Heading_20_4" style:master-page-name="">
      <loext:graphic-properties draw:fill="none"/>
      <style:paragraph-properties fo:margin-left="0.1866in" fo:margin-right="0in" fo:margin-top="0.0043in" fo:margin-bottom="0.0043in" style:contextual-spacing="false" fo:text-indent="0in" style:auto-text-indent="false" style:page-number="auto" fo:background-color="transparent" fo:keep-with-next="always">
        <style:tab-stops>
          <style:tab-stop style:position="0.1283in"/>
        </style:tab-stops>
      </style:paragraph-properties>
      <style:text-properties officeooo:paragraph-rsid="009f085f"/>
    </style:style>
    <style:style style:name="P34" style:family="paragraph" style:parent-style-name="Heading_20_4" style:master-page-name="">
      <loext:graphic-properties draw:fill="none"/>
      <style:paragraph-properties fo:margin-left="0.1866in" fo:margin-right="0in" fo:margin-top="0.0043in" fo:margin-bottom="0.0043in" style:contextual-spacing="false" fo:text-indent="0in" style:auto-text-indent="false" style:page-number="auto" fo:background-color="transparent" fo:keep-with-next="always">
        <style:tab-stops>
          <style:tab-stop style:position="0.2563in"/>
        </style:tab-stops>
      </style:paragraph-properties>
      <style:text-properties officeooo:paragraph-rsid="009f085f"/>
    </style:style>
    <style:style style:name="P35" style:family="paragraph" style:parent-style-name="Heading_20_4">
      <style:text-properties officeooo:paragraph-rsid="009feebb"/>
    </style:style>
    <style:style style:name="P36" style:family="paragraph" style:parent-style-name="Heading_20_4" style:master-page-name="">
      <loext:graphic-properties draw:fill="none"/>
      <style:paragraph-properties fo:margin-left="0.25in" fo:margin-right="0in" fo:margin-top="0.0835in" fo:margin-bottom="0.0835in" style:contextual-spacing="false" fo:text-indent="0in" style:auto-text-indent="false" style:page-number="auto" fo:background-color="transparent" fo:keep-with-next="always">
        <style:tab-stops>
          <style:tab-stop style:position="0.2555in"/>
        </style:tab-stops>
      </style:paragraph-properties>
      <style:text-properties officeooo:paragraph-rsid="00a1f899"/>
    </style:style>
    <style:style style:name="P37" style:family="paragraph" style:parent-style-name="Heading_20_4" style:master-page-name="">
      <loext:graphic-properties draw:fill="none"/>
      <style:paragraph-properties fo:margin-left="0.25in" fo:margin-right="0in" fo:margin-top="0.0437in" fo:margin-bottom="0.0437in" style:contextual-spacing="false" fo:text-indent="0in" style:auto-text-indent="false" style:page-number="auto" fo:background-color="transparent" fo:keep-with-next="always">
        <style:tab-stops>
          <style:tab-stop style:position="0.3126in"/>
        </style:tab-stops>
      </style:paragraph-properties>
      <style:text-properties officeooo:paragraph-rsid="009feebb"/>
    </style:style>
    <style:style style:name="P38" style:family="paragraph" style:parent-style-name="Heading_20_4" style:master-page-name="">
      <loext:graphic-properties draw:fill="none"/>
      <style:paragraph-properties fo:margin-left="0.25in" fo:margin-right="0in" fo:margin-top="0.0437in" fo:margin-bottom="0.0437in" style:contextual-spacing="false" fo:text-indent="0in" style:auto-text-indent="false" style:page-number="auto" fo:background-color="transparent" fo:keep-with-next="always">
        <style:tab-stops>
          <style:tab-stop style:position="0.2555in"/>
        </style:tab-stops>
      </style:paragraph-properties>
      <style:text-properties officeooo:paragraph-rsid="009feebb"/>
    </style:style>
    <style:style style:name="P39" style:family="paragraph" style:parent-style-name="Heading_20_4" style:master-page-name="">
      <loext:graphic-properties draw:fill="none"/>
      <style:paragraph-properties fo:margin-left="0.25in" fo:margin-right="0in" fo:margin-top="0.0835in" fo:margin-bottom="0.0835in" style:contextual-spacing="false" fo:text-indent="0in" style:auto-text-indent="false" style:page-number="auto" fo:background-color="transparent" fo:keep-with-next="always">
        <style:tab-stops>
          <style:tab-stop style:position="0.2555in"/>
        </style:tab-stops>
      </style:paragraph-properties>
      <style:text-properties officeooo:paragraph-rsid="00a1f899"/>
    </style:style>
    <style:style style:name="P40" style:family="paragraph" style:parent-style-name="Preformatted_20_Text" style:list-style-name="L2">
      <style:paragraph-properties fo:margin-top="0.0791in" fo:margin-bottom="0.0791in" style:contextual-spacing="false"/>
    </style:style>
    <style:style style:name="P41" style:family="paragraph" style:parent-style-name="Preformatted_20_Text" style:list-style-name="L3">
      <style:paragraph-properties fo:margin-top="0.0398in" fo:margin-bottom="0.0398in" style:contextual-spacing="false"/>
    </style:style>
    <style:style style:name="P42" style:family="paragraph" style:parent-style-name="Standard" style:list-style-name="">
      <loext:graphic-properties draw:fill="none"/>
      <style:paragraph-properties fo:margin-left="0.5in" fo:margin-right="0in" fo:margin-top="0.0972in" fo:margin-bottom="0.0835in" style:contextual-spacing="false" fo:text-indent="-0.25in" style:auto-text-indent="false" fo:background-color="transparent">
        <style:tab-stops>
          <style:tab-stop style:position="0.3126in"/>
        </style:tab-stops>
      </style:paragraph-properties>
      <style:text-properties fo:color="#6688cc" loext:opacity="100%" style:font-name="Droid Sans Mono5" fo:font-size="10.5pt" fo:font-weight="normal" officeooo:paragraph-rsid="006fbac7" fo:background-color="#000c18"/>
    </style:style>
    <style:style style:name="P43" style:family="paragraph" style:parent-style-name="Standard">
      <style:paragraph-properties style:line-height-at-least="0.198in"/>
      <style:text-properties fo:color="#6688cc" loext:opacity="100%" style:font-name="Droid Sans Mono5" fo:font-size="10.5pt" fo:font-weight="normal" fo:background-color="#000c18"/>
    </style:style>
    <style:style style:name="P44" style:family="paragraph" style:parent-style-name="Standard">
      <style:paragraph-properties fo:text-align="start" style:justify-single-word="false" fo:orphans="4" fo:widows="2"/>
      <style:text-properties officeooo:paragraph-rsid="0075c0c6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align="start" style:justify-single-word="false" fo:orphans="4" fo:widows="2" fo:text-indent="0in" style:auto-text-indent="false" style:page-number="auto" fo:background-color="transparent"/>
      <style:text-properties officeooo:paragraph-rsid="0075c0c6"/>
    </style:style>
    <style:style style:name="P46" style:family="paragraph" style:parent-style-name="Standard">
      <style:paragraph-properties fo:text-align="start" style:justify-single-word="false" fo:orphans="4" fo:widows="2">
        <style:tab-stops>
          <style:tab-stop style:position="0.3126in"/>
        </style:tab-stops>
      </style:paragraph-properties>
      <style:text-properties officeooo:paragraph-rsid="0075c0c6"/>
    </style:style>
    <style:style style:name="P47" style:family="paragraph" style:parent-style-name="Standard">
      <style:paragraph-properties fo:text-align="start" style:justify-single-word="false" fo:orphans="4" fo:widows="2"/>
      <style:text-properties fo:color="#666666" loext:opacity="100%" officeooo:paragraph-rsid="0075c0c6"/>
    </style:style>
    <style:style style:name="P48" style:family="paragraph" style:parent-style-name="Standard">
      <style:paragraph-properties style:line-height-at-least="0.198in"/>
    </style:style>
    <style:style style:name="P49" style:family="paragraph" style:parent-style-name="Standard" style:list-style-name="">
      <loext:graphic-properties draw:fill="none"/>
      <style:paragraph-properties fo:margin-left="0.1866in" fo:margin-right="0in" fo:margin-top="0.0417in" fo:margin-bottom="0.0417in" style:contextual-spacing="false" fo:text-indent="0in" style:auto-text-indent="false" fo:background-color="transparent">
        <style:tab-stops>
          <style:tab-stop style:position="0.25in"/>
          <style:tab-stop style:position="0.2917in"/>
          <style:tab-stop style:position="0.3126in"/>
        </style:tab-stops>
      </style:paragraph-properties>
      <style:text-properties officeooo:paragraph-rsid="009a22aa"/>
    </style:style>
    <style:style style:name="P50" style:family="paragraph" style:parent-style-name="Standard" style:list-style-name="">
      <loext:graphic-properties draw:fill="none"/>
      <style:paragraph-properties fo:margin-left="0.25in" fo:margin-right="0in" fo:margin-top="0.0437in" fo:margin-bottom="0.0437in" style:contextual-spacing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9feebb"/>
    </style:style>
    <style:style style:name="P51" style:family="paragraph" style:parent-style-name="Text_20_body" style:list-style-name="L1"/>
    <style:style style:name="P52" style:family="paragraph" style:parent-style-name="Text_20_body" style:list-style-name="L4">
      <style:text-properties officeooo:paragraph-rsid="004bfb57"/>
    </style:style>
    <style:style style:name="P53" style:family="paragraph" style:parent-style-name="Text_20_body" style:list-style-name="L5">
      <style:text-properties officeooo:paragraph-rsid="00557686"/>
    </style:style>
    <style:style style:name="P54" style:family="paragraph" style:parent-style-name="Text_20_body" style:list-style-name="L5">
      <style:text-properties fo:font-variant="normal" fo:text-transform="none" fo:color="#333333" loext:opacity="100%" style:font-name="Times New Roman1" fo:font-size="12pt" fo:letter-spacing="normal" fo:font-style="normal" fo:font-weight="normal" officeooo:paragraph-rsid="00553d65" style:font-size-asian="12pt" style:font-size-complex="12pt"/>
    </style:style>
    <style:style style:name="P55" style:family="paragraph" style:parent-style-name="Text_20_body" style:list-style-name="L6">
      <style:text-properties officeooo:paragraph-rsid="005aa12a"/>
    </style:style>
    <style:style style:name="P56" style:family="paragraph" style:parent-style-name="Text_20_body" style:list-style-name="L7">
      <style:text-properties officeooo:paragraph-rsid="006209ad"/>
    </style:style>
    <style:style style:name="P57" style:family="paragraph" style:parent-style-name="Text_20_body" style:list-style-name="L7">
      <style:text-properties officeooo:paragraph-rsid="005c9a6c"/>
    </style:style>
    <style:style style:name="P58" style:family="paragraph" style:parent-style-name="Text_20_body" style:list-style-name="L8"/>
    <style:style style:name="P59" style:family="paragraph" style:parent-style-name="Text_20_body" style:list-style-name="">
      <loext:graphic-properties draw:fill="none"/>
      <style:paragraph-properties fo:margin-left="0.5in" fo:margin-right="0in" fo:margin-top="0.0972in" fo:margin-bottom="0.0835in" style:contextual-spacing="false" fo:text-indent="-0.25in" style:auto-text-indent="false" fo:background-color="transparent">
        <style:tab-stops>
          <style:tab-stop style:position="0.0626in"/>
        </style:tab-stops>
      </style:paragraph-properties>
      <style:text-properties officeooo:paragraph-rsid="006fbac7"/>
    </style:style>
    <style:style style:name="P60" style:family="paragraph" style:parent-style-name="Text_20_body" style:list-style-name="L10">
      <style:paragraph-properties fo:text-align="start" style:justify-single-word="false" fo:orphans="4" fo:widows="2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.0575in" fo:margin-bottom="0.0437in" style:contextual-spacing="false" fo:text-align="start" style:justify-single-word="false" fo:orphans="4" fo:widows="2" fo:text-indent="0.1866in" style:auto-text-indent="false" fo:background-color="transparent">
        <style:tab-stops>
          <style:tab-stop style:position="0in"/>
        </style:tab-stops>
      </style:paragraph-properties>
      <style:text-properties officeooo:paragraph-rsid="007c3671"/>
    </style:style>
    <style:style style:name="P62" style:family="paragraph" style:parent-style-name="Text_20_body" style:list-style-name="L13">
      <loext:graphic-properties draw:fill="none"/>
      <style:paragraph-properties fo:margin-top="0.0575in" fo:margin-bottom="0.0437in" style:contextual-spacing="false" fo:text-align="start" style:justify-single-word="false" fo:orphans="4" fo:widows="2" fo:background-color="transparent">
        <style:tab-stops>
          <style:tab-stop style:position="0in"/>
        </style:tab-stops>
      </style:paragraph-properties>
      <style:text-properties officeooo:paragraph-rsid="007c3671"/>
    </style:style>
    <style:style style:name="P63" style:family="paragraph" style:parent-style-name="Text_20_body" style:list-style-name="L16">
      <style:paragraph-properties fo:margin-top="0in" fo:margin-bottom="0in" style:contextual-spacing="false" fo:text-align="start" style:justify-single-word="false" fo:orphans="4" fo:widows="2" fo:padding="0in" fo:border="none"/>
      <style:text-properties officeooo:paragraph-rsid="0093c755"/>
    </style:style>
    <style:style style:name="P64" style:family="paragraph" style:parent-style-name="Text_20_body" style:list-style-name="L16">
      <style:paragraph-properties fo:margin-top="0in" fo:margin-bottom="0in" style:contextual-spacing="false" fo:text-align="start" style:justify-single-word="false" fo:orphans="4" fo:widows="2" fo:padding="0in" fo:border="none"/>
    </style:style>
    <style:style style:name="P65" style:family="paragraph" style:parent-style-name="Text_20_body" style:list-style-name="">
      <loext:graphic-properties draw:fill="none"/>
      <style:paragraph-properties fo:margin-left="0.1866in" fo:margin-right="0in" fo:margin-top="0.0417in" fo:margin-bottom="0.0417in" style:contextual-spacing="false" fo:text-indent="0in" style:auto-text-indent="false" fo:background-color="transparent">
        <style:tab-stops>
          <style:tab-stop style:position="0.25in"/>
          <style:tab-stop style:position="0.2917in"/>
          <style:tab-stop style:position="0.3126in"/>
        </style:tab-stops>
      </style:paragraph-properties>
      <style:text-properties officeooo:paragraph-rsid="009a22aa"/>
    </style:style>
    <style:style style:name="P66" style:family="paragraph" style:parent-style-name="Text_20_body" style:list-style-name="">
      <loext:graphic-properties draw:fill="none"/>
      <style:paragraph-properties fo:margin-left="0.25in" fo:margin-right="0in" fo:margin-top="0.0575in" fo:margin-bottom="0.0437in" style:contextual-spacing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9b158a"/>
    </style:style>
    <style:style style:name="P67" style:family="paragraph">
      <style:text-properties style:font-name="Droid Sans Mono" fo:font-size="10.5pt" style:font-name-complex="Droid Sans Mono"/>
    </style:style>
    <style:style style:name="P68" style:family="paragraph">
      <style:paragraph-properties style:line-height-at-least="0.198in"/>
      <style:text-properties style:font-name="Droid Sans Mono" fo:font-size="10.5pt" style:font-name-complex="Droid Sans Mono"/>
    </style:style>
    <style:style style:name="P69" style:family="paragraph">
      <style:paragraph-properties style:line-height-at-least="0.198in"/>
      <style:text-properties fo:color="#6688cc" loext:opacity="100%" style:font-name="Droid Sans Mono" fo:font-size="10.5pt" style:font-name-complex="Droid Sans Mono"/>
    </style:style>
    <style:style style:name="P70" style:family="paragraph">
      <style:paragraph-properties style:line-height-at-least="0.198in"/>
      <style:text-properties style:font-name="F" fo:font-size="12pt"/>
    </style:style>
    <style:style style:name="P71" style:family="paragraph">
      <style:paragraph-properties fo:margin-left="0in" fo:margin-right="0in" fo:margin-top="0in" fo:margin-bottom="0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style:font-name="F" fo:font-size="12pt" fo:hyphenate="false" loext:hyphenation-no-caps="false"/>
    </style:style>
    <style:style style:name="P72" style:family="paragraph">
      <loext:graphic-properties draw:fill-color="#ffffff"/>
      <style:text-properties style:font-name="Droid Sans Mono" fo:font-size="10.5pt" style:font-name-complex="Droid Sans Mono"/>
    </style:style>
    <style:style style:name="P73" style:family="paragraph">
      <style:paragraph-properties fo:margin-left="0.25in" fo:margin-right="0in" fo:margin-top="0.0437in" fo:margin-bottom="0.0437in" fo:text-indent="0in">
        <style:tab-stops>
          <style:tab-stop style:position="0.3189in"/>
        </style:tab-stops>
      </style:paragraph-properties>
      <style:text-properties style:font-name="Liberation Mono3" fo:font-size="12pt" style:font-name-asian="Droid Sans Mono" style:font-size-asian="10.5pt" style:font-name-complex="Liberation Mono3"/>
    </style:style>
    <style:style style:name="P74" style:family="paragraph">
      <loext:graphic-properties draw:fill-color="#ffffff"/>
      <style:paragraph-properties fo:margin-left="0.25in" fo:margin-right="0in" fo:margin-top="0.0437in" fo:margin-bottom="0.0437in" fo:text-indent="0in">
        <style:tab-stops>
          <style:tab-stop style:position="0.3189in"/>
        </style:tab-stops>
      </style:paragraph-properties>
      <style:text-properties style:font-name="Liberation Mono3" fo:font-size="12pt" style:font-name-asian="Droid Sans Mono" style:font-size-asian="10.5pt" style:font-name-complex="Liberation Mono3"/>
    </style:style>
    <style:style style:name="P75" style:family="paragraph">
      <style:paragraph-properties style:line-height-at-least="0.198in"/>
      <style:text-properties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P76" style:family="paragraph">
      <style:paragraph-properties style:line-height-at-least="0.198in"/>
      <style:text-properties fo:color="#6688cc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P77" style:family="paragraph">
      <style:paragraph-properties style:line-height-at-least="0.198in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78" style:family="paragraph">
      <style:paragraph-properties fo:margin-left="0in" fo:margin-right="0in" fo:margin-top="0in" fo:margin-bottom="0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fo:color="#6688cc" loext:opacity="100%" style:font-name="Times New Roman1" fo:font-size="12pt" fo:font-style="normal" style:font-size-asian="12pt" style:font-style-asian="normal" style:font-name-complex="Droid Sans Mono" style:font-size-complex="12pt" style:font-style-complex="normal" fo:hyphenate="false" loext:hyphenation-no-caps="false"/>
    </style:style>
    <style:style style:name="P79" style:family="paragraph">
      <loext:graphic-properties draw:fill-color="#ffffff"/>
      <style:paragraph-properties style:line-height-at-least="0.198in"/>
      <style:text-properties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P80" style:family="paragraph">
      <style:paragraph-properties fo:margin-left="0.1866in" fo:margin-right="0in" fo:margin-top="0.0417in" fo:margin-bottom="0.0417in" fo:text-indent="0in">
        <style:tab-stops>
          <style:tab-stop style:position="0.2476in"/>
          <style:tab-stop style:position="0.2713in"/>
          <style:tab-stop style:position="0.2831in"/>
        </style:tab-stops>
      </style:paragraph-properties>
      <style:text-properties style:font-name="Liberation Mono3" fo:font-size="12pt" fo:font-style="normal" style:font-name-asian="Droid Sans Mono" style:font-size-asian="10.5pt" style:font-style-asian="normal" style:font-name-complex="Liberation Mono3" style:font-style-complex="normal"/>
    </style:style>
    <style:style style:name="P81" style:family="paragraph">
      <style:paragraph-properties style:line-height-at-least="0.198in"/>
      <style:text-properties style:font-name="Droid Sans Mono" fo:font-size="10.5pt" fo:font-style="normal" style:font-style-asian="normal" style:font-name-complex="Droid Sans Mono" style:font-style-complex="normal"/>
    </style:style>
    <style:style style:name="P82" style:family="paragraph">
      <style:paragraph-properties style:line-height-at-least="0.198in"/>
      <style:text-properties fo:color="#6688cc" loext:opacity="100%" style:font-name="Droid Sans Mono" fo:font-size="10.5pt" fo:font-style="normal" style:font-style-asian="normal" style:font-name-complex="Droid Sans Mono" style:font-style-complex="normal"/>
    </style:style>
    <style:style style:name="P83" style:family="paragraph">
      <style:paragraph-properties style:line-height-at-least="0.198in"/>
      <style:text-properties style:font-name="F" fo:font-size="12pt" fo:font-style="normal" style:font-style-asian="normal" style:font-style-complex="normal"/>
    </style:style>
    <style:style style:name="P84" style:family="paragraph">
      <loext:graphic-properties draw:fill-color="#ffffff"/>
      <style:paragraph-properties fo:margin-left="0.1866in" fo:margin-right="0in" fo:margin-top="0.0417in" fo:margin-bottom="0.0417in" fo:text-indent="0in">
        <style:tab-stops>
          <style:tab-stop style:position="0.2476in"/>
          <style:tab-stop style:position="0.2713in"/>
          <style:tab-stop style:position="0.2831in"/>
        </style:tab-stops>
      </style:paragraph-properties>
      <style:text-properties style:font-name="Liberation Mono3" fo:font-size="12pt" fo:font-style="normal" style:font-name-asian="Droid Sans Mono" style:font-size-asian="10.5pt" style:font-style-asian="normal" style:font-name-complex="Liberation Mono3" style:font-size-complex="12pt" style:font-style-complex="normal"/>
    </style:style>
    <style:style style:name="P85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6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88cc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7" style:family="paragraph">
      <style:paragraph-properties fo:margin-left="0in" fo:margin-right="0in" fo:margin-top="0.0398in" fo:margin-bottom="0.0398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8" style:family="paragraph">
      <style:paragraph-properties fo:margin-left="0in" fo:margin-right="0in" fo:margin-top="0.0398in" fo:margin-bottom="0.0398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88cc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9" style:family="paragraph">
      <loext:graphic-properties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90" style:family="paragraph">
      <loext:graphic-properties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91" style:family="paragraph">
      <style:paragraph-properties style:writing-mode="lr-tb"/>
      <style:text-properties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P92" style:family="paragraph">
      <style:paragraph-properties style:line-height-at-least="0.198in" style:writing-mode="lr-tb"/>
      <style:text-properties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P93" style:family="paragraph">
      <style:paragraph-properties fo:margin-left="0in" fo:margin-right="0in" fo:margin-top="0in" fo:margin-bottom="0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style:font-name="Liberation Mono3" fo:font-size="12pt" fo:letter-spacing="-0.0059in" style:font-name-asian="Droid Sans Mono" style:font-size-asian="10.5pt" style:font-name-complex="Liberation Mono3" style:font-size-complex="14pt" fo:hyphenate="false" loext:hyphenation-no-caps="false"/>
    </style:style>
    <style:style style:name="P94" style:family="paragraph">
      <loext:graphic-properties draw:fill-color="#ffffff"/>
      <style:paragraph-properties style:writing-mode="lr-tb"/>
      <style:text-properties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P95" style:family="paragraph">
      <style:paragraph-properties fo:margin-left="0.5in" fo:margin-right="0in" fo:margin-top="0.0972in" fo:margin-bottom="0.0835in" fo:text-indent="-0.25in" style:writing-mode="lr-tb">
        <style:tab-stops>
          <style:tab-stop style:position="0.1807in"/>
        </style:tab-stops>
      </style:paragraph-properties>
      <style:text-properties style:font-name="Liberation Mono3" fo:font-size="12pt" style:font-name-asian="Droid Sans Mono" style:font-size-asian="10.5pt" style:font-name-complex="Liberation Mono3"/>
    </style:style>
    <style:style style:name="P96" style:family="paragraph">
      <style:paragraph-properties fo:margin-left="0.5in" fo:margin-right="0in" fo:margin-top="0.0972in" fo:margin-bottom="0.0835in" style:line-height-at-least="0.198in" fo:text-indent="-0.25in" style:writing-mode="lr-tb">
        <style:tab-stops>
          <style:tab-stop style:position="0.1807in"/>
        </style:tab-stops>
      </style:paragraph-properties>
      <style:text-properties style:font-name="Liberation Mono3" fo:font-size="12pt" style:font-name-asian="Droid Sans Mono" style:font-size-asian="10.5pt" style:font-name-complex="Liberation Mono3"/>
    </style:style>
    <style:style style:name="P97" style:family="paragraph">
      <style:paragraph-properties fo:margin-left="0in" fo:margin-right="0in" fo:margin-top="0in" fo:margin-bottom="0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style:font-name="Liberation Mono3" fo:font-size="12pt" style:font-name-asian="Droid Sans Mono" style:font-size-asian="10.5pt" style:font-name-complex="Liberation Mono3" fo:hyphenate="false" loext:hyphenation-no-caps="false"/>
    </style:style>
    <style:style style:name="P98" style:family="paragraph">
      <loext:graphic-properties draw:fill-color="#ffffff"/>
      <style:paragraph-properties fo:margin-left="0.5in" fo:margin-right="0in" fo:margin-top="0.0972in" fo:margin-bottom="0.0835in" fo:text-indent="-0.25in" style:writing-mode="lr-tb">
        <style:tab-stops>
          <style:tab-stop style:position="0.1807in"/>
        </style:tab-stops>
      </style:paragraph-properties>
      <style:text-properties style:font-name="Liberation Mono3" fo:font-size="12pt" style:font-name-asian="Droid Sans Mono" style:font-size-asian="10.5pt" style:font-name-complex="Liberation Mono3"/>
    </style:style>
    <style:style style:name="P99" style:family="paragraph">
      <style:paragraph-properties style:line-height-at-least="0.198in" style:writing-mode="lr-tb"/>
      <style:text-properties fo:color="#6688cc" loext:opacity="100%" style:font-name="Droid Sans Mono" fo:font-size="14pt" style:font-name-complex="Droid Sans Mono" style:font-size-complex="14pt"/>
    </style:style>
    <style:style style:name="P100" style:family="paragraph">
      <loext:graphic-properties draw:fill-color="#ffffff"/>
      <style:paragraph-properties style:line-height-at-least="0.198in" style:writing-mode="lr-tb"/>
      <style:text-properties fo:color="#6688cc" loext:opacity="100%" style:font-name="Droid Sans Mono" fo:font-size="14pt" style:font-name-complex="Droid Sans Mono" style:font-size-complex="14pt"/>
    </style:style>
    <style:style style:name="P101" style:family="paragraph">
      <style:paragraph-properties fo:margin-left="0in" fo:margin-right="0in" fo:margin-top="0in" fo:margin-bottom="0in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2" style:family="paragraph">
      <style:paragraph-properties fo:margin-left="0in" fo:margin-right="0in" fo:margin-top="0in" fo:margin-bottom="0in" style:line-height-at-least="0.198in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3" style:family="paragraph">
      <loext:graphic-properties draw:fill-color="#ffffff"/>
      <style:paragraph-properties fo:margin-left="0in" fo:margin-right="0in" fo:margin-top="0in" fo:margin-bottom="0in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4" style:family="paragraph">
      <style:paragraph-properties fo:margin-left="0.5in" fo:margin-right="0in" fo:text-indent="0in" style:writing-mode="lr-tb"/>
      <style:text-properties style:font-name="Liberation Mono3" fo:font-size="12pt" style:font-name-asian="Droid Sans Mono" style:font-size-asian="10.5pt" style:font-name-complex="Liberation Mono3"/>
    </style:style>
    <style:style style:name="P105" style:family="paragraph">
      <style:paragraph-properties fo:margin-left="0.5in" fo:margin-right="0in" style:line-height-at-least="0.198in" fo:text-indent="0in" style:writing-mode="lr-tb"/>
      <style:text-properties style:font-name="Liberation Mono3" fo:font-size="12pt" style:font-name-asian="Droid Sans Mono" style:font-size-asian="10.5pt" style:font-name-complex="Liberation Mono3"/>
    </style:style>
    <style:style style:name="P106" style:family="paragraph">
      <loext:graphic-properties draw:fill-color="#ffffff"/>
      <style:paragraph-properties fo:margin-left="0.5in" fo:margin-right="0in" fo:text-indent="0in" style:writing-mode="lr-tb"/>
      <style:text-properties style:font-name="Liberation Mono3" fo:font-size="12pt" style:font-name-asian="Droid Sans Mono" style:font-size-asian="10.5pt" style:font-name-complex="Liberation Mono3"/>
    </style:style>
    <style:style style:name="P107" style:family="paragraph">
      <style:paragraph-properties style:writing-mode="lr-tb"/>
      <style:text-properties fo:color="#384887" loext:opacity="100%" style:font-name="Droid Sans Mono" fo:font-size="12pt" fo:font-style="normal" style:font-size-asian="12pt" style:font-style-asian="normal" style:font-name-complex="Droid Sans Mono" style:font-size-complex="12pt" style:font-style-complex="normal"/>
    </style:style>
    <style:style style:name="P108" style:family="paragraph">
      <style:paragraph-properties style:line-height-at-least="0.198in" style:writing-mode="lr-tb"/>
      <style:text-properties fo:color="#384887" loext:opacity="100%" style:font-name="Droid Sans Mono" fo:font-size="12pt" fo:font-style="normal" style:font-size-asian="12pt" style:font-style-asian="normal" style:font-name-complex="Droid Sans Mono" style:font-size-complex="12pt" style:font-style-complex="normal"/>
    </style:style>
    <style:style style:name="P109" style:family="paragraph">
      <loext:graphic-properties draw:fill-color="#ffffff"/>
      <style:paragraph-properties style:writing-mode="lr-tb"/>
      <style:text-properties fo:color="#384887" loext:opacity="100%" style:font-name="Droid Sans Mono" fo:font-size="12pt" fo:font-style="normal" style:font-size-asian="12pt" style:font-style-asian="normal" style:font-name-complex="Droid Sans Mono" style:font-size-complex="12pt" style:font-style-complex="normal"/>
    </style:style>
    <style:style style:name="P110" style:family="paragraph">
      <style:paragraph-properties fo:margin-left="0in" fo:margin-right="0in" fo:margin-top="0.0398in" fo:margin-bottom="0.0398in" fo:line-height="100%" fo:text-align="justify" fo:text-indent="0in" style:text-autospace="none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111" style:family="paragraph">
      <loext:graphic-properties draw:fill-color="#ffffff"/>
      <style:paragraph-properties fo:margin-left="0in" fo:margin-right="0in" fo:margin-top="0.0398in" fo:margin-bottom="0.0398in" fo:line-height="100%" fo:text-align="justify" fo:text-indent="0in" style:text-autospace="none" style:punctuation-wrap="hanging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112" style:family="paragraph">
      <style:paragraph-properties style:writing-mode="lr-tb"/>
      <style:text-properties style:font-name="Droid Sans Mono" fo:font-size="10.5pt" fo:font-weight="normal" style:font-size-asian="12pt" style:font-weight-asian="normal" style:font-name-complex="Droid Sans Mono" style:font-size-complex="12pt" style:font-weight-complex="normal"/>
    </style:style>
    <style:style style:name="P113" style:family="paragraph">
      <style:paragraph-properties style:line-height-at-least="0.198in" style:writing-mode="lr-tb"/>
      <style:text-properties style:font-name="Droid Sans Mono" fo:font-size="10.5pt" fo:font-weight="normal" style:font-size-asian="12pt" style:font-weight-asian="normal" style:font-name-complex="Droid Sans Mono" style:font-size-complex="12pt" style:font-weight-complex="normal"/>
    </style:style>
    <style:style style:name="P114" style:family="paragraph">
      <style:paragraph-properties fo:margin-top="0in" fo:margin-bottom="0.1965in" style:line-height-at-least="0.198in" style:writing-mode="lr-tb"/>
      <style:text-properties style:font-name="Droid Sans Mono" fo:font-size="10.5pt" fo:font-weight="normal" style:font-size-asian="12pt" style:font-weight-asian="normal" style:font-name-complex="Droid Sans Mono" style:font-size-complex="12pt" style:font-weight-complex="normal"/>
    </style:style>
    <style:style style:name="P115" style:family="paragraph">
      <loext:graphic-properties draw:fill-color="#ffffff"/>
      <style:paragraph-properties style:writing-mode="lr-tb"/>
      <style:text-properties style:font-name="Droid Sans Mono" fo:font-size="10.5pt" fo:font-weight="normal" style:font-size-asian="12pt" style:font-weight-asian="normal" style:font-name-complex="Droid Sans Mono" style:font-size-complex="12pt" style:font-weight-complex="normal"/>
    </style:style>
    <style:style style:name="P116" style:family="paragraph">
      <style:paragraph-properties style:writing-mode="lr-tb"/>
      <style:text-properties style:font-name="Times New Roman1" fo:font-size="10.5pt" style:font-name-complex="Droid Sans Mono"/>
    </style:style>
    <style:style style:name="P117" style:family="paragraph">
      <style:paragraph-properties style:line-height-at-least="0.198in" style:writing-mode="lr-tb"/>
      <style:text-properties style:font-name="Times New Roman1" fo:font-size="10.5pt" style:font-name-complex="Droid Sans Mono"/>
    </style:style>
    <style:style style:name="P118" style:family="paragraph">
      <loext:graphic-properties draw:fill-color="#ffffff"/>
      <style:paragraph-properties style:writing-mode="lr-tb"/>
      <style:text-properties style:font-name="Times New Roman1" fo:font-size="10.5pt" style:font-name-complex="Droid Sans Mono"/>
    </style:style>
    <style:style style:name="P119" style:family="paragraph">
      <style:paragraph-properties fo:margin-top="0.0791in" fo:margin-bottom="0.0791in" style:writing-mode="lr-tb"/>
      <style:text-properties style:font-name="Courier New" fo:font-size="12pt" fo:font-weight="bold" style:font-size-asian="12pt" style:font-weight-asian="bold" style:font-name-complex="Droid Sans Mono" style:font-size-complex="12pt" style:font-weight-complex="bold"/>
    </style:style>
    <style:style style:name="P120" style:family="paragraph">
      <style:paragraph-properties fo:margin-top="0.0791in" fo:margin-bottom="0.0791in" style:line-height-at-least="0.198in" style:writing-mode="lr-tb"/>
      <style:text-properties style:font-name="Courier New" fo:font-size="12pt" fo:font-weight="bold" style:font-size-asian="12pt" style:font-weight-asian="bold" style:font-name-complex="Droid Sans Mono" style:font-size-complex="12pt" style:font-weight-complex="bold"/>
    </style:style>
    <style:style style:name="P121" style:family="paragraph">
      <loext:graphic-properties draw:fill-color="#ffffff"/>
      <style:paragraph-properties fo:margin-top="0.0791in" fo:margin-bottom="0.0791in" style:writing-mode="lr-tb"/>
      <style:text-properties style:font-name="Courier New" fo:font-size="12pt" fo:font-weight="bold" style:font-size-asian="12pt" style:font-weight-asian="bold" style:font-name-complex="Droid Sans Mono" style:font-size-complex="12pt" style:font-weight-complex="bold"/>
    </style:style>
    <style:style style:name="P122" style:family="paragraph">
      <style:paragraph-properties style:writing-mode="lr-tb"/>
      <style:text-properties fo:color="#6a9955" loext:opacity="100%" style:font-name="Times New Roman1" fo:font-size="11pt" fo:font-weight="bold" style:font-size-asian="11pt" style:font-weight-asian="bold" style:font-name-complex="Droid Sans Mono" style:font-size-complex="11pt" style:font-weight-complex="bold"/>
    </style:style>
    <style:style style:name="P123" style:family="paragraph">
      <style:paragraph-properties style:line-height-at-least="0.198in" style:writing-mode="lr-tb"/>
      <style:text-properties fo:color="#6a9955" loext:opacity="100%" style:font-name="Times New Roman1" fo:font-size="11pt" fo:font-weight="bold" style:font-size-asian="11pt" style:font-weight-asian="bold" style:font-name-complex="Droid Sans Mono" style:font-size-complex="11pt" style:font-weight-complex="bold"/>
    </style:style>
    <style:style style:name="P124" style:family="paragraph">
      <loext:graphic-properties draw:fill-color="#ffffff"/>
      <style:paragraph-properties style:writing-mode="lr-tb"/>
      <style:text-properties fo:color="#6a9955" loext:opacity="100%" style:font-name="Times New Roman1" fo:font-size="11pt" fo:font-weight="bold" style:font-size-asian="11pt" style:font-weight-asian="bold" style:font-name-complex="Droid Sans Mono" style:font-size-complex="11pt" style:font-weight-complex="bold"/>
    </style:style>
    <style:style style:name="P125" style:family="paragraph">
      <style:paragraph-properties style:writing-mode="lr-tb"/>
      <style:text-properties style:font-name="Times New Roman1" fo:font-size="12pt" style:font-size-asian="12pt" style:font-name-complex="Droid Sans Mono" style:font-size-complex="12pt"/>
    </style:style>
    <style:style style:name="P126" style:family="paragraph">
      <style:paragraph-properties style:line-height-at-least="0.198in" style:writing-mode="lr-tb"/>
      <style:text-properties style:font-name="Times New Roman1" fo:font-size="12pt" style:font-size-asian="12pt" style:font-name-complex="Droid Sans Mono" style:font-size-complex="12pt"/>
    </style:style>
    <style:style style:name="P127" style:family="paragraph">
      <loext:graphic-properties draw:fill-color="#ffffff"/>
      <style:paragraph-properties style:writing-mode="lr-tb"/>
      <style:text-properties style:font-name="Times New Roman1" fo:font-size="12pt" style:font-size-asian="12pt" style:font-name-complex="Droid Sans Mono" style:font-size-complex="12pt"/>
    </style:style>
    <style:style style:name="P128" style:family="paragraph">
      <style:paragraph-properties style:writing-mode="lr-tb"/>
      <style:text-properties style:font-name="Times New Roman1" fo:font-size="12pt" style:font-size-asian="12pt" style:font-size-complex="12pt"/>
    </style:style>
    <style:style style:name="P129" style:family="paragraph">
      <style:paragraph-properties style:line-height-at-least="0.198in" style:writing-mode="lr-tb"/>
      <style:text-properties style:font-name="Times New Roman1" fo:font-size="12pt" style:font-size-asian="12pt" style:font-size-complex="12pt"/>
    </style:style>
    <style:style style:name="P130" style:family="paragraph">
      <loext:graphic-properties draw:fill-color="#ffffff"/>
      <style:paragraph-properties style:writing-mode="lr-tb"/>
      <style:text-properties style:font-name="Times New Roman1" fo:font-size="12pt" style:font-size-asian="12pt" style:font-size-complex="12pt"/>
    </style:style>
    <style:style style:name="T1" style:family="text">
      <style:text-properties fo:color="#666666" loext:opacity="100%" style:text-position="0% 100%" style:font-name="Times New Roman1"/>
    </style:style>
    <style:style style:name="T2" style:family="text">
      <style:text-properties fo:color="#666666" loext:opacity="100%" style:text-position="0% 100%" fo:font-size="12pt" style:font-size-asian="12pt" style:font-size-complex="12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officeooo:rsid="001a28c1"/>
    </style:style>
    <style:style style:name="T5" style:family="text">
      <style:text-properties style:font-name="Times New Roman1" fo:background-color="#eeeeee" loext:char-shading-value="0"/>
    </style:style>
    <style:style style:name="T6" style:family="text">
      <style:text-properties style:font-name="Times New Roman1" fo:font-size="14pt" fo:background-color="#eeeeee" loext:char-shading-value="0" style:font-size-asian="14pt" style:font-size-complex="14pt"/>
    </style:style>
    <style:style style:name="T7" style:family="text">
      <style:text-properties style:font-name="Times New Roman1" fo:font-size="14pt" style:font-size-asian="14pt" style:font-size-complex="14pt"/>
    </style:style>
    <style:style style:name="T8" style:family="text">
      <style:text-properties style:font-name="Times New Roman1" fo:background-color="#ffffff" loext:char-shading-value="0" loext:padding="0in" loext:border="none"/>
    </style:style>
    <style:style style:name="T9" style:family="text">
      <style:text-properties style:font-name="Times New Roman1" fo:background-color="#cccccc" loext:char-shading-value="0" loext:padding="0in" loext:border="none"/>
    </style:style>
    <style:style style:name="T10" style:family="text">
      <style:text-properties style:font-name="Times New Roman1" fo:font-size="12pt" style:font-size-asian="12pt" style:font-size-complex="12pt"/>
    </style:style>
    <style:style style:name="T11" style:family="text">
      <style:text-properties style:font-name="Times New Roman1" fo:font-size="12pt" fo:background-color="#cccccc" loext:char-shading-value="0" style:font-size-asian="12pt" style:font-size-complex="12pt"/>
    </style:style>
    <style:style style:name="T12" style:family="text">
      <style:text-properties style:font-name="Times New Roman1" fo:background-color="#999999" loext:char-shading-value="0"/>
    </style:style>
    <style:style style:name="T13" style:family="text">
      <style:text-properties fo:font-variant="normal" fo:text-transform="none" fo:color="#666666" loext:opacity="100%" style:text-position="0% 100%" style:font-name="Times New Roman1" fo:letter-spacing="-0.0102in"/>
    </style:style>
    <style:style style:name="T14" style:family="text">
      <style:text-properties fo:font-variant="normal" fo:text-transform="none" fo:color="#666666" loext:opacity="100%" style:font-name="Times New Roman1" fo:letter-spacing="normal" fo:font-style="normal" fo:font-weight="normal" fo:background-color="#ffffff" loext:char-shading-value="0" loext:padding="0in" loext:border="none"/>
    </style:style>
    <style:style style:name="T15" style:family="text">
      <style:text-properties fo:font-variant="normal" fo:text-transform="none" fo:color="#666666" loext:opacity="100%" style:font-name="Times New Roman1" fo:letter-spacing="normal" fo:font-style="normal" fo:font-weight="normal" officeooo:rsid="005aa12a" fo:background-color="#ffffff" loext:char-shading-value="0" loext:padding="0in" loext:border="none"/>
    </style:style>
    <style:style style:name="T16" style:family="text">
      <style:text-properties fo:font-variant="normal" fo:text-transform="none" fo:color="#666666" loext:opacity="100%" style:font-name="Times New Roman1" fo:letter-spacing="normal" fo:font-style="normal" fo:font-weight="normal" fo:background-color="#eeeeee" loext:char-shading-value="0" loext:padding="0in" loext:border="none"/>
    </style:style>
    <style:style style:name="T17" style:family="text">
      <style:text-properties fo:font-variant="normal" fo:text-transform="none" fo:color="#666666" loext:opacity="100%" style:font-name="Times New Roman1" fo:font-size="14pt" fo:letter-spacing="normal" fo:font-style="normal" fo:font-weight="normal" fo:background-color="#eeeeee" loext:char-shading-value="0" style:font-size-asian="14pt" style:font-size-complex="14pt" loext:padding="0in" loext:border="none"/>
    </style:style>
    <style:style style:name="T18" style:family="text">
      <style:text-properties fo:font-variant="normal" fo:text-transform="none" fo:color="#666666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19" style:family="text">
      <style:text-properties fo:font-variant="normal" fo:text-transform="none" fo:color="#666666" loext:opacity="100%" style:font-name="Times New Roman1" fo:font-size="12pt" fo:letter-spacing="normal" fo:font-style="normal" fo:font-weight="normal" fo:background-color="#dddddd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b8bfc6" loext:opacity="100%" style:font-name="Monaco" fo:font-size="9.7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b8bfc6" loext:opacity="100%" style:font-name="Times New Roman1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b8bfc6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23" style:family="text">
      <style:text-properties fo:font-variant="normal" fo:text-transform="none" fo:color="#b8bfc6" loext:opacity="100%" style:font-name="Times New Roman1" fo:font-size="9.75pt" fo:letter-spacing="normal" fo:font-style="normal" fo:font-weight="normal"/>
    </style:style>
    <style:style style:name="T24" style:family="text">
      <style:text-properties fo:font-variant="normal" fo:text-transform="none" fo:color="#b8bfc6" loext:opacity="100%" style:font-name="Times New Roman1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b8bfc6" loext:opacity="100%" style:font-name="Times New Roman1" fo:letter-spacing="normal" fo:font-style="normal" fo:font-weight="normal"/>
    </style:style>
    <style:style style:name="T26" style:family="text">
      <style:text-properties fo:font-variant="normal" fo:text-transform="none" fo:color="#b8bfc6" loext:opacity="100%" style:font-name="Times New Roman1" fo:letter-spacing="normal" fo:font-style="normal" fo:font-weight="normal" loext:padding="0in" loext:border="none"/>
    </style:style>
    <style:style style:name="T27" style:family="text">
      <style:text-properties fo:font-variant="normal" fo:text-transform="none" fo:color="#b8bfc6" loext:opacity="100%" fo:font-size="9.75pt" fo:letter-spacing="normal" fo:font-style="normal" fo:font-weight="normal"/>
    </style:style>
    <style:style style:name="T28" style:family="text">
      <style:text-properties fo:font-variant="normal" fo:text-transform="none" fo:color="#b8bfc6" loext:opacity="100%" fo:font-size="9.75pt" fo:letter-spacing="normal" fo:font-style="normal" fo:font-weight="normal" loext:padding="0in" loext:border="none"/>
    </style:style>
    <style:style style:name="T29" style:family="text">
      <style:text-properties fo:font-variant="normal" fo:text-transform="none" fo:color="#b8bfc6" loext:opacity="100%" style:font-name="Helvetica Neue" fo:font-size="9.75pt" fo:letter-spacing="normal" fo:font-style="normal" fo:font-weight="normal"/>
    </style:style>
    <style:style style:name="T30" style:family="text">
      <style:text-properties fo:font-variant="normal" fo:text-transform="none" fo:color="#dedede" loext:opacity="100%" style:font-name="Monaco" fo:font-size="9.75pt" fo:letter-spacing="normal" fo:font-style="normal" fo:font-weight="bold" loext:padding="0in" loext:border="none"/>
    </style:style>
    <style:style style:name="T31" style:family="text">
      <style:text-properties fo:font-variant="normal" fo:text-transform="none" fo:color="#dedede" loext:opacity="100%" style:font-name="Helvetica Neue" fo:font-size="9.75pt" fo:letter-spacing="normal" fo:font-style="normal" fo:font-weight="bold"/>
    </style:style>
    <style:style style:name="T32" style:family="text">
      <style:text-properties fo:font-variant="normal" fo:text-transform="none" fo:color="#dedede" loext:opacity="100%" fo:font-size="9.75pt" fo:letter-spacing="normal" fo:font-style="normal" fo:font-weight="bold"/>
    </style:style>
    <style:style style:name="T33" style:family="text">
      <style:text-properties fo:font-variant="normal" fo:text-transform="none" fo:color="#dedede" loext:opacity="100%" fo:font-size="9.75pt" fo:letter-spacing="normal" fo:font-style="normal" fo:font-weight="bold" loext:padding="0in" loext:border="none"/>
    </style:style>
    <style:style style:name="T34" style:family="text">
      <style:text-properties fo:font-variant="normal" fo:text-transform="none" fo:color="#dedede" loext:opacity="100%" style:font-name="Times New Roman1" fo:font-size="9.75pt" fo:letter-spacing="normal" fo:font-style="normal" fo:font-weight="bold"/>
    </style:style>
    <style:style style:name="T35" style:family="text">
      <style:text-properties fo:font-variant="normal" fo:text-transform="none" fo:color="#dedede" loext:opacity="100%" style:font-name="Times New Roman1" fo:font-size="9.75pt" fo:letter-spacing="normal" fo:font-style="normal" fo:font-weight="bold" loext:padding="0in" loext:border="none"/>
    </style:style>
    <style:style style:name="T36" style:family="text">
      <style:text-properties fo:font-variant="normal" fo:text-transform="none" fo:color="#dedede" loext:opacity="100%" style:font-name="Times New Roman1" fo:letter-spacing="normal" fo:font-style="normal" fo:font-weight="bold"/>
    </style:style>
    <style:style style:name="T37" style:family="text">
      <style:text-properties fo:font-variant="normal" fo:text-transform="none" fo:color="#dedede" loext:opacity="100%" style:font-name="Times New Roman1" fo:letter-spacing="normal" fo:font-style="normal" fo:font-weight="bold" loext:padding="0in" loext:border="none"/>
    </style:style>
    <style:style style:name="T38" style:family="text">
      <style:text-properties fo:font-variant="normal" fo:text-transform="none" fo:color="#dedede" loext:opacity="100%" style:font-name="Times New Roman1" fo:font-size="12pt" fo:letter-spacing="normal" fo:font-style="normal" fo:font-weight="bold" style:font-size-asian="12pt" style:font-size-complex="12pt"/>
    </style:style>
    <style:style style:name="T39" style:family="text">
      <style:text-properties fo:font-variant="normal" fo:text-transform="none" fo:color="#dedede" loext:opacity="100%" style:font-name="Times New Roman1" fo:font-size="12pt" fo:letter-spacing="normal" fo:font-style="normal" fo:font-weight="bold" style:font-size-asian="12pt" style:font-size-complex="12pt" loext:padding="0in" loext:border="none"/>
    </style:style>
    <style:style style:name="T40" style:family="text">
      <style:text-properties fo:font-variant="normal" fo:text-transform="none" fo:color="#333333" loext:opacity="100%" style:font-name="Times New Roman1" fo:letter-spacing="normal" fo:font-style="normal" fo:font-weight="normal" fo:background-color="#ffffff" loext:char-shading-value="0" loext:padding="0in" loext:border="none"/>
    </style:style>
    <style:style style:name="T41" style:family="text">
      <style:text-properties fo:font-variant="normal" fo:text-transform="none" fo:color="#333333" loext:opacity="100%" style:font-name="Times New Roman1" fo:font-size="12pt" fo:letter-spacing="normal" fo:font-style="normal" fo:font-weight="bold" style:font-size-asian="12pt" style:font-size-complex="12pt"/>
    </style:style>
    <style:style style:name="T42" style:family="text">
      <style:text-properties fo:font-variant="normal" fo:text-transform="none" fo:color="#333333" loext:opacity="100%" style:font-name="Times New Roman1" fo:font-size="12pt" fo:letter-spacing="normal" fo:font-style="normal" fo:font-weight="bold" style:font-size-asian="12pt" style:font-size-complex="12pt" loext:padding="0in" loext:border="none"/>
    </style:style>
    <style:style style:name="T43" style:family="text">
      <style:text-properties fo:font-variant="normal" fo:text-transform="none" fo:color="#333333" loext:opacity="100%" style:font-name="Times New Roman1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c9211e" loext:opacity="100%" style:font-name="Times New Roman1" fo:letter-spacing="normal" fo:font-style="normal" fo:font-weight="normal" fo:background-color="#ffffff" loext:char-shading-value="0" loext:padding="0in" loext:border="none"/>
    </style:style>
    <style:style style:name="T45" style:family="text">
      <style:text-properties fo:font-variant="normal" fo:text-transform="none" fo:color="#c9211e" loext:opacity="100%" style:font-name="Times New Roman1" fo:letter-spacing="normal" fo:font-style="normal" fo:font-weight="normal" fo:background-color="#eeeeee" loext:char-shading-value="0" loext:padding="0in" loext:border="none"/>
    </style:style>
    <style:style style:name="T46" style:family="text">
      <style:text-properties fo:font-variant="normal" fo:text-transform="none" fo:color="#c9211e" loext:opacity="100%" style:font-name="Times New Roman1" fo:letter-spacing="normal" fo:font-style="normal" fo:font-weight="normal" officeooo:rsid="004c805e" fo:background-color="#eeeeee" loext:char-shading-value="0" loext:padding="0in" loext:border="none"/>
    </style:style>
    <style:style style:name="T47" style:family="text">
      <style:text-properties fo:font-variant="normal" fo:text-transform="none" fo:color="#c9211e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48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49" style:family="text">
      <style:text-properties fo:font-variant="normal" fo:text-transform="none" fo:color="#1c1c1c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50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51" style:family="text">
      <style:text-properties fo:font-variant="normal" fo:text-transform="none" fo:color="#1c1c1c" loext:opacity="100%" style:font-name="Times New Roman1" fo:font-size="12pt" fo:letter-spacing="normal" fo:font-style="normal" fo:font-weight="normal" officeooo:rsid="005c9a6c" fo:background-color="#dddddd" loext:char-shading-value="0" style:font-size-asian="12pt" style:font-weight-asian="normal" style:font-size-complex="12pt" style:font-weight-complex="normal" loext:padding="0in" loext:border="none"/>
    </style:style>
    <style:style style:name="T52" style:family="text">
      <style:text-properties fo:font-variant="normal" fo:text-transform="none" fo:color="#1c1c1c" loext:opacity="100%" style:font-name="Times New Roman1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1c1c1c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54" style:family="text">
      <style:text-properties fo:font-variant="normal" fo:text-transform="none" fo:color="#1c1c1c" loext:opacity="100%" style:font-name="Times New Roman1" fo:font-size="12pt" fo:letter-spacing="normal" fo:font-style="normal" fo:font-weight="normal" officeooo:rsid="009b158a" style:font-size-asian="12pt" style:font-size-complex="12pt" loext:padding="0in" loext:border="none"/>
    </style:style>
    <style:style style:name="T55" style:family="text">
      <style:text-properties fo:font-variant="normal" fo:text-transform="none" fo:color="#1c1c1c" loext:opacity="100%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1c1c1c" loext:opacity="100%" style:font-name="Times New Roman1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57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b2b2b2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59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cccccc" loext:char-shading-value="0" style:font-size-asian="12pt" style:font-size-complex="12pt"/>
    </style:style>
    <style:style style:name="T60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61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62" style:family="text">
      <style:text-properties fo:font-variant="normal" fo:text-transform="none" fo:color="#1c1c1c" loext:opacity="100%" style:font-name="Times New Roman1" fo:font-size="12pt" fo:letter-spacing="normal" fo:font-style="normal" fo:font-weight="normal" officeooo:rsid="009f085f" fo:background-color="#cccccc" loext:char-shading-value="0" style:font-size-asian="12pt" style:font-size-complex="12pt" loext:padding="0in" loext:border="none"/>
    </style:style>
    <style:style style:name="T63" style:family="text">
      <style:text-properties fo:font-variant="normal" fo:text-transform="none" fo:color="#1c1c1c" loext:opacity="100%" style:font-name="Times New Roman1" fo:font-size="12pt" fo:letter-spacing="normal" fo:font-style="normal" fo:font-weight="normal" officeooo:rsid="009f085f" fo:background-color="#ffffff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eeeeee" loext:char-shading-value="0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eeeeee" loext:char-shading-value="0" style:font-size-asian="12pt" style:font-weight-asian="normal" style:font-size-complex="12pt" style:font-weight-complex="normal" loext:padding="0in" loext:border="none"/>
    </style:style>
    <style:style style:name="T66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eeeeee" loext:char-shading-value="0" style:font-size-asian="12pt" style:font-weight-asian="normal" style:font-size-complex="12pt" style:font-weight-complex="normal" loext:padding="0in" loext:border="none"/>
    </style:style>
    <style:style style:name="T67" style:family="text">
      <style:text-properties fo:font-variant="normal" fo:text-transform="none" fo:color="#1c1c1c" loext:opacity="100%" style:font-name="Times New Roman1" fo:font-size="12pt" fo:letter-spacing="normal" fo:font-style="normal" fo:font-weight="normal" fo:background-color="#eeeeee" loext:char-shading-value="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1c1c1c" loext:opacity="100%" style:font-name="Times New Roman1" fo:font-size="12pt" fo:letter-spacing="normal" fo:font-style="normal" fo:font-weight="bold" style:font-size-asian="12pt" style:font-size-complex="12pt"/>
    </style:style>
    <style:style style:name="T69" style:family="text">
      <style:text-properties fo:font-variant="normal" fo:text-transform="none" fo:color="#1c1c1c" loext:opacity="100%" style:font-name="Times New Roman1" fo:font-size="12pt" fo:letter-spacing="normal" fo:font-style="normal" fo:font-weight="bold" style:font-size-asian="12pt" style:font-size-complex="12pt" loext:padding="0in" loext:border="none"/>
    </style:style>
    <style:style style:name="T70" style:family="text">
      <style:text-properties fo:font-variant="normal" fo:text-transform="none" fo:color="#1c1c1c" loext:opacity="100%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1c1c1c" loext:opacity="100%" style:font-name="Times New Roman1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color="#1c1c1c" loext:opacity="100%" style:font-name="Times New Roman1" fo:font-size="12pt" fo:letter-spacing="normal" fo:font-style="normal" style:font-size-asian="12pt" style:font-size-complex="12pt"/>
    </style:style>
    <style:style style:name="T73" style:family="text">
      <style:text-properties fo:font-variant="normal" fo:text-transform="none" fo:color="#1c1c1c" loext:opacity="100%" style:font-name="Times New Roman1" fo:font-size="12pt" fo:letter-spacing="normal" fo:font-style="normal" style:font-size-asian="12pt" style:font-size-complex="12pt" loext:padding="0in" loext:border="none"/>
    </style:style>
    <style:style style:name="T74" style:family="text">
      <style:text-properties fo:font-variant="normal" fo:text-transform="none" fo:color="#111111" loext:opacity="100%" style:font-name="Times New Roman1" fo:letter-spacing="normal" fo:font-style="normal" fo:font-weight="normal" loext:padding="0in" loext:border="none"/>
    </style:style>
    <style:style style:name="T75" style:family="text">
      <style:text-properties fo:font-variant="normal" fo:text-transform="none" fo:color="#111111" loext:opacity="100%" style:font-name="Times New Roman1" fo:letter-spacing="normal" fo:font-style="normal" fo:font-weight="normal" fo:background-color="#999999" loext:char-shading-value="0" loext:padding="0in" loext:border="none"/>
    </style:style>
    <style:style style:name="T76" style:family="text">
      <style:text-properties fo:font-variant="normal" fo:text-transform="none" fo:color="#111111" loext:opacity="100%" style:font-name="Times New Roman1" fo:font-size="12pt" fo:letter-spacing="normal" fo:font-style="normal" fo:font-weight="normal" officeooo:rsid="005c9a6c" style:font-size-asian="12pt" style:font-weight-asian="normal" style:font-size-complex="12pt" style:font-weight-complex="normal" loext:padding="0in" loext:border="none"/>
    </style:style>
    <style:style style:name="T77" style:family="text">
      <style:text-properties fo:font-variant="normal" fo:text-transform="none" fo:color="#111111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78" style:family="text">
      <style:text-properties fo:font-variant="normal" fo:text-transform="none" fo:color="#111111" loext:opacity="100%" style:font-name="Times New Roman1" fo:font-size="12pt" fo:letter-spacing="normal" fo:font-style="normal" fo:font-weight="normal" fo:background-color="#999999" loext:char-shading-value="0" style:font-size-asian="12pt" style:font-size-complex="12pt" loext:padding="0in" loext:border="none"/>
    </style:style>
    <style:style style:name="T79" style:family="text">
      <style:text-properties fo:font-variant="normal" fo:text-transform="none" fo:color="#cccccc" loext:opacity="100%" style:font-name="Times New Roman1" fo:font-size="12pt" fo:letter-spacing="normal" fo:font-style="normal" fo:font-weight="normal" officeooo:rsid="005c9a6c" fo:background-color="#dddddd" loext:char-shading-value="0" style:font-size-asian="12pt" style:font-weight-asian="normal" style:font-size-complex="12pt" style:font-weight-complex="normal" loext:padding="0in" loext:border="none"/>
    </style:style>
    <style:style style:name="T80" style:family="text">
      <style:text-properties fo:font-variant="normal" fo:text-transform="none" fo:color="#384887" loext:opacity="100%" style:font-name="Droid Sans Mono5" fo:font-size="10.5pt" fo:letter-spacing="normal" fo:font-style="normal" fo:font-weight="normal" fo:background-color="#000c18" loext:char-shading-value="0" style:font-size-asian="12pt" style:font-size-complex="12pt" loext:padding="0in" loext:border="none"/>
    </style:style>
    <style:style style:name="T81" style:family="text">
      <style:text-properties fo:font-variant="normal" fo:text-transform="none" fo:color="#6688cc" loext:opacity="100%" style:font-name="Droid Sans Mono5" fo:font-size="10.5pt" fo:letter-spacing="normal" fo:font-style="normal" fo:font-weight="normal" fo:background-color="#000c18" loext:char-shading-value="0" style:font-size-asian="12pt" style:font-size-complex="12pt" loext:padding="0in" loext:border="none"/>
    </style:style>
    <style:style style:name="T82" style:family="text">
      <style:text-properties fo:font-variant="normal" fo:text-transform="none" fo:color="#9966b8" loext:opacity="100%" style:font-name="Droid Sans Mono5" fo:font-size="10.5pt" fo:letter-spacing="normal" fo:font-style="italic" fo:font-weight="normal" fo:background-color="#000c18" loext:char-shading-value="0" style:font-size-asian="12pt" style:font-size-complex="12pt" loext:padding="0in" loext:border="none"/>
    </style:style>
    <style:style style:name="T83" style:family="text">
      <style:text-properties fo:font-variant="normal" fo:text-transform="none" fo:color="#225588" loext:opacity="100%" style:font-name="Droid Sans Mono5" fo:font-size="10.5pt" fo:letter-spacing="normal" fo:font-style="normal" fo:font-weight="normal" fo:background-color="#000c18" loext:char-shading-value="0" style:font-size-asian="12pt" style:font-size-complex="12pt" loext:padding="0in" loext:border="none"/>
    </style:style>
    <style:style style:name="T84" style:family="text">
      <style:text-properties fo:font-variant="normal" fo:text-transform="none" fo:color="#ddbb88" loext:opacity="100%" style:font-name="Droid Sans Mono5" fo:font-size="10.5pt" fo:letter-spacing="normal" fo:font-style="normal" fo:font-weight="normal" fo:background-color="#000c18" loext:char-shading-value="0" style:font-size-asian="12pt" style:font-size-complex="12pt" loext:padding="0in" loext:border="none"/>
    </style:style>
    <style:style style:name="T85" style:family="text">
      <style:text-properties fo:font-variant="normal" fo:text-transform="none" fo:color="#22aa44" loext:opacity="100%" style:font-name="Droid Sans Mono5" fo:font-size="10.5pt" fo:letter-spacing="normal" fo:font-style="normal" fo:font-weight="normal" fo:background-color="#000c18" loext:char-shading-value="0" style:font-size-asian="12pt" style:font-size-complex="12pt" loext:padding="0in" loext:border="none"/>
    </style:style>
    <style:style style:name="T86" style:family="text">
      <style:text-properties fo:font-variant="normal" fo:text-transform="none" fo:color="#000000" loext:opacity="100%" style:font-name="Times New Roman1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87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88" style:family="text">
      <style:text-properties fo:font-variant="normal" fo:text-transform="none" fo:color="#000000" loext:opacity="100%" style:font-name="Times New Roman1" fo:font-size="14pt" fo:letter-spacing="-0.0102in" fo:font-style="normal" fo:font-weight="bold" style:font-size-asian="14pt" style:font-size-complex="14pt"/>
    </style:style>
    <style:style style:name="T89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 loext:padding="0in" loext:border="none"/>
    </style:style>
    <style:style style:name="T90" style:family="text">
      <style:text-properties fo:font-variant="normal" fo:text-transform="none" fo:color="#000000" loext:opacity="100%" style:font-name="Times New Roman1" fo:font-size="14pt" fo:letter-spacing="normal" fo:font-style="normal" fo:font-weight="normal" fo:background-color="#dddddd" loext:char-shading-value="0" style:font-size-asian="14pt" style:font-size-complex="14pt" loext:padding="0in" loext:border="none"/>
    </style:style>
    <style:style style:name="T91" style:family="text">
      <style:text-properties fo:font-variant="normal" fo:text-transform="none" style:font-name="Times New Roman1" fo:font-size="12pt" fo:letter-spacing="normal" fo:font-style="normal" fo:font-weight="normal" style:font-size-asian="12pt" style:font-size-complex="12pt"/>
    </style:style>
    <style:style style:name="T92" style:family="text">
      <style:text-properties fo:font-variant="normal" fo:text-transform="none" style:font-name="Times New Roman1" fo:font-size="12pt" fo:letter-spacing="normal" fo:font-style="normal" fo:font-weight="normal" style:font-size-asian="12pt" style:font-size-complex="12pt" loext:padding="0in" loext:border="none"/>
    </style:style>
    <style:style style:name="T93" style:family="text">
      <style:text-properties fo:font-variant="normal" fo:text-transform="none" style:font-name="Times New Roman1" fo:font-size="12pt" fo:letter-spacing="normal" fo:font-style="normal" fo:font-weight="bold" style:font-size-asian="12pt" style:font-size-complex="12pt"/>
    </style:style>
    <style:style style:name="T94" style:family="text">
      <style:text-properties fo:font-variant="normal" fo:text-transform="none" style:font-name="Times New Roman1" fo:font-size="12pt" fo:letter-spacing="normal" fo:font-style="normal" fo:font-weight="bold" style:font-size-asian="12pt" style:font-size-complex="12pt" loext:padding="0in" loext:border="none"/>
    </style:style>
    <style:style style:name="T95" style:family="text">
      <style:text-properties fo:font-variant="normal" fo:text-transform="none" fo:color="#ffffff" loext:opacity="100%" style:font-name="Times New Roman1" fo:font-size="12pt" fo:letter-spacing="normal" fo:font-style="normal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96" style:family="text">
      <style:text-properties fo:font-variant="normal" fo:text-transform="none" fo:color="#ffffff" loext:opacity="100%" style:font-name="Times New Roman1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97" style:family="text">
      <style:text-properties fo:color="#9966b8" loext:opacity="100%" fo:font-style="italic"/>
    </style:style>
    <style:style style:name="T98" style:family="text">
      <style:text-properties fo:color="#225588" loext:opacity="100%"/>
    </style:style>
    <style:style style:name="T99" style:family="text">
      <style:text-properties fo:color="#22aa44" loext:opacity="100%"/>
    </style:style>
    <style:style style:name="T100" style:family="text">
      <style:text-properties fo:color="#1c1c1c" loext:opacity="100%" style:font-name="Times New Roman1" fo:font-size="12pt" fo:background-color="#ffffff" loext:char-shading-value="0" style:font-size-asian="12pt" style:font-size-complex="12pt" loext:padding="0in" loext:border="none"/>
    </style:style>
    <style:style style:name="T101" style:family="text">
      <style:text-properties style:font-name="Tibetan Machine Uni" fo:font-size="13pt" fo:font-weight="normal" officeooo:rsid="005c9a6c" style:font-size-asian="13pt" style:font-weight-asian="normal" style:font-size-complex="13pt" style:font-weight-complex="normal"/>
    </style:style>
    <style:style style:name="T102" style:family="text">
      <style:text-properties fo:color="#ddbb88" loext:opacity="100%"/>
    </style:style>
    <style:style style:name="T103" style:family="text">
      <style:text-properties fo:color="#2277ff" loext:opacity="100%" fo:font-style="italic"/>
    </style:style>
    <style:style style:name="T104" style:family="text">
      <style:text-properties fo:color="#384887" loext:opacity="100%" style:font-name="Times New Roman1" fo:font-size="12pt" fo:font-weight="normal" fo:background-color="#000c18" loext:char-shading-value="0" style:font-size-asian="12pt" style:font-size-complex="12pt"/>
    </style:style>
    <style:style style:name="T105" style:family="text">
      <style:text-properties fo:font-weight="normal" fo:background-color="#cccccc" loext:char-shading-value="0" style:font-weight-asian="normal" style:font-weight-complex="normal"/>
    </style:style>
    <style:style style:name="T106" style:family="text">
      <style:text-properties fo:font-size="14pt" style:font-size-asian="14pt" style:font-size-complex="14pt"/>
    </style:style>
    <style:style style:name="T107" style:family="text">
      <style:text-properties fo:font-size="14pt" fo:background-color="#b2b2b2" loext:char-shading-value="0" style:font-size-asian="14pt" style:font-size-complex="14pt"/>
    </style:style>
    <style:style style:name="T108" style:family="text">
      <style:text-properties style:font-name="Times New Roman1" fo:font-size="14pt" style:font-size-asian="14pt" style:font-size-complex="14pt"/>
    </style:style>
    <style:style style:name="T109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10" style:family="text">
      <style:text-properties style:font-name="Times New Roman1" fo:font-size="12pt" fo:font-weight="normal" officeooo:rsid="009a22aa" style:font-size-asian="12pt" style:font-weight-asian="normal" style:font-size-complex="12pt" style:font-weight-complex="normal"/>
    </style:style>
    <style:style style:name="T111" style:family="text">
      <style:text-properties fo:color="#ffffff" loext:opacity="100%" style:font-name="Times New Roman1" fo:font-size="12pt" fo:font-weight="normal" fo:background-color="#808080" loext:char-shading-value="0" style:font-size-asian="12pt" style:font-weight-asian="normal" style:font-size-complex="12pt" style:font-weight-complex="normal"/>
    </style:style>
    <style:style style:name="T112" style:family="text">
      <style:text-properties fo:color="#9966b8" loext:opacity="100%" style:font-name="Droid Sans Mono" fo:font-size="10.5pt" fo:font-style="italic" style:font-name-complex="Droid Sans Mono"/>
    </style:style>
    <style:style style:name="T113" style:family="text">
      <style:text-properties fo:color="#6688cc" loext:opacity="100%" style:font-name="Droid Sans Mono" fo:font-size="10.5pt" style:font-name-complex="Droid Sans Mono"/>
    </style:style>
    <style:style style:name="T114" style:family="text">
      <style:text-properties fo:color="#225588" loext:opacity="100%" style:font-name="Droid Sans Mono" fo:font-size="10.5pt" style:font-name-complex="Droid Sans Mono"/>
    </style:style>
    <style:style style:name="T115" style:family="text">
      <style:text-properties fo:color="#ddbb88" loext:opacity="100%" style:font-name="Droid Sans Mono" fo:font-size="10.5pt" style:font-name-complex="Droid Sans Mono"/>
    </style:style>
    <style:style style:name="T116" style:family="text">
      <style:text-properties fo:color="#22aa44" loext:opacity="100%" style:font-name="Droid Sans Mono" fo:font-size="10.5pt" style:font-name-complex="Droid Sans Mono"/>
    </style:style>
    <style:style style:name="T117" style:family="text">
      <style:text-properties fo:color="#2277ff" loext:opacity="100%" style:font-name="Droid Sans Mono" fo:font-size="10.5pt" fo:font-style="italic" style:font-name-complex="Droid Sans Mono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0.5pt" style:language-asian="zh" style:country-asian="CN" style:font-style-asian="normal" style:font-weight-asian="normal" style:font-name-complex="Lohit Devanagari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color="#9966b8" loext:opacity="100%" style:font-name="Liberation Mono3" style:font-name-asian="Droid Sans Mono" style:font-size-asian="10.5pt" style:font-style-asian="italic" style:font-name-complex="Liberation Mono3"/>
    </style:style>
    <style:style style:name="T120" style:family="text">
      <style:text-properties fo:color="#6688cc" loext:opacity="100%" style:font-name="Liberation Mono3" style:font-name-asian="Droid Sans Mono" style:font-size-asian="10.5pt" style:font-name-complex="Liberation Mono3"/>
    </style:style>
    <style:style style:name="T121" style:family="text">
      <style:text-properties fo:color="#225588" loext:opacity="100%" style:font-name="Liberation Mono3" style:font-name-asian="Droid Sans Mono" style:font-size-asian="10.5pt" style:font-name-complex="Liberation Mono3"/>
    </style:style>
    <style:style style:name="T122" style:family="text">
      <style:text-properties fo:color="#ddbb88" loext:opacity="100%" style:font-name="Liberation Mono3" style:font-name-asian="Droid Sans Mono" style:font-size-asian="10.5pt" style:font-name-complex="Liberation Mono3"/>
    </style:style>
    <style:style style:name="T123" style:family="text">
      <style:text-properties fo:color="#22aa44" loext:opacity="100%" style:font-name="Liberation Mono3" style:font-name-asian="Droid Sans Mono" style:font-size-asian="10.5pt" style:font-name-complex="Liberation Mono3"/>
    </style:style>
    <style:style style:name="T124" style:family="text">
      <style:text-properties fo:color="#9966b8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25" style:family="text">
      <style:text-properties fo:color="#6688cc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26" style:family="text">
      <style:text-properties fo:color="#225588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27" style:family="text">
      <style:text-properties fo:color="#ddbb88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28" style:family="text">
      <style:text-properties fo:color="#22aa44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29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130" style:family="text">
      <style:text-properties fo:color="#2277ff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31" style:family="text">
      <style:text-properties fo:color="#f280d0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32" style:family="text">
      <style:text-properties fo:color="#9966b8" loext:opacity="100%" style:font-name="Times New Roman1" fo:font-size="12pt" fo:font-style="normal" style:font-name-asian="Droid Sans Mono" style:font-size-asian="12pt" style:font-style-asian="normal" style:font-name-complex="Liberation Mono3" style:font-size-complex="12pt" style:font-style-complex="normal"/>
    </style:style>
    <style:style style:name="T133" style:family="text">
      <style:text-properties fo:color="#6688cc" loext:opacity="100%" style:font-name="Times New Roman1" fo:font-size="12pt" fo:font-style="normal" style:font-name-asian="Droid Sans Mono" style:font-size-asian="12pt" style:font-style-asian="normal" style:font-name-complex="Liberation Mono3" style:font-size-complex="12pt" style:font-style-complex="normal"/>
    </style:style>
    <style:style style:name="T134" style:family="text">
      <style:text-properties fo:color="#225588" loext:opacity="100%" style:font-name="Times New Roman1" fo:font-size="12pt" fo:font-style="normal" style:font-name-asian="Droid Sans Mono" style:font-size-asian="12pt" style:font-style-asian="normal" style:font-name-complex="Liberation Mono3" style:font-size-complex="12pt" style:font-style-complex="normal"/>
    </style:style>
    <style:style style:name="T135" style:family="text">
      <style:text-properties fo:color="#ddbb88" loext:opacity="100%" style:font-name="Times New Roman1" fo:font-size="12pt" fo:font-style="normal" style:font-name-asian="Droid Sans Mono" style:font-size-asian="12pt" style:font-style-asian="normal" style:font-name-complex="Liberation Mono3" style:font-size-complex="12pt" style:font-style-complex="normal"/>
    </style:style>
    <style:style style:name="T136" style:family="text">
      <style:text-properties fo:color="#22aa44" loext:opacity="100%" style:font-name="Times New Roman1" fo:font-size="12pt" fo:font-style="normal" style:font-name-asian="Droid Sans Mono" style:font-size-asian="12pt" style:font-style-asian="normal" style:font-name-complex="Liberation Mono3" style:font-size-complex="12pt" style:font-style-complex="normal"/>
    </style:style>
    <style:style style:name="T137" style:family="text">
      <style:text-properties fo:font-variant="normal" fo:text-transform="none" fo:color="#9966b8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fo:color="#6688cc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9" style:family="text">
      <style:text-properties fo:font-variant="normal" fo:text-transform="none" fo:color="#225588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fo:color="#ddbb88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font-variant="normal" fo:text-transform="none" fo:color="#22aa44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variant="normal" fo:text-transform="none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variant="normal" fo:text-transform="none" fo:color="#2277ff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1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color="#9966b8" loext:opacity="100%" style:font-name="Droid Sans Mono" fo:font-size="12pt" fo:font-style="italic" fo:font-weight="normal" style:font-size-asian="12pt" style:font-weight-asian="normal" style:font-name-complex="Droid Sans Mono" style:font-size-complex="12pt" style:font-weight-complex="normal"/>
    </style:style>
    <style:style style:name="T146" style:family="text">
      <style:text-properties fo:color="#6688cc" loext:opacity="100%" style:font-name="Droid Sans Mono" fo:font-size="12pt" fo:font-weight="normal" style:font-size-asian="12pt" style:font-weight-asian="normal" style:font-name-complex="Droid Sans Mono" style:font-size-complex="12pt" style:font-weight-complex="normal"/>
    </style:style>
    <style:style style:name="T147" style:family="text">
      <style:text-properties fo:color="#225588" loext:opacity="100%" style:font-name="Droid Sans Mono" fo:font-size="12pt" fo:font-weight="normal" style:font-size-asian="12pt" style:font-weight-asian="normal" style:font-name-complex="Droid Sans Mono" style:font-size-complex="12pt" style:font-weight-complex="normal"/>
    </style:style>
    <style:style style:name="T148" style:family="text">
      <style:text-properties fo:color="#ddbb88" loext:opacity="100%" style:font-name="Droid Sans Mono" fo:font-size="12pt" fo:font-weight="normal" style:font-size-asian="12pt" style:font-weight-asian="normal" style:font-name-complex="Droid Sans Mono" style:font-size-complex="12pt" style:font-weight-complex="normal"/>
    </style:style>
    <style:style style:name="T149" style:family="text">
      <style:text-properties fo:color="#22aa44" loext:opacity="100%" style:font-name="Droid Sans Mono" fo:font-size="12pt" fo:font-weight="normal" style:font-size-asian="12pt" style:font-weight-asian="normal" style:font-name-complex="Droid Sans Mono" style:font-size-complex="12pt" style:font-weight-complex="normal"/>
    </style:style>
    <style:style style:name="T150" style:family="text">
      <style:text-properties fo:font-size="12pt" fo:font-weight="normal" style:font-size-asian="12pt" style:font-weight-asian="normal" style:font-size-complex="12pt" style:font-weight-complex="normal"/>
    </style:style>
    <style:style style:name="T151" style:family="text">
      <style:text-properties fo:color="#2277ff" loext:opacity="100%" style:font-name="Droid Sans Mono" fo:font-size="12pt" fo:font-style="italic" fo:font-weight="normal" style:font-size-asian="12pt" style:font-weight-asian="normal" style:font-name-complex="Droid Sans Mono" style:font-size-complex="12pt" style:font-weight-complex="normal"/>
    </style:style>
    <style:style style:name="T152" style:family="text">
      <style:text-properties fo:color="#9966b8" loext:opacity="100%" style:font-name="Liberation Mono3" fo:font-size="12pt" fo:letter-spacing="-0.0059in" style:font-name-asian="Droid Sans Mono" style:font-size-asian="10.5pt" style:font-style-asian="italic" style:font-name-complex="Liberation Mono3" style:font-size-complex="14pt"/>
    </style:style>
    <style:style style:name="T153" style:family="text">
      <style:text-properties fo:color="#6688cc" loext:opacity="100%"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T154" style:family="text">
      <style:text-properties fo:color="#225588" loext:opacity="100%"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T155" style:family="text">
      <style:text-properties fo:color="#ddbb88" loext:opacity="100%"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T156" style:family="text">
      <style:text-properties fo:color="#22aa44" loext:opacity="100%" style:font-name="Liberation Mono3" fo:font-size="12pt" fo:letter-spacing="-0.0059in" style:font-name-asian="Droid Sans Mono" style:font-size-asian="10.5pt" style:font-name-complex="Liberation Mono3" style:font-size-complex="14pt"/>
    </style:style>
    <style:style style:name="T157" style:family="text">
      <style:text-properties fo:font-size="12pt"/>
    </style:style>
    <style:style style:name="T158" style:family="text">
      <style:text-properties fo:color="#6688cc" loext:opacity="100%" style:font-name="Droid Sans Mono" fo:font-size="10.5pt" fo:letter-spacing="-0.0059in" style:font-name-asian="Droid Sans Mono" style:font-size-asian="10.5pt" style:font-name-complex="Droid Sans Mono" style:font-size-complex="14pt"/>
    </style:style>
    <style:style style:name="T159" style:family="text">
      <style:text-properties fo:color="#ddbb88" loext:opacity="100%" style:font-name="Droid Sans Mono" fo:font-size="10.5pt" fo:letter-spacing="-0.0059in" style:font-name-asian="Droid Sans Mono" style:font-size-asian="10.5pt" style:font-name-complex="Droid Sans Mono" style:font-size-complex="14pt"/>
    </style:style>
    <style:style style:name="T160" style:family="text">
      <style:text-properties fo:color="#2277ff" loext:opacity="100%" style:font-name="Droid Sans Mono" fo:font-size="10.5pt" fo:letter-spacing="-0.0059in" fo:font-style="italic" style:font-name-asian="Droid Sans Mono" style:font-size-asian="10.5pt" style:font-name-complex="Droid Sans Mono" style:font-size-complex="14pt"/>
    </style:style>
    <style:style style:name="T161" style:family="text">
      <style:text-properties fo:color="#333333" loext:opacity="100%" style:font-name="Droid Sans Mono" fo:font-size="10.5pt" style:font-name-complex="Droid Sans Mono"/>
    </style:style>
    <style:style style:name="T162" style:family="text">
      <style:text-properties fo:color="#9966b8" loext:opacity="100%" style:font-name="Liberation Mono3" fo:font-size="12pt" style:font-name-asian="Droid Sans Mono" style:font-size-asian="10.5pt" style:font-style-asian="italic" style:font-name-complex="Liberation Mono3"/>
    </style:style>
    <style:style style:name="T163" style:family="text">
      <style:text-properties fo:color="#6688cc" loext:opacity="100%" style:font-name="Liberation Mono3" fo:font-size="12pt" style:font-name-asian="Droid Sans Mono" style:font-size-asian="10.5pt" style:font-name-complex="Liberation Mono3"/>
    </style:style>
    <style:style style:name="T164" style:family="text">
      <style:text-properties fo:color="#225588" loext:opacity="100%" style:font-name="Liberation Mono3" fo:font-size="12pt" style:font-name-asian="Droid Sans Mono" style:font-size-asian="10.5pt" style:font-name-complex="Liberation Mono3"/>
    </style:style>
    <style:style style:name="T165" style:family="text">
      <style:text-properties fo:color="#ddbb88" loext:opacity="100%" style:font-name="Liberation Mono3" fo:font-size="12pt" style:font-name-asian="Droid Sans Mono" style:font-size-asian="10.5pt" style:font-name-complex="Liberation Mono3"/>
    </style:style>
    <style:style style:name="T166" style:family="text">
      <style:text-properties fo:color="#22aa44" loext:opacity="100%" style:font-name="Liberation Mono3" fo:font-size="12pt" style:font-name-asian="Droid Sans Mono" style:font-size-asian="10.5pt" style:font-name-complex="Liberation Mono3"/>
    </style:style>
    <style:style style:name="T167" style:family="text">
      <style:text-properties fo:color="#384887" loext:opacity="100%" style:font-name="Liberation Mono3" fo:font-size="12pt" style:font-name-asian="Droid Sans Mono" style:font-size-asian="10.5pt" style:font-name-complex="Liberation Mono3"/>
    </style:style>
    <style:style style:name="T168" style:family="text">
      <style:text-properties fo:color="#384887" loext:opacity="100%" style:font-name="Droid Sans Mono" fo:font-size="12pt" style:font-name-asian="Droid Sans Mono" style:font-size-asian="10.5pt" style:font-name-complex="Droid Sans Mono"/>
    </style:style>
    <style:style style:name="T169" style:family="text">
      <style:text-properties fo:color="#9966b8" loext:opacity="100%" style:font-name="Droid Sans Mono" fo:font-size="10.5pt" fo:font-style="italic" style:font-name-asian="Droid Sans Mono" style:font-size-asian="10.5pt" style:font-name-complex="Droid Sans Mono"/>
    </style:style>
    <style:style style:name="T170" style:family="text">
      <style:text-properties fo:color="#6688cc" loext:opacity="100%" style:font-name="Droid Sans Mono" fo:font-size="10.5pt" style:font-name-asian="Droid Sans Mono" style:font-size-asian="10.5pt" style:font-name-complex="Droid Sans Mono"/>
    </style:style>
    <style:style style:name="T171" style:family="text">
      <style:text-properties fo:color="#225588" loext:opacity="100%" style:font-name="Droid Sans Mono" fo:font-size="10.5pt" style:font-name-asian="Droid Sans Mono" style:font-size-asian="10.5pt" style:font-name-complex="Droid Sans Mono"/>
    </style:style>
    <style:style style:name="T172" style:family="text">
      <style:text-properties fo:color="#ddbb88" loext:opacity="100%" style:font-name="Droid Sans Mono" fo:font-size="10.5pt" style:font-name-asian="Droid Sans Mono" style:font-size-asian="10.5pt" style:font-name-complex="Droid Sans Mono"/>
    </style:style>
    <style:style style:name="T173" style:family="text">
      <style:text-properties fo:color="#22aa44" loext:opacity="100%" style:font-name="Droid Sans Mono" fo:font-size="10.5pt" style:font-name-asian="Droid Sans Mono" style:font-size-asian="10.5pt" style:font-name-complex="Droid Sans Mono"/>
    </style:style>
    <style:style style:name="T174" style:family="text">
      <style:text-properties fo:color="#6688cc" loext:opacity="100%" style:font-name="Droid Sans Mono" fo:font-size="12pt" style:font-name-asian="Droid Sans Mono" style:font-size-asian="10.5pt" style:font-name-complex="Droid Sans Mono"/>
    </style:style>
    <style:style style:name="T175" style:family="text">
      <style:text-properties fo:color="#2277ff" loext:opacity="100%" style:font-name="Droid Sans Mono" fo:font-size="10.5pt" fo:font-style="italic" style:font-name-asian="Droid Sans Mono" style:font-size-asian="10.5pt" style:font-name-complex="Droid Sans Mono"/>
    </style:style>
    <style:style style:name="T176" style:family="text">
      <style:text-properties fo:color="#384887" loext:opacity="100%" style:font-name="Droid Sans Mono" fo:font-size="10.5pt" style:font-name-asian="Droid Sans Mono" style:font-size-asian="10.5pt" style:font-name-complex="Droid Sans Mono"/>
    </style:style>
    <style:style style:name="T177" style:family="text">
      <style:text-properties fo:color="#6688cc" loext:opacity="100%" style:font-name="Droid Sans Mono" fo:font-size="14pt" style:font-name-complex="Droid Sans Mono" style:font-size-complex="14pt"/>
    </style:style>
    <style:style style:name="T178" style:family="text">
      <style:text-properties fo:color="#f280d0" loext:opacity="100%" style:font-name="Droid Sans Mono" fo:font-size="10.5pt" style:font-name-complex="Droid Sans Mono"/>
    </style:style>
    <style:style style:name="T179" style:family="text">
      <style:text-properties fo:font-variant="normal" fo:text-transform="none" fo:color="#9966b8" loext:opacity="100%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style-asian="italic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0" style:family="text">
      <style:text-properties fo:font-variant="normal" fo:text-transform="none" fo:color="#6688cc" loext:opacity="100%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1" style:family="text">
      <style:text-properties fo:font-variant="normal" fo:text-transform="none" fo:color="#225588" loext:opacity="100%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2" style:family="text">
      <style:text-properties fo:font-variant="normal" fo:text-transform="none" fo:color="#ddbb88" loext:opacity="100%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3" style:family="text">
      <style:text-properties fo:font-variant="normal" fo:text-transform="none" fo:color="#22aa44" loext:opacity="100%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4" style:family="text">
      <style:text-properties fo:font-variant="normal" fo:text-transform="none" fo:color="#384887" loext:opacity="100%" style:text-outline="false" style:text-line-through-style="none" style:text-line-through-type="none" style:text-position="0% 100%" style:font-name="Liberation Mono3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Liberation Mono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fo:color="#384887" loext:opacity="100%" style:text-outline="false" style:text-line-through-style="none" style:text-line-through-type="none" style:text-position="0% 100%" style:font-name="Droid Sans Mono" fo:font-size="10.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font-variant="normal" fo:text-transform="none" fo:color="#9966b8" loext:opacity="100%" style:text-outline="false" style:text-line-through-style="none" style:text-line-through-type="none" style:text-position="0% 100%" style:font-name="Droid Sans Mono" fo:font-size="10.5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8" style:family="text">
      <style:text-properties fo:font-variant="normal" fo:text-transform="none" fo:color="#6688cc" loext:opacity="100%" style:text-outline="false" style:text-line-through-style="none" style:text-line-through-type="none" style:text-position="0% 100%" style:font-name="Droid Sans Mono" fo:font-size="10.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fo:color="#225588" loext:opacity="100%" style:text-outline="false" style:text-line-through-style="none" style:text-line-through-type="none" style:text-position="0% 100%" style:font-name="Droid Sans Mono" fo:font-size="10.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font-variant="normal" fo:text-transform="none" fo:color="#ddbb88" loext:opacity="100%" style:text-outline="false" style:text-line-through-style="none" style:text-line-through-type="none" style:text-position="0% 100%" style:font-name="Droid Sans Mono" fo:font-size="10.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fo:color="#22aa44" loext:opacity="100%" style:text-outline="false" style:text-line-through-style="none" style:text-line-through-type="none" style:text-position="0% 100%" style:font-name="Droid Sans Mono" fo:font-size="10.5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fo:font-variant="normal" fo:text-transform="none" fo:color="#2277ff" loext:opacity="100%" style:text-outline="false" style:text-line-through-style="none" style:text-line-through-type="none" style:text-position="0% 100%" style:font-name="Droid Sans Mono" fo:font-size="10.5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Mono" style:font-size-asian="10.5pt" style:language-asian="zh" style:country-asian="CN" style:font-weight-asian="normal" style:font-name-complex="Droid Sans Mono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style:font-name="Liberation Mono3" fo:font-size="12pt" style:font-name-asian="Droid Sans Mono" style:font-size-asian="10.5pt" style:font-name-complex="Liberation Mono3"/>
    </style:style>
    <style:style style:name="T194" style:family="text">
      <style:text-properties fo:color="#225588" loext:opacity="100%" style:font-name="Droid Sans Mono" fo:font-size="12pt" style:font-name-asian="Droid Sans Mono" style:font-size-asian="10.5pt" style:font-name-complex="Droid Sans Mono"/>
    </style:style>
    <style:style style:name="T195" style:family="text">
      <style:text-properties fo:color="#384887" loext:opacity="100%" style:font-name="Times New Roman1" fo:font-size="12pt" fo:font-style="normal" style:font-size-asian="12pt" style:font-style-asian="normal" style:font-name-complex="Droid Sans Mono" style:font-size-complex="12pt" style:font-style-complex="normal"/>
    </style:style>
    <style:style style:name="T196" style:family="text">
      <style:text-properties fo:font-variant="normal" fo:text-transform="none" fo:color="#0000ff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98" style:family="text">
      <style:text-properties fo:font-variant="normal" fo:text-transform="none" fo:color="#000080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00" style:family="text">
      <style:text-properties fo:font-variant="normal" fo:text-transform="none" fo:color="#804000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1" style:family="text">
      <style:text-properties fo:font-variant="normal" fo:text-transform="none" fo:color="#008000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02" style:family="text">
      <style:text-properties fo:font-variant="normal" fo:text-transform="none" fo:color="#ff8000" loext:opacity="100%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2pt" style:language-asian="zh" style:country-asian="CN" style:font-style-asian="norm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03" style:family="text">
      <style:text-properties fo:color="#9966b8" loext:opacity="100%" style:font-name="Droid Sans Mono" fo:font-size="10.5pt" fo:font-style="italic" fo:font-weight="normal" style:font-size-asian="12pt" style:font-weight-asian="normal" style:font-name-complex="Droid Sans Mono" style:font-size-complex="14pt" style:font-weight-complex="normal"/>
    </style:style>
    <style:style style:name="T204" style:family="text">
      <style:text-properties fo:color="#6688cc" loext:opacity="100%" style:font-name="Droid Sans Mono" fo:font-size="10.5pt" fo:font-weight="normal" style:font-size-asian="12pt" style:font-weight-asian="normal" style:font-name-complex="Droid Sans Mono" style:font-size-complex="14pt" style:font-weight-complex="normal"/>
    </style:style>
    <style:style style:name="T205" style:family="text">
      <style:text-properties fo:color="#ffeebb" loext:opacity="100%" style:font-name="Droid Sans Mono" fo:font-size="10.5pt" style:text-underline-style="solid" style:text-underline-width="auto" style:text-underline-color="font-color" fo:font-weight="normal" style:font-size-asian="12pt" style:font-weight-asian="normal" style:font-name-complex="Droid Sans Mono" style:font-size-complex="14pt" style:font-weight-complex="normal"/>
    </style:style>
    <style:style style:name="T206" style:family="text">
      <style:text-properties fo:color="#225588" loext:opacity="100%" style:font-name="Droid Sans Mono" fo:font-size="10.5pt" fo:font-weight="normal" style:font-size-asian="12pt" style:font-weight-asian="normal" style:font-name-complex="Droid Sans Mono" style:font-size-complex="14pt" style:font-weight-complex="normal"/>
    </style:style>
    <style:style style:name="T207" style:family="text">
      <style:text-properties fo:color="#ddbb88" loext:opacity="100%" style:font-name="Droid Sans Mono" fo:font-size="10.5pt" fo:font-weight="normal" style:font-size-asian="12pt" style:font-weight-asian="normal" style:font-name-complex="Droid Sans Mono" style:font-size-complex="14pt" style:font-weight-complex="normal"/>
    </style:style>
    <style:style style:name="T208" style:family="text">
      <style:text-properties fo:color="#22aa44" loext:opacity="100%" style:font-name="Droid Sans Mono" fo:font-size="10.5pt" fo:font-weight="normal" style:font-size-asian="12pt" style:font-weight-asian="normal" style:font-name-complex="Droid Sans Mono" style:font-size-complex="14pt" style:font-weight-complex="normal"/>
    </style:style>
    <style:style style:name="T209" style:family="text">
      <style:text-properties fo:color="#2277ff" loext:opacity="100%" style:font-name="Droid Sans Mono" fo:font-size="10.5pt" fo:font-style="italic" fo:font-weight="normal" style:font-size-asian="12pt" style:font-weight-asian="normal" style:font-name-complex="Droid Sans Mono" style:font-size-complex="14pt" style:font-weight-complex="normal"/>
    </style:style>
    <style:style style:name="T210" style:family="text">
      <style:text-properties fo:color="#f280d0" loext:opacity="100%" style:font-name="Droid Sans Mono" fo:font-size="10.5pt" fo:font-weight="normal" style:font-size-asian="12pt" style:font-weight-asian="normal" style:font-name-complex="Droid Sans Mono" style:font-size-complex="14pt" style:font-weight-complex="normal"/>
    </style:style>
    <style:style style:name="T211" style:family="text">
      <style:text-properties fo:color="#9966b8" loext:opacity="100%" style:font-name="Times New Roman1" fo:font-size="12pt" fo:font-style="italic" style:font-size-asian="12pt" style:font-name-complex="Droid Sans Mono" style:font-size-complex="14pt"/>
    </style:style>
    <style:style style:name="T212" style:family="text">
      <style:text-properties fo:color="#6688cc" loext:opacity="100%" style:font-name="Times New Roman1" fo:font-size="12pt" style:font-size-asian="12pt" style:font-name-complex="Droid Sans Mono" style:font-size-complex="14pt"/>
    </style:style>
    <style:style style:name="T213" style:family="text">
      <style:text-properties fo:color="#225588" loext:opacity="100%" style:font-name="Times New Roman1" fo:font-size="12pt" style:font-size-asian="12pt" style:font-name-complex="Droid Sans Mono" style:font-size-complex="14pt"/>
    </style:style>
    <style:style style:name="T214" style:family="text">
      <style:text-properties fo:color="#22aa44" loext:opacity="100%" style:font-name="Times New Roman1" fo:font-size="12pt" style:font-size-asian="12pt" style:font-name-complex="Droid Sans Mono" style:font-size-complex="14pt"/>
    </style:style>
    <style:style style:name="T215" style:family="text">
      <style:text-properties fo:color="#384887" loext:opacity="100%" style:font-name="Times New Roman1" fo:font-size="12pt" style:font-size-asian="12pt" style:font-name-complex="Droid Sans Mono" style:font-size-complex="14pt"/>
    </style:style>
    <style:style style:name="T216" style:family="text">
      <style:text-properties style:font-name="Times New Roman1" fo:font-size="12pt" style:font-name-complex="Droid Sans Mono"/>
    </style:style>
    <style:style style:name="T217" style:family="text">
      <style:text-properties fo:color="#9966b8" loext:opacity="100%" style:font-name="Courier New" fo:font-size="12pt" fo:font-style="italic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18" style:family="text">
      <style:text-properties fo:color="#6688cc" loext:opacity="100%" style:font-name="Courier New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19" style:family="text">
      <style:text-properties fo:color="#225588" loext:opacity="100%" style:font-name="Courier New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20" style:family="text">
      <style:text-properties fo:color="#ddbb88" loext:opacity="100%" style:font-name="Courier New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21" style:family="text">
      <style:text-properties fo:color="#22aa44" loext:opacity="100%" style:font-name="Courier New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22" style:family="text">
      <style:text-properties fo:color="#569cd6" loext:opacity="100%" style:font-name="Courier New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23" style:family="text">
      <style:text-properties fo:color="#2277ff" loext:opacity="100%" style:font-name="Courier New" fo:font-size="12pt" fo:font-style="italic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24" style:family="text">
      <style:text-properties fo:color="#6a9955" loext:opacity="100%" style:font-name="Times New Roman1" fo:font-size="11pt" fo:font-weight="bold" style:font-size-asian="11pt" style:font-weight-asian="bold" style:font-name-complex="Droid Sans Mono" style:font-size-complex="11pt" style:font-weight-complex="bold"/>
    </style:style>
    <style:style style:name="T225" style:family="text">
      <style:text-properties fo:color="#225588" loext:opacity="100%" style:font-name="Times New Roman1" fo:font-size="12pt" fo:font-weight="normal" style:font-size-asian="12pt" style:font-weight-asian="normal" style:font-name-complex="Droid Sans Mono" style:font-size-complex="12pt" style:font-weight-complex="normal"/>
    </style:style>
    <style:style style:name="T226" style:family="text">
      <style:text-properties fo:color="#6688cc" loext:opacity="100%" style:font-name="Times New Roman1" fo:font-size="12pt" fo:font-weight="normal" style:font-size-asian="12pt" style:font-weight-asian="normal" style:font-name-complex="Droid Sans Mono" style:font-size-complex="12pt" style:font-weight-complex="normal"/>
    </style:style>
    <style:style style:name="T227" style:family="text">
      <style:text-properties fo:color="#384887" loext:opacity="100%" style:font-name="Times New Roman1" fo:font-size="12pt" fo:font-weight="normal" style:font-size-asian="12pt" style:font-weight-asian="normal" style:font-name-complex="Droid Sans Mono" style:font-size-complex="12pt" style:font-weight-complex="normal"/>
    </style:style>
    <style:style style:name="T228" style:family="text">
      <style:text-properties fo:color="#6a9955" loext:opacity="100%" style:font-name="Times New Roman1" fo:font-size="11pt" fo:font-weight="normal" style:font-size-asian="11pt" style:font-weight-asian="normal" style:font-name-complex="Droid Sans Mono" style:font-size-complex="11pt" style:font-weight-complex="normal"/>
    </style:style>
    <style:style style:name="T229" style:family="text">
      <style:text-properties fo:color="#9966b8" loext:opacity="100%" style:font-name="Times New Roman1" fo:font-size="12pt" fo:font-weight="normal" style:font-size-asian="12pt" style:font-weight-asian="normal" style:font-name-complex="Droid Sans Mono" style:font-size-complex="12pt" style:font-weight-complex="normal"/>
    </style:style>
    <style:style style:name="T230" style:family="text">
      <style:text-properties fo:color="#6688cc" loext:opacity="100%" style:font-name="Times New Roman1" fo:font-size="12pt" fo:font-weight="normal" fo:background-color="#dedede" style:font-size-asian="12pt" style:font-weight-asian="normal" style:font-name-complex="Droid Sans Mono" style:font-size-complex="12pt" style:font-weight-complex="normal"/>
    </style:style>
    <style:style style:name="T231" style:family="text">
      <style:text-properties fo:color="#22aa44" loext:opacity="100%" style:font-name="Times New Roman1" fo:font-size="12pt" fo:font-weight="normal" fo:background-color="#dedede" style:font-size-asian="12pt" style:font-weight-asian="normal" style:font-name-complex="Droid Sans Mono" style:font-size-complex="12pt" style:font-weight-complex="normal"/>
    </style:style>
    <style:style style:name="T232" style:family="text">
      <style:text-properties fo:color="#569cd6" loext:opacity="100%" style:font-name="Times New Roman1" fo:font-size="12pt" style:font-size-asian="12pt" style:font-name-complex="Droid Sans Mono" style:font-size-complex="12pt"/>
    </style:style>
    <style:style style:name="T233" style:family="text">
      <style:text-properties fo:color="#666666" loext:opacity="100%" style:font-name="Times New Roman1" fo:font-size="12pt" fo:background-color="#dddddd" style:font-size-asian="12pt" style:font-name-complex="Droid Sans Mono" style:font-size-complex="12pt"/>
    </style:style>
    <style:style style:name="T234" style:family="text">
      <style:text-properties fo:color="#569cd6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35" style:family="text">
      <style:text-properties fo:color="#9966b8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36" style:family="text">
      <style:text-properties fo:color="#6688cc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37" style:family="text">
      <style:text-properties fo:color="#225588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38" style:family="text">
      <style:text-properties fo:color="#ddbb88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39" style:family="text">
      <style:text-properties fo:color="#22aa44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40" style:family="text">
      <style:text-properties fo:color="#666666" loext:opacity="100%" style:font-name="Times New Roman1" fo:font-size="12pt" fo:font-style="normal" fo:font-weight="bold" fo:background-color="#ddddd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41" style:family="text">
      <style:text-properties fo:color="#666666" loext:opacity="100%" style:font-name="Times New Roman1" fo:font-size="12pt" fo:font-style="normal" fo:font-weight="normal" fo:background-color="#dddddd" style:font-size-asian="12pt" style:font-style-asian="normal" style:font-weight-asian="normal" style:font-name-complex="Droid Sans Mono" style:font-size-complex="12pt" style:font-style-complex="normal" style:font-weight-complex="normal"/>
    </style:style>
    <style:style style:name="T242" style:family="text">
      <style:text-properties fo:color="#2277ff" loext:opacity="100%" style:font-name="Times New Roman1" fo:font-size="12pt" fo:font-style="normal" fo:font-weight="bold" style:font-size-asian="12pt" style:font-style-asian="normal" style:font-weight-asian="bold" style:font-name-complex="Droid Sans Mono" style:font-size-complex="12pt" style:font-style-complex="normal" style:font-weight-complex="bold"/>
    </style:style>
    <style:style style:name="T243" style:family="text">
      <style:text-properties fo:color="#225588" loext:opacity="100%" style:font-name="Times New Roman1" fo:font-size="12pt" style:font-size-asian="12pt" style:font-name-complex="Droid Sans Mono" style:font-size-complex="12pt"/>
    </style:style>
    <style:style style:name="T244" style:family="text">
      <style:text-properties fo:color="#6688cc" loext:opacity="100%" style:font-name="Times New Roman1" fo:font-size="12pt" style:font-size-asian="12pt" style:font-name-complex="Droid Sans Mono" style:font-size-complex="12pt"/>
    </style:style>
    <style:style style:name="T245" style:family="text">
      <style:text-properties fo:color="#384887" loext:opacity="100%" style:font-name="Times New Roman1" fo:font-size="12pt" style:font-size-asian="12pt" style:font-name-complex="Droid Sans Mono" style:font-size-complex="12pt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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fill-color="#ffffff" draw:textarea-horizontal-align="justify" draw:textarea-vertical-align="top" draw:auto-grow-height="false" fo:min-height="4.0311in" fo:min-width="6.8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3.9075in" fo:min-width="6.9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3.5965in" fo:min-width="6.9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ff" draw:textarea-horizontal-align="justify" draw:textarea-vertical-align="top" draw:auto-grow-height="false" fo:min-height="3.9075in" fo:min-width="6.99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3.6252in" fo:min-width="6.9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top" draw:auto-grow-height="false" fo:min-height="3.9063in" fo:min-width="6.86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4.198in" fo:min-width="7.0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top" draw:auto-grow-height="false" fo:min-height="8.0992in" fo:min-width="6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3.3217in" fo:min-width="6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top" draw:auto-grow-height="false" fo:min-height="4.948in" fo:min-width="7.1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2.3909in" fo:min-width="6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ffffff" draw:textarea-horizontal-align="justify" draw:textarea-vertical-align="top" draw:auto-grow-height="false" fo:min-height="5.302in" fo:min-width="7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6.75in" fo:min-width="6.9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ffffff" draw:textarea-horizontal-align="justify" draw:textarea-vertical-align="middle" draw:auto-grow-height="false" fo:min-height="0.811in" fo:min-width="6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ffff" draw:textarea-horizontal-align="justify" draw:textarea-vertical-align="top" draw:auto-grow-height="false" fo:min-height="6.4398in" fo:min-width="6.9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3465a4" draw:fill-color="#ffffff" draw:textarea-horizontal-align="justify" draw:textarea-vertical-align="middle" draw:auto-grow-height="false" fo:min-height="7.5953in" fo:min-width="6.6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3465a4" draw:fill-color="#ffffff" draw:textarea-horizontal-align="justify" draw:textarea-vertical-align="middle" draw:auto-grow-height="false" fo:min-height="2.5083in" fo:min-width="6.6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draw:fill-color="#ffffff" draw:textarea-horizontal-align="justify" draw:textarea-vertical-align="middle" draw:auto-grow-height="false" fo:min-height="4.8181in" fo:min-width="6.303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ff" draw:textarea-horizontal-align="justify" draw:textarea-vertical-align="middle" draw:auto-grow-height="false" fo:min-height="3.4898in" fo:min-width="7.0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draw:fill-color="#ffffff" draw:textarea-horizontal-align="justify" draw:textarea-vertical-align="middle" draw:auto-grow-height="false" fo:min-height="3.0874in" fo:min-width="6.804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width="0in" svg:stroke-color="#333333" draw:marker-start-width="0.139in" draw:marker-end-width="0.139in" draw:fill-color="#ffffff" draw:textarea-horizontal-align="justify" draw:textarea-vertical-align="middle" draw:auto-grow-height="false" fo:min-height="2.0484in" fo:min-width="8.1307in" fo:padding-top="-0.5in" fo:padding-bottom="-0.5in" fo:padding-left="-0.5in" fo:padding-right="-0.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3">🌟 <text:s/></text:span><text:span text:style-name="T1">NODEJS WIHT MYSQL <text:s/></text:span><text:span text:style-name="T13">🌟</text:span></text:h>
      <text:p text:style-name="P10"/>
      <text:h text:style-name="P22" text:outline-level="4"><text:span text:style-name="T2"><text:s/></text:span>Mysql </text:h>
      <text:list xml:id="list1395784723" text:style-name="L1">
        <text:list-item>
          <text:p text:style-name="P51"><text:span text:style-name="Source_20_Text"><text:span text:style-name="T4">O</text:span></text:span><text:span text:style-name="Source_20_Text"><text:span text:style-name="T3">pen-source relational database management system.</text:span></text:span></text:p>
        </text:list-item>
        <text:list-item>
          <text:p text:style-name="P51"><text:span text:style-name="Source_20_Text"><text:span text:style-name="T3">Structured Query Language.</text:span></text:span></text:p>
        </text:list-item>
        <text:list-item>
          <text:p text:style-name="P51"><text:span text:style-name="Source_20_Text"><text:span text:style-name="T3">MySQL is One of the most popular databases</text:span></text:span></text:p>
        </text:list-item>
        <text:list-item>
          <text:p text:style-name="P51"><text:span text:style-name="Source_20_Text"><text:span text:style-name="T3">Before use MSQL you should have MySQL installed on your computer. </text:span></text:span></text:p>
        </text:list-item>
      </text:list>
      <text:p text:style-name="P3"/>
      <text:h text:style-name="P22" text:outline-level="4" text:is-list-header="true"><text:s/>Insatll &amp; Run Mysql on Ubuntu <text:s/></text:h>
      <text:p text:style-name="Text_20_body"><draw:custom-shape text:anchor-type="paragraph" draw:z-index="2" draw:name="Shape 4" draw:style-name="gr19" draw:text-style-name="P124" svg:width="7.0685in" svg:height="3.4898in" svg:x="0.0154in" svg:y="0.0484in"><text:p text:style-name="P122"><text:span text:style-name="T224"/></text:p><text:p text:style-name="P122"><text:span text:style-name="T225"><text:s text:c="3"/></text:span><text:span text:style-name="T225">&gt;</text:span><text:span text:style-name="T226"> sudo apt update </text:span><text:span text:style-name="T227">//Update the local packages index </text:span></text:p><text:p text:style-name="P123"><text:span text:style-name="T228"/></text:p><text:p text:style-name="P123"><text:span text:style-name="T225"><text:s text:c="2"/></text:span><text:span text:style-name="T225">&gt;</text:span><text:span text:style-name="T226"> sudo apt install mysql</text:span><text:span text:style-name="T225">-</text:span><text:span text:style-name="T226">server </text:span><text:span text:style-name="T227">//Install the mysql-server package</text:span></text:p><text:p text:style-name="P123"><text:span text:style-name="T228"/></text:p><text:p text:style-name="P123"><text:span text:style-name="T225"><text:s text:c="2"/></text:span><text:span text:style-name="T225">&gt;</text:span><text:span text:style-name="T226"> sudo systemctl start mysql.service </text:span><text:span text:style-name="T227">//Automatically started mysql service on system open</text:span></text:p><text:p text:style-name="P123"><text:span text:style-name="T227"/></text:p><text:p text:style-name="P123"><text:span text:style-name="T225"><text:s text:c="2"/></text:span><text:span text:style-name="T225">&gt;</text:span><text:span text:style-name="T226"> sudo systemctl status mysql </text:span><text:span text:style-name="T227">//Mysql service Status </text:span></text:p><text:p text:style-name="P123"><text:span text:style-name="T228"/></text:p><text:p text:style-name="P123"><text:span text:style-name="T225"><text:s text:c="3"/></text:span><text:span text:style-name="T225">&gt;</text:span><text:span text:style-name="T226"> sudo service mysql </text:span><text:span text:style-name="T229">stop</text:span><text:span text:style-name="T226"> </text:span><text:span text:style-name="T227">//Stop Mysql server</text:span></text:p><text:p text:style-name="P123"><text:span text:style-name="T228"/></text:p><text:p text:style-name="P123"><text:span text:style-name="T225"><text:s text:c="3"/></text:span><text:span text:style-name="T225">&gt;</text:span><text:span text:style-name="T226"> sudo mysql </text:span><text:span text:style-name="T225">-</text:span><text:span text:style-name="T226">u root </text:span><text:span text:style-name="T225">-</text:span><text:span text:style-name="T226">p </text:span><text:span text:style-name="T227">//Connect to MySQL server </text:span></text:p><text:p text:style-name="P123"><text:span text:style-name="T226"><text:s text:c="3"/></text:span><text:span text:style-name="T226">mysql</text:span><text:span text:style-name="T225">&gt;</text:span><text:span text:style-name="T226"> show databases </text:span><text:span text:style-name="T227">//Display all databases </text:span></text:p><text:p text:style-name="P123"><text:span text:style-name="T227"><text:s text:c="3"/></text:span><text:span text:style-name="T227">//update root password</text:span></text:p><text:p text:style-name="P123"><text:span text:style-name="T226"><text:s text:c="3"/></text:span><text:span text:style-name="T226">mysql</text:span><text:span text:style-name="T225">&gt;</text:span><text:span text:style-name="T226"> </text:span><text:span text:style-name="T230">ALTER USER </text:span><text:span text:style-name="T231">'root'</text:span><text:span text:style-name="T230">@</text:span><text:span text:style-name="T231">'localhost'</text:span><text:span text:style-name="T230"> IDENTIFIED WITH mysql_native_password BY </text:span><text:span text:style-name="T231">'password'</text:span><text:span text:style-name="T230">; <text:s/></text:span></text:p><text:p text:style-name="P123"><text:span text:style-name="T230">FLUSH PRIVILEGES;</text:span></text:p><text:p text:style-name="P123"><text:span text:style-name="T230"/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4" text:is-list-header="true">Install MySQL Driver</text:h>
      <text:list xml:id="list3029670778" text:style-name="L2">
        <text:list-item>
          <text:p text:style-name="P40"><text:span text:style-name="Source_20_Text"><text:span text:style-name="T3">To access a MySQL database in Node.js, you need a MySQL driver.</text:span></text:span></text:p>
        </text:list-item>
        <text:list-item>
          <text:p text:style-name="P40"><text:span text:style-name="Source_20_Text"><text:span text:style-name="T3">"</text:span></text:span><text:span text:style-name="Source_20_Text"><text:span text:style-name="T5">mysql</text:span></text:span><text:span text:style-name="Source_20_Text"><text:span text:style-name="T3">" module can use for driver</text:span></text:span></text:p>
        </text:list-item>
      </text:list>
      <text:p text:style-name="P8"><draw:custom-shape text:anchor-type="paragraph" draw:z-index="0" draw:name="Shape 1" draw:style-name="gr21" draw:text-style-name="P130" svg:width="7.1307in" svg:height="1.0488in" svg:x="0.1484in" svg:y="0.2146in"><text:p text:style-name="P128"><text:span text:style-name="T10"><text:tab/></text:span><text:span text:style-name="T10"><text:tab/></text:span><text:span text:style-name="T10"> <text:s text:c="2"/></text:span><text:span text:style-name="T243">&gt; </text:span><text:span text:style-name="T244">npm install mysql</text:span></text:p><text:p text:style-name="P129"><text:span text:style-name="T245"><text:tab/></text:span><text:span text:style-name="T245"><text:tab/></text:span></text:p><text:p text:style-name="P129"><text:span text:style-name="T245"><text:tab/></text:span><text:span text:style-name="T245"><text:tab/></text:span><text:span text:style-name="T245"> <text:s/></text:span><text:span text:style-name="T245">//Client does not support authentication protocol requested by server;consider upgrading MySQL client</text:span></text:p><text:p text:style-name="P129"><text:span text:style-name="T243"><text:tab/></text:span><text:span text:style-name="T243"><text:tab/></text:span><text:span text:style-name="T243"> <text:s/></text:span><text:span text:style-name="T243">&gt; </text:span><text:span text:style-name="T244">npm install mysql2</text:span></text:p><draw:enhanced-geometry svg:viewBox="0 0 21600 21600" draw:type="rectangle" draw:enhanced-path="M 0 0 L 21600 0 21600 21600 0 21600 0 0 Z N"/></draw:custom-shape></text:p>
      <text:p text:style-name="P6"/>
      <text:h text:style-name="P22" text:outline-level="4" text:is-list-header="true"><text:soft-page-break/><text:s/>Create Connection </text:h>
      <text:p text:style-name="P4"><draw:custom-shape text:anchor-type="paragraph" draw:z-index="1" draw:name="Shape 2" draw:style-name="gr20" draw:text-style-name="P127" svg:width="6.8043in" svg:height="3.0878in" svg:x="0.1028in" svg:y="0.0953in"><text:p text:style-name="P125"><text:span text:style-name="T232"><text:tab/></text:span></text:p><text:p text:style-name="P125"><text:span text:style-name="T232"/></text:p><text:p text:style-name="P125"><text:span text:style-name="T232"/></text:p><text:p text:style-name="P125"><text:span text:style-name="T232"><text:tab/></text:span><text:span text:style-name="T233"> <text:s/></text:span><text:span text:style-name="T233">//Import "mysql" module <text:s/></text:span></text:p><text:p text:style-name="P125"><text:span text:style-name="T234"><text:tab/></text:span><text:span text:style-name="T235">const</text:span><text:span text:style-name="T236"> mysql </text:span><text:span text:style-name="T237">=</text:span><text:span text:style-name="T236"> </text:span><text:span text:style-name="T238">require</text:span><text:span text:style-name="T236">(</text:span><text:span text:style-name="T239">'mysql'</text:span><text:span text:style-name="T236">); </text:span></text:p><text:p text:style-name="P125"><text:span text:style-name="T236"/></text:p><text:p text:style-name="P125"><text:span text:style-name="T240"><text:tab/></text:span><text:span text:style-name="T241"> <text:s/></text:span><text:span text:style-name="T241">//To create connection use mysql.createConnection(host, user, password, option) method </text:span></text:p><text:p text:style-name="P126"><text:span text:style-name="T235"><text:tab/></text:span><text:span text:style-name="T235">const</text:span><text:span text:style-name="T236"> connection </text:span><text:span text:style-name="T237">=</text:span><text:span text:style-name="T236"> mysql.</text:span><text:span text:style-name="T238">creatConnection</text:span><text:span text:style-name="T236">({</text:span></text:p><text:p text:style-name="P126"><text:span text:style-name="T236"><text:tab/></text:span><text:span text:style-name="T236"><text:tab/></text:span><text:span text:style-name="T236"><text:tab/></text:span><text:span text:style-name="T236">host: </text:span><text:span text:style-name="T239">"localhost"</text:span><text:span text:style-name="T236">,</text:span></text:p><text:p text:style-name="P126"><text:span text:style-name="T236"><text:tab/></text:span><text:span text:style-name="T236"><text:tab/></text:span><text:span text:style-name="T236"><text:tab/></text:span><text:span text:style-name="T236">user: </text:span><text:span text:style-name="T239">"root"</text:span><text:span text:style-name="T236">,</text:span></text:p><text:p text:style-name="P126"><text:span text:style-name="T236"><text:tab/></text:span><text:span text:style-name="T236"><text:tab/></text:span><text:span text:style-name="T236"><text:tab/></text:span><text:span text:style-name="T236">password: </text:span><text:span text:style-name="T239">""</text:span></text:p><text:p text:style-name="P126"><text:span text:style-name="T234"><text:tab/></text:span><text:span text:style-name="T234">})</text:span></text:p><text:p text:style-name="P126"><text:span text:style-name="T234"/></text:p><text:p text:style-name="P126"><text:span text:style-name="T236"><text:tab/></text:span><text:span text:style-name="T236">connection.</text:span><text:span text:style-name="T238">connect</text:span><text:span text:style-name="T236">(</text:span><text:span text:style-name="T235">function</text:span><text:span text:style-name="T236">(</text:span><text:span text:style-name="T242">err</text:span><text:span text:style-name="T236">) {</text:span></text:p><text:p text:style-name="P126"><text:span text:style-name="T237"><text:tab/></text:span><text:span text:style-name="T237"><text:tab/></text:span><text:span text:style-name="T237"><text:tab/></text:span><text:span text:style-name="T237">if</text:span><text:span text:style-name="T236"> (</text:span><text:span text:style-name="T242">err</text:span><text:span text:style-name="T236">) </text:span><text:span text:style-name="T237">throw</text:span><text:span text:style-name="T236"> </text:span><text:span text:style-name="T242">err</text:span><text:span text:style-name="T236">;</text:span></text:p><text:p text:style-name="P126"><text:span text:style-name="T236"><text:tab/></text:span><text:span text:style-name="T236"><text:tab/></text:span><text:span text:style-name="T236"><text:tab/></text:span><text:span text:style-name="T236">console.</text:span><text:span text:style-name="T238">log</text:span><text:span text:style-name="T236">(</text:span><text:span text:style-name="T239">"Mysql Connected!"</text:span><text:span text:style-name="T236">);</text:span></text:p><text:p text:style-name="P126"><text:span text:style-name="T234"><text:tab/></text:span><text:span text:style-name="T234">})</text:span></text:p><text:p text:style-name="P126"><text:span text:style-name="T234"/></text:p><text:p text:style-name="P126"><text:span text:style-name="T234"/></text:p><text:p text:style-name="P126"><text:span text:style-name="T234"/></text:p><draw:enhanced-geometry svg:viewBox="0 0 21600 21600" draw:mirror-horizontal="false" draw:mirror-vertical="false" draw:type="rectangle" draw:enhanced-path="M 0 0 L 21600 0 21600 21600 0 21600 0 0 Z N"/></draw:custom-shape></text:p>
      <text:h text:style-name="P22" text:outline-level="4" text:is-list-header="true"><text:s/>Query method <text:s/></text:h>
      <text:list xml:id="list2713877877" text:style-name="L3">
        <text:list-item>
          <text:p text:style-name="P41"><text:span text:style-name="Source_20_Text"><text:span text:style-name="T3">The </text:span></text:span><text:span text:style-name="Source_20_Text"><text:span text:style-name="T5">connection object </text:span></text:span><text:span text:style-name="Source_20_Text"><text:span text:style-name="T3">created have </text:span></text:span><text:span text:style-name="Source_20_Text"><text:span text:style-name="T5">mysql.query</text:span></text:span><text:span text:style-name="Source_20_Text"><text:span text:style-name="T3"> method for querying the database</text:span></text:span></text:p>
        </text:list-item>
        <text:list-item>
          <text:p text:style-name="P41"><draw:custom-shape text:anchor-type="paragraph" draw:z-index="3" draw:name="Shape 3" draw:style-name="gr18" draw:text-style-name="P121" svg:width="6.3039in" svg:height="4.8185in" svg:x="0.4744in" svg:y="0.5665in"><text:p text:style-name="P119"><text:span text:style-name="T217"><text:tab/></text:span><text:span text:style-name="T217">const</text:span><text:span text:style-name="T218"> mysql </text:span><text:span text:style-name="T219">=</text:span><text:span text:style-name="T218"> </text:span><text:span text:style-name="T220">require</text:span><text:span text:style-name="T218">(</text:span><text:span text:style-name="T221">'mysql'</text:span><text:span text:style-name="T218">);</text:span></text:p><text:p text:style-name="P120"><text:span text:style-name="T222"><text:tab/></text:span></text:p><text:p text:style-name="P120"><text:span text:style-name="T217"><text:tab/></text:span><text:span text:style-name="T217">const</text:span><text:span text:style-name="T218"> connection </text:span><text:span text:style-name="T219">=</text:span><text:span text:style-name="T218"> mysql.</text:span><text:span text:style-name="T220">createConnection</text:span><text:span text:style-name="T218">({</text:span></text:p><text:p text:style-name="P120"><text:span text:style-name="T218"><text:tab/></text:span><text:span text:style-name="T218"><text:tab/></text:span><text:span text:style-name="T218"><text:tab/></text:span><text:span text:style-name="T218">host: </text:span><text:span text:style-name="T221">"localhost"</text:span><text:span text:style-name="T218">,</text:span></text:p><text:p text:style-name="P120"><text:span text:style-name="T218"><text:tab/></text:span><text:span text:style-name="T218"><text:tab/></text:span><text:span text:style-name="T218"><text:tab/></text:span><text:span text:style-name="T218">user: </text:span><text:span text:style-name="T221">"root"</text:span><text:span text:style-name="T218">,</text:span></text:p><text:p text:style-name="P120"><text:span text:style-name="T218"><text:tab/></text:span><text:span text:style-name="T218"><text:tab/></text:span><text:span text:style-name="T218"><text:tab/></text:span><text:span text:style-name="T218">password: </text:span><text:span text:style-name="T221">""</text:span></text:p><text:p text:style-name="P120"><text:span text:style-name="T222"><text:tab/></text:span><text:span text:style-name="T222">});</text:span></text:p><text:p text:style-name="P120"><text:span text:style-name="T218"/></text:p><text:p text:style-name="P120"><text:span text:style-name="T218"><text:tab/></text:span><text:span text:style-name="T218">connection.</text:span><text:span text:style-name="T220">connect</text:span><text:span text:style-name="T218">(</text:span><text:span text:style-name="T217">function</text:span><text:span text:style-name="T218">(</text:span><text:span text:style-name="T223">err</text:span><text:span text:style-name="T218">) {</text:span></text:p><text:p text:style-name="P120"><text:span text:style-name="T219"><text:tab/></text:span><text:span text:style-name="T219"><text:tab/></text:span><text:span text:style-name="T219"><text:tab/></text:span><text:span text:style-name="T219">if</text:span><text:span text:style-name="T218"> (</text:span><text:span text:style-name="T223">err</text:span><text:span text:style-name="T218">) </text:span><text:span text:style-name="T219">throw</text:span><text:span text:style-name="T218"> </text:span><text:span text:style-name="T223">err</text:span><text:span text:style-name="T218">;</text:span></text:p><text:p text:style-name="P120"><text:span text:style-name="T218"><text:tab/></text:span><text:span text:style-name="T218"><text:tab/></text:span><text:span text:style-name="T218"><text:tab/></text:span><text:span text:style-name="T218">console.</text:span><text:span text:style-name="T220">log</text:span><text:span text:style-name="T218">(</text:span><text:span text:style-name="T221">"Connected!"</text:span><text:span text:style-name="T218">);</text:span></text:p><text:p text:style-name="P120"><text:span text:style-name="T222"><text:tab/></text:span><text:span text:style-name="T222"><text:tab/></text:span><text:span text:style-name="T222"><text:tab/></text:span><text:span text:style-name="T222">//mysql.query([sql statements],[callback])</text:span></text:p><text:p text:style-name="P120"><text:span text:style-name="T218"><text:tab/></text:span><text:span text:style-name="T218"><text:tab/></text:span><text:span text:style-name="T218"><text:tab/></text:span><text:span text:style-name="T218">connection.</text:span><text:span text:style-name="T220">query</text:span><text:span text:style-name="T218">(sql, </text:span><text:span text:style-name="T217">function</text:span><text:span text:style-name="T218"> (</text:span><text:span text:style-name="T223">err</text:span><text:span text:style-name="T218">, </text:span><text:span text:style-name="T223">result</text:span><text:span text:style-name="T218">) {</text:span></text:p><text:p text:style-name="P120"><text:span text:style-name="T219"><text:tab/></text:span><text:span text:style-name="T219"><text:tab/></text:span><text:span text:style-name="T219"><text:tab/></text:span><text:span text:style-name="T219"><text:tab/></text:span><text:span text:style-name="T219">if</text:span><text:span text:style-name="T218"> (</text:span><text:span text:style-name="T223">err</text:span><text:span text:style-name="T218">) </text:span><text:span text:style-name="T219">throw</text:span><text:span text:style-name="T218"> </text:span><text:span text:style-name="T223">err</text:span><text:span text:style-name="T218">;</text:span></text:p><text:p text:style-name="P120"><text:span text:style-name="T218"><text:tab/></text:span><text:span text:style-name="T218"><text:tab/></text:span><text:span text:style-name="T218"><text:tab/></text:span><text:span text:style-name="T218"><text:tab/></text:span><text:span text:style-name="T218">console.</text:span><text:span text:style-name="T220">log</text:span><text:span text:style-name="T218">(</text:span><text:span text:style-name="T221">"Result: "</text:span><text:span text:style-name="T218"> </text:span><text:span text:style-name="T219">+</text:span><text:span text:style-name="T218"> </text:span><text:span text:style-name="T223">result</text:span><text:span text:style-name="T218">);</text:span></text:p><text:p text:style-name="P120"><text:span text:style-name="T222"><text:tab/></text:span><text:span text:style-name="T222"><text:tab/></text:span><text:span text:style-name="T222"><text:tab/></text:span><text:span text:style-name="T222">});</text:span></text:p><text:p text:style-name="P120"><text:span text:style-name="T222"><text:tab/></text:span><text:span text:style-name="T222">});</text:span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3">This method take two parameter </text:span></text:span><text:span text:style-name="Source_20_Text"><text:span text:style-name="T5">first is sql statements</text:span></text:span><text:span text:style-name="Source_20_Text"><text:span text:style-name="T3"> and</text:span></text:span><text:span text:style-name="Source_20_Text"><text:span text:style-name="T5"> second parameter is callback(err,result)</text:span></text:span></text:p>
        </text:list-item>
      </text:list>
      <text:h text:style-name="P13" text:outline-level="2"><text:soft-page-break/>MYSQL STATEMENTS</text:h>
      <text:p text:style-name="P2"><draw:custom-shape text:anchor-type="paragraph" draw:z-index="4" draw:name="Shape 5" draw:style-name="gr17" draw:text-style-name="P118" svg:width="6.6406in" svg:height="2.5087in" svg:x="0.1146in" svg:y="0.161in"><text:p text:style-name="P116"><text:span text:style-name="T211"><text:tab/></text:span><text:span text:style-name="T211">const</text:span><text:span text:style-name="T212"> select </text:span><text:span text:style-name="T213">=</text:span><text:span text:style-name="T212"> </text:span><text:span text:style-name="T214">"SELECT * FROM posts"</text:span><text:span text:style-name="T212">; </text:span><text:span text:style-name="T215">//select all</text:span></text:p><text:p text:style-name="P117"><text:span text:style-name="T211"><text:tab/></text:span><text:span text:style-name="T211">const</text:span><text:span text:style-name="T212"> select </text:span><text:span text:style-name="T213">=</text:span><text:span text:style-name="T212"> </text:span><text:span text:style-name="T214">"SELECT * FROM posts WHERE id=id"</text:span><text:span text:style-name="T212">; <text:s/></text:span><text:span text:style-name="T215">//select specific row</text:span></text:p><text:p text:style-name="P117"><text:span text:style-name="T211"><text:tab/></text:span><text:span text:style-name="T211">const</text:span><text:span text:style-name="T212"> select </text:span><text:span text:style-name="T213">=</text:span><text:span text:style-name="T212"> </text:span><text:span text:style-name="T214">"SELECT id, title FROM posts"</text:span><text:span text:style-name="T212">; <text:s/></text:span><text:span text:style-name="T215">//select specific column</text:span></text:p><text:p text:style-name="P117"><text:span text:style-name="T216"/></text:p><text:p text:style-name="P117"><text:span text:style-name="T211"><text:tab/></text:span><text:span text:style-name="T211">const</text:span><text:span text:style-name="T212"> insert </text:span><text:span text:style-name="T213">=</text:span><text:span text:style-name="T212"> </text:span><text:span text:style-name="T214">"INSERT INTO posts(title,text) VALUES('Post one','post one text')" //</text:span><text:span text:style-name="T215">insert</text:span></text:p><text:p text:style-name="P117"><text:span text:style-name="T214"/></text:p><text:p text:style-name="P117"><text:span text:style-name="T211"><text:tab/></text:span><text:span text:style-name="T211">const</text:span><text:span text:style-name="T212"> inset </text:span><text:span text:style-name="T213">=</text:span><text:span text:style-name="T212"> </text:span><text:span text:style-name="T214">"INSERT INTO posts (title, text) VALUES ?"</text:span><text:span text:style-name="T212">; </text:span><text:span text:style-name="T215">// multiple insert placeholder</text:span></text:p><text:p text:style-name="P117"><text:span text:style-name="T211"><text:tab/></text:span><text:span text:style-name="T211">var</text:span><text:span text:style-name="T212"> values </text:span><text:span text:style-name="T213">=</text:span><text:span text:style-name="T212"> [</text:span></text:p><text:p text:style-name="P117"><text:span text:style-name="T212"><text:tab/></text:span><text:span text:style-name="T212"><text:tab/></text:span><text:span text:style-name="T212"><text:tab/></text:span><text:span text:style-name="T212">[</text:span><text:span text:style-name="T214">'Post One'</text:span><text:span text:style-name="T212">, </text:span><text:span text:style-name="T214">'Post one text'</text:span><text:span text:style-name="T212">],</text:span></text:p><text:p text:style-name="P117"><text:span text:style-name="T212"><text:tab/></text:span><text:span text:style-name="T212"><text:tab/></text:span><text:span text:style-name="T212"><text:tab/></text:span><text:span text:style-name="T212">[</text:span><text:span text:style-name="T214">'Post Two'</text:span><text:span text:style-name="T212">, </text:span><text:span text:style-name="T214">'Post Two text'</text:span><text:span text:style-name="T212">], </text:span></text:p><text:p text:style-name="P117"><text:span text:style-name="T212"><text:tab/></text:span><text:span text:style-name="T212">];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h text:style-name="Heading_20_4" text:outline-level="4" text:is-list-header="true"><text:span text:style-name="Source_20_Text"><text:span text:style-name="T14"/></text:span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23" text:outline-level="4" text:is-list-header="true">Creating Database </text:h>
      <text:list xml:id="list965168054" text:style-name="L4">
        <text:list-item>
          <text:p text:style-name="P52"><draw:custom-shape text:anchor-type="paragraph" draw:z-index="5" draw:name="Shape 7" draw:style-name="gr16" draw:text-style-name="P115" svg:width="6.6406in" svg:height="7.5953in" svg:x="0.1598in" svg:y="0.65in"><text:p text:style-name="P112"><text:span text:style-name="T203"><text:s/></text:span><text:span text:style-name="T203"><text:tab/></text:span><text:span text:style-name="T203">const</text:span><text:span text:style-name="T204"> </text:span><text:span text:style-name="T205">http</text:span><text:span text:style-name="T204"> </text:span><text:span text:style-name="T206">=</text:span><text:span text:style-name="T204"> </text:span><text:span text:style-name="T207">require</text:span><text:span text:style-name="T204">(</text:span><text:span text:style-name="T208">'http'</text:span><text:span text:style-name="T204">);</text:span></text:p><text:p text:style-name="P113"><text:span text:style-name="T203"><text:tab/></text:span><text:span text:style-name="T203">const</text:span><text:span text:style-name="T204"> mysql </text:span><text:span text:style-name="T206">=</text:span><text:span text:style-name="T204"> </text:span><text:span text:style-name="T207">require</text:span><text:span text:style-name="T204">(</text:span><text:span text:style-name="T208">'mysql2'</text:span><text:span text:style-name="T204">);</text:span></text:p><text:p text:style-name="P113"><text:span text:style-name="T204"/></text:p><text:p text:style-name="P113"><text:span text:style-name="T203"><text:tab/></text:span><text:span text:style-name="T203">const</text:span><text:span text:style-name="T204"> connection </text:span><text:span text:style-name="T206">=</text:span><text:span text:style-name="T204"> mysql.</text:span><text:span text:style-name="T207">createConnection</text:span><text:span text:style-name="T204">({</text:span></text:p><text:p text:style-name="P113"><text:span text:style-name="T204"><text:tab/></text:span><text:span text:style-name="T204"><text:tab/></text:span><text:span text:style-name="T204"><text:tab/></text:span><text:span text:style-name="T204">host: </text:span><text:span text:style-name="T208">"localhost"</text:span><text:span text:style-name="T204">,</text:span></text:p><text:p text:style-name="P113"><text:span text:style-name="T204"><text:tab/></text:span><text:span text:style-name="T204"><text:tab/></text:span><text:span text:style-name="T204"><text:tab/></text:span><text:span text:style-name="T204">user: </text:span><text:span text:style-name="T208">"root"</text:span><text:span text:style-name="T204">,</text:span></text:p><text:p text:style-name="P113"><text:span text:style-name="T204"><text:tab/></text:span><text:span text:style-name="T204"><text:tab/></text:span><text:span text:style-name="T204"><text:tab/></text:span><text:span text:style-name="T204">password: </text:span><text:span text:style-name="T208">"password"</text:span><text:span text:style-name="T204">,</text:span></text:p><text:p text:style-name="P113"><text:span text:style-name="T204"><text:tab/></text:span><text:span text:style-name="T204"><text:tab/></text:span><text:span text:style-name="T204">})</text:span></text:p><text:p text:style-name="P113"><text:span text:style-name="T204"><text:tab/></text:span></text:p><text:p text:style-name="P113"><text:span text:style-name="T205"><text:tab/></text:span><text:span text:style-name="T205">http</text:span><text:span text:style-name="T204">.</text:span><text:span text:style-name="T207">createServer</text:span><text:span text:style-name="T204">((</text:span><text:span text:style-name="T209">req</text:span><text:span text:style-name="T204">, </text:span><text:span text:style-name="T209">res</text:span><text:span text:style-name="T204">) </text:span><text:span text:style-name="T203">=&gt;</text:span><text:span text:style-name="T204"> {</text:span></text:p><text:p text:style-name="P113"><text:span text:style-name="T206"><text:tab/></text:span><text:span text:style-name="T206"><text:tab/></text:span><text:span text:style-name="T206"><text:tab/></text:span><text:span text:style-name="T206">if</text:span><text:span text:style-name="T204"> (</text:span><text:span text:style-name="T209">req</text:span><text:span text:style-name="T204">.url </text:span><text:span text:style-name="T206">==</text:span><text:span text:style-name="T204"> </text:span><text:span text:style-name="T208">'/user'</text:span><text:span text:style-name="T204">) {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connection.</text:span><text:span text:style-name="T207">connect</text:span><text:span text:style-name="T204">((</text:span><text:span text:style-name="T209">err</text:span><text:span text:style-name="T204">) </text:span><text:span text:style-name="T203">=&gt;</text:span><text:span text:style-name="T204"> {</text:span></text:p><text:p text:style-name="P113"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if</text:span><text:span text:style-name="T204"> (</text:span><text:span text:style-name="T209">err</text:span><text:span text:style-name="T204">) {</text:span></text:p><text:p text:style-name="P113"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throw</text:span><text:span text:style-name="T204"> </text:span><text:span text:style-name="T209">err</text:span><text:span text:style-name="T204">;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} </text:span><text:span text:style-name="T206">else</text:span><text:span text:style-name="T204"> {</text:span></text:p><text:p text:style-name="P113"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const</text:span><text:span text:style-name="T204"> statement </text:span><text:span text:style-name="T206">=</text:span><text:span text:style-name="T204"> </text:span><text:span text:style-name="T208">"CREATE DATABASE nodedb"</text:span><text:span text:style-name="T204">;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connection.</text:span><text:span text:style-name="T207">query</text:span><text:span text:style-name="T204">(statement, (</text:span><text:span text:style-name="T209">err</text:span><text:span text:style-name="T204">, </text:span><text:span text:style-name="T209">result</text:span><text:span text:style-name="T204">) </text:span><text:span text:style-name="T203">=&gt;</text:span><text:span text:style-name="T204"> {</text:span></text:p><text:p text:style-name="P113"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if</text:span><text:span text:style-name="T204"> (</text:span><text:span text:style-name="T209">err</text:span><text:span text:style-name="T204">) </text:span><text:span text:style-name="T206">return</text:span><text:span text:style-name="T204"> console.</text:span><text:span text:style-name="T207">log</text:span><text:span text:style-name="T204">(</text:span><text:span text:style-name="T209">err</text:span><text:span text:style-name="T204">.message);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console.</text:span><text:span text:style-name="T207">log</text:span><text:span text:style-name="T204">(</text:span><text:span text:style-name="T208">"Database created"</text:span><text:span text:style-name="T204">);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})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}</text:span></text:p><text:p text:style-name="P113"><text:span text:style-name="T204"><text:tab/></text:span><text:span text:style-name="T204"><text:tab/></text:span><text:span text:style-name="T204"><text:tab/></text:span><text:span text:style-name="T204"><text:tab/></text:span><text:span text:style-name="T204">})</text:span></text:p><text:p text:style-name="P113"><text:span text:style-name="T209"><text:tab/></text:span><text:span text:style-name="T209"><text:tab/></text:span><text:span text:style-name="T209"><text:tab/></text:span><text:span text:style-name="T209"><text:tab/></text:span><text:span text:style-name="T209">res</text:span><text:span text:style-name="T204">.</text:span><text:span text:style-name="T207">writeHead</text:span><text:span text:style-name="T204">(</text:span><text:span text:style-name="T210">200</text:span><text:span text:style-name="T204">, { </text:span><text:span text:style-name="T208">'Content-Type'</text:span><text:span text:style-name="T204">: </text:span><text:span text:style-name="T208">'text/html'</text:span><text:span text:style-name="T204"> });</text:span></text:p><text:p text:style-name="P113"><text:span text:style-name="T209"><text:tab/></text:span><text:span text:style-name="T209"><text:tab/></text:span><text:span text:style-name="T209"><text:tab/></text:span><text:span text:style-name="T209"><text:tab/></text:span><text:span text:style-name="T209">res</text:span><text:span text:style-name="T204">.</text:span><text:span text:style-name="T207">write</text:span><text:span text:style-name="T204">(</text:span><text:span text:style-name="T208">"user database created!"</text:span><text:span text:style-name="T204">)</text:span></text:p><text:p text:style-name="P113"><text:span text:style-name="T209"><text:tab/></text:span><text:span text:style-name="T209"><text:tab/></text:span><text:span text:style-name="T209"><text:tab/></text:span><text:span text:style-name="T209"><text:tab/></text:span><text:span text:style-name="T209">res</text:span><text:span text:style-name="T204">.</text:span><text:span text:style-name="T207">end</text:span><text:span text:style-name="T204">()</text:span></text:p><text:p text:style-name="P113"><text:span text:style-name="T204"><text:tab/></text:span><text:span text:style-name="T204"><text:tab/></text:span><text:span text:style-name="T204"><text:tab/></text:span><text:span text:style-name="T204">} </text:span><text:span text:style-name="T206">else</text:span><text:span text:style-name="T204"> {</text:span></text:p><text:p text:style-name="P113"><text:span text:style-name="T209"><text:tab/></text:span><text:span text:style-name="T209"><text:tab/></text:span><text:span text:style-name="T209"><text:tab/></text:span><text:span text:style-name="T209"><text:tab/></text:span><text:span text:style-name="T209">res</text:span><text:span text:style-name="T204">.</text:span><text:span text:style-name="T207">writeHead</text:span><text:span text:style-name="T204">(</text:span><text:span text:style-name="T210">200</text:span><text:span text:style-name="T204">, { </text:span><text:span text:style-name="T208">'Content-Type'</text:span><text:span text:style-name="T204">: </text:span><text:span text:style-name="T208">'text/html'</text:span><text:span text:style-name="T204"> })</text:span></text:p><text:p text:style-name="P113"><text:span text:style-name="T209"><text:tab/></text:span><text:span text:style-name="T209"><text:tab/></text:span><text:span text:style-name="T209"><text:tab/></text:span><text:span text:style-name="T209"><text:tab/></text:span><text:span text:style-name="T209">res</text:span><text:span text:style-name="T204">.</text:span><text:span text:style-name="T207">write</text:span><text:span text:style-name="T204">(</text:span><text:span text:style-name="T208">"route not found!"</text:span><text:span text:style-name="T204">)</text:span></text:p><text:p text:style-name="P113"><text:span text:style-name="T209"><text:tab/></text:span><text:span text:style-name="T209"><text:tab/></text:span><text:span text:style-name="T209"><text:tab/></text:span><text:span text:style-name="T209"><text:tab/></text:span><text:span text:style-name="T209">res</text:span><text:span text:style-name="T204">.</text:span><text:span text:style-name="T207">end</text:span><text:span text:style-name="T204">()</text:span></text:p><text:p text:style-name="P113"><text:span text:style-name="T204"><text:tab/></text:span><text:span text:style-name="T204"><text:tab/></text:span><text:span text:style-name="T204"><text:tab/></text:span><text:span text:style-name="T204">}</text:span></text:p><text:p text:style-name="P113"><text:span text:style-name="T204"><text:tab/></text:span><text:span text:style-name="T204">}).</text:span><text:span text:style-name="T207">listen</text:span><text:span text:style-name="T204">(</text:span><text:span text:style-name="T210">8080</text:span><text:span text:style-name="T204">, (</text:span><text:span text:style-name="T209">err</text:span><text:span text:style-name="T204">) </text:span><text:span text:style-name="T203">=&gt;</text:span><text:span text:style-name="T204"> {</text:span></text:p><text:p text:style-name="P113"><text:span text:style-name="T206"><text:tab/></text:span><text:span text:style-name="T206"><text:tab/></text:span><text:span text:style-name="T206"><text:tab/></text:span><text:span text:style-name="T206">if</text:span><text:span text:style-name="T204"> (</text:span><text:span text:style-name="T209">err</text:span><text:span text:style-name="T204">)</text:span></text:p><text:p text:style-name="P113"><text:span text:style-name="T206"><text:tab/></text:span><text:span text:style-name="T206"><text:tab/></text:span><text:span text:style-name="T206"><text:tab/></text:span><text:span text:style-name="T206"><text:tab/></text:span><text:span text:style-name="T206">throw</text:span><text:span text:style-name="T204"> </text:span><text:span text:style-name="T209">err</text:span></text:p><text:p text:style-name="P113"><text:span text:style-name="T204"><text:tab/></text:span><text:span text:style-name="T204"><text:tab/></text:span><text:span text:style-name="T204"><text:tab/></text:span><text:span text:style-name="T204">else</text:span></text:p><text:p text:style-name="P113"><text:span text:style-name="T204"><text:tab/></text:span><text:span text:style-name="T204"><text:tab/></text:span><text:span text:style-name="T204"><text:tab/></text:span><text:span text:style-name="T204">console.</text:span><text:span text:style-name="T207">log</text:span><text:span text:style-name="T204">(</text:span><text:span text:style-name="T208">'Server started!'</text:span><text:span text:style-name="T204">);</text:span></text:p><text:p text:style-name="P113"><text:span text:style-name="T204"><text:tab/></text:span><text:span text:style-name="T204">})</text:span></text:p><text:p text:style-name="P114"><text:span text:style-name="T204"/></text:p><draw:enhanced-geometry svg:viewBox="0 0 21600 21600" draw:type="rectangle" draw:enhanced-path="M 0 0 L 21600 0 21600 21600 0 21600 0 0 Z N"/></draw:custom-shape><text:span text:style-name="Source_20_Text"><text:span text:style-name="T14">To create database Mysql use </text:span></text:span><text:span text:style-name="Source_20_Text"><text:span text:style-name="T16">"</text:span></text:span><text:span text:style-name="Source_20_Text"><text:span text:style-name="T45">CREATE DATABASE your</text:span></text:span><text:span text:style-name="Source_20_Text"><text:span text:style-name="T46">DBN</text:span></text:span><text:span text:style-name="Source_20_Text"><text:span text:style-name="T45">ame"</text:span></text:span><text:span text:style-name="Source_20_Text"><text:span text:style-name="T44"> </text:span></text:span><text:span text:style-name="Source_20_Text"><text:span text:style-name="T14">statement in </text:span></text:span><text:span text:style-name="Source_20_Text"><text:span text:style-name="T16">connectio.query([statement],cb)</text:span></text:span></text:p>
        </text:list-item>
      </text:list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h text:style-name="Heading_20_4" text:outline-level="4"><text:soft-page-break/><text:span text:style-name="Source_20_Text"><text:span text:style-name="T17"><text:s text:c="2"/></text:span></text:span><text:span text:style-name="Source_20_Text"><text:span text:style-name="T6">Creating a Table <text:s/></text:span></text:span></text:h>
      <text:list xml:id="list3292188374" text:style-name="L5">
        <text:list-item>
          <text:p text:style-name="P54"><text:span text:style-name="Source_20_Text"><text:span text:style-name="T8">To create table in Mysql use “</text:span></text:span><text:span text:style-name="Source_20_Text"><text:span text:style-name="T9">CREATE TABLE tablname(id INT AUTO_INCREMENT PRIMARY KEY,name VARCHAR(255), address VARCHAR(255))”</text:span></text:span><text:span text:style-name="Source_20_Text"><text:span text:style-name="T8"> statement</text:span></text:span></text:p>
        </text:list-item>
        <text:list-item>
          <text:p text:style-name="P53"><text:span text:style-name="Source_20_Text"><text:span text:style-name="T48">When creating a table, you should also create a column with a </text:span></text:span><text:span text:style-name="Source_20_Text"><text:span text:style-name="T50">unique key for each record.</text:span></text:span></text:p>
        </text:list-item>
        <text:list-item>
          <text:p text:style-name="P53"><text:span text:style-name="Source_20_Text"><text:span text:style-name="T49">This can be done by </text:span></text:span><text:span text:style-name="Source_20_Text"><text:span text:style-name="T50">defining</text:span></text:span><text:span text:style-name="Source_20_Text"><text:span text:style-name="T49"> a column as "</text:span></text:span><text:span text:style-name="Source_20_Text"><text:span text:style-name="T50">INT AUTO_INCREMENT PRIMARY KEY"</text:span></text:span><text:span text:style-name="Source_20_Text"><text:span text:style-name="T49"> which will insert a unique number for each record. Starting at 1, and increased by one for each record.</text:span></text:span></text:p>
          <text:p text:style-name="P54"><draw:custom-shape text:anchor-type="paragraph" draw:z-index="6" draw:name="Shape 6" draw:style-name="gr15" draw:text-style-name="P111" svg:width="6.9205in" svg:height="6.4398in" svg:x="0.3256in" svg:y="0.1055in"><text:p text:style-name="P110"><text:span text:style-name="T196"/></text:p><text:p text:style-name="P110"><text:span text:style-name="T196"><text:s text:c="5"/></text:span><text:span text:style-name="T196">const</text:span><text:span text:style-name="T197"> http </text:span><text:span text:style-name="T198">=</text:span><text:span text:style-name="T197"> require</text:span><text:span text:style-name="T198">(</text:span><text:span text:style-name="T199">'http'</text:span><text:span text:style-name="T198">);</text:span></text:p><text:p text:style-name="P110"><text:span text:style-name="T196"><text:s text:c="5"/></text:span><text:span text:style-name="T196">const</text:span><text:span text:style-name="T197"> mysql </text:span><text:span text:style-name="T198">=</text:span><text:span text:style-name="T197"> require</text:span><text:span text:style-name="T198">(</text:span><text:span text:style-name="T199">'mysql2'</text:span><text:span text:style-name="T198">);</text:span></text:p><text:p text:style-name="P110"><text:span text:style-name="T197"><text:tab/></text:span></text:p><text:p text:style-name="P110"><text:span text:style-name="T196"><text:s text:c="5"/></text:span><text:span text:style-name="T196">const</text:span><text:span text:style-name="T197"> con </text:span><text:span text:style-name="T198">=</text:span><text:span text:style-name="T197"> mysql</text:span><text:span text:style-name="T198">.</text:span><text:span text:style-name="T197">createConnection</text:span><text:span text:style-name="T198">({</text:span></text:p><text:p text:style-name="P110"><text:span text:style-name="T197"><text:s text:c="9"/></text:span><text:span text:style-name="T197">host</text:span><text:span text:style-name="T198">:</text:span><text:span text:style-name="T197"> </text:span><text:span text:style-name="T199">'localhost'</text:span><text:span text:style-name="T198">,</text:span></text:p><text:p text:style-name="P110"><text:span text:style-name="T197"><text:s text:c="9"/></text:span><text:span text:style-name="T197">user</text:span><text:span text:style-name="T198">:</text:span><text:span text:style-name="T197"> </text:span><text:span text:style-name="T199">'root'</text:span><text:span text:style-name="T198">,</text:span></text:p><text:p text:style-name="P110"><text:span text:style-name="T197"><text:s text:c="9"/></text:span><text:span text:style-name="T200">password</text:span><text:span text:style-name="T198">:</text:span><text:span text:style-name="T197"> </text:span><text:span text:style-name="T199">'password'</text:span><text:span text:style-name="T198">,</text:span></text:p><text:p text:style-name="P110"><text:span text:style-name="T197"><text:s text:c="8"/></text:span><text:span text:style-name="T197">database</text:span><text:span text:style-name="T198">:</text:span><text:span text:style-name="T197"> </text:span><text:span text:style-name="T199">"nodedb"</text:span></text:p><text:p text:style-name="P110"><text:span text:style-name="T198"><text:s text:c="4"/></text:span><text:span text:style-name="T198">})</text:span></text:p><text:p text:style-name="P110"><text:span text:style-name="T201"><text:s text:c="5"/></text:span><text:span text:style-name="T201">//check mysql connection </text:span></text:p><text:p text:style-name="P110"><text:span text:style-name="T197"><text:s text:c="5"/></text:span><text:span text:style-name="T197">con</text:span><text:span text:style-name="T198">.</text:span><text:span text:style-name="T197">connect</text:span><text:span text:style-name="T198">((</text:span><text:span text:style-name="T197">err</text:span><text:span text:style-name="T198">)</text:span><text:span text:style-name="T197"> </text:span><text:span text:style-name="T198">=&gt;</text:span><text:span text:style-name="T197"> err </text:span><text:span text:style-name="T198">?</text:span><text:span text:style-name="T197"> console</text:span><text:span text:style-name="T198">.</text:span><text:span text:style-name="T197">log</text:span><text:span text:style-name="T198">(</text:span><text:span text:style-name="T197">err</text:span><text:span text:style-name="T198">)</text:span><text:span text:style-name="T197"> </text:span><text:span text:style-name="T198">:</text:span><text:span text:style-name="T197"> console</text:span><text:span text:style-name="T198">.</text:span><text:span text:style-name="T197">log</text:span><text:span text:style-name="T198">(</text:span><text:span text:style-name="T199">'MYSQL server was started!'</text:span><text:span text:style-name="T198">))</text:span></text:p><text:p text:style-name="P110"><text:span text:style-name="T198"/></text:p><text:p text:style-name="P110"><text:span text:style-name="T197"><text:s text:c="4"/></text:span><text:span text:style-name="T197">http</text:span><text:span text:style-name="T198">.</text:span><text:span text:style-name="T197">createServer</text:span><text:span text:style-name="T198">((</text:span><text:span text:style-name="T197">req</text:span><text:span text:style-name="T198">,</text:span><text:span text:style-name="T197"> res</text:span><text:span text:style-name="T198">)</text:span><text:span text:style-name="T197"> </text:span><text:span text:style-name="T198">=&gt;</text:span><text:span text:style-name="T197"> </text:span><text:span text:style-name="T198">{</text:span></text:p><text:p text:style-name="P110"><text:span text:style-name="T197"><text:s text:c="8"/></text:span><text:span text:style-name="T196">if</text:span><text:span text:style-name="T197"> </text:span><text:span text:style-name="T198">(</text:span><text:span text:style-name="T197">req</text:span><text:span text:style-name="T198">.</text:span><text:span text:style-name="T197">url </text:span><text:span text:style-name="T198">==</text:span><text:span text:style-name="T197"> </text:span><text:span text:style-name="T199">'/table'</text:span><text:span text:style-name="T198">)</text:span><text:span text:style-name="T197"> </text:span><text:span text:style-name="T198">{</text:span></text:p><text:p text:style-name="P110"><text:span text:style-name="T197"><text:s text:c="11"/></text:span><text:span text:style-name="T196">const</text:span><text:span text:style-name="T197"> statement </text:span><text:span text:style-name="T198">=</text:span><text:span text:style-name="T197"> </text:span><text:span text:style-name="T199">"CREATE TABLE posts (id INT AUTO_INCREMENT PRIMARY KEY,</text:span></text:p><text:p text:style-name="P110"><text:span text:style-name="T199"><text:tab/></text:span><text:span text:style-name="T199"> </text:span><text:span text:style-name="T199">title VARCHAR(255), text VARCHAR(255))"</text:span><text:span text:style-name="T198">;</text:span></text:p><text:p text:style-name="P110"><text:span text:style-name="T198"/></text:p><text:p text:style-name="P110"><text:span text:style-name="T197"><text:s text:c="11"/></text:span><text:span text:style-name="T197">con</text:span><text:span text:style-name="T198">.</text:span><text:span text:style-name="T197">query</text:span><text:span text:style-name="T198">(</text:span><text:span text:style-name="T197">statement</text:span><text:span text:style-name="T198">,</text:span><text:span text:style-name="T197"> </text:span><text:span text:style-name="T198">(</text:span><text:span text:style-name="T197">err</text:span><text:span text:style-name="T198">,</text:span><text:span text:style-name="T197"> res</text:span><text:span text:style-name="T198">)</text:span><text:span text:style-name="T197"> </text:span><text:span text:style-name="T198">=&gt;</text:span><text:span text:style-name="T197"> </text:span><text:span text:style-name="T198">{</text:span></text:p><text:p text:style-name="P110"><text:span text:style-name="T197"><text:s text:c="16"/></text:span><text:span text:style-name="T196">if</text:span><text:span text:style-name="T197"> </text:span><text:span text:style-name="T198">(</text:span><text:span text:style-name="T197">err</text:span><text:span text:style-name="T198">)</text:span><text:span text:style-name="T197"> </text:span><text:span text:style-name="T196">return</text:span><text:span text:style-name="T197"> console</text:span><text:span text:style-name="T198">.</text:span><text:span text:style-name="T197">log</text:span><text:span text:style-name="T198">(</text:span><text:span text:style-name="T197">err</text:span><text:span text:style-name="T198">.</text:span><text:span text:style-name="T197">message</text:span><text:span text:style-name="T198">);</text:span></text:p><text:p text:style-name="P110"><text:span text:style-name="T197"><text:s text:c="15"/></text:span><text:span text:style-name="T197">console</text:span><text:span text:style-name="T198">.</text:span><text:span text:style-name="T197">log</text:span><text:span text:style-name="T198">(</text:span><text:span text:style-name="T199">"posts table created!"</text:span><text:span text:style-name="T198">)</text:span></text:p><text:p text:style-name="P110"><text:span text:style-name="T197"><text:s text:c="10"/></text:span><text:span text:style-name="T198">})</text:span></text:p><text:p text:style-name="P110"><text:span text:style-name="T197"><text:s text:c="7"/></text:span><text:span text:style-name="T198">}</text:span></text:p><text:p text:style-name="P110"><text:span text:style-name="T198"><text:s text:c="4"/></text:span><text:span text:style-name="T198">}).</text:span><text:span text:style-name="T197">listen</text:span><text:span text:style-name="T198">(</text:span><text:span text:style-name="T202">8080</text:span><text:span text:style-name="T198">,</text:span><text:span text:style-name="T197"> </text:span><text:span text:style-name="T198">(</text:span><text:span text:style-name="T197">err</text:span><text:span text:style-name="T198">)</text:span><text:span text:style-name="T197"> </text:span><text:span text:style-name="T198">=&gt;</text:span><text:span text:style-name="T197"> </text:span><text:span text:style-name="T198">{</text:span></text:p><text:p text:style-name="P110"><text:span text:style-name="T197"><text:s text:c="8"/></text:span><text:span text:style-name="T196">if</text:span><text:span text:style-name="T197"> </text:span><text:span text:style-name="T198">(</text:span><text:span text:style-name="T197">err</text:span><text:span text:style-name="T198">)</text:span><text:span text:style-name="T197"> </text:span><text:span text:style-name="T196">throw</text:span><text:span text:style-name="T197"> err</text:span><text:span text:style-name="T198">;</text:span></text:p><text:p text:style-name="P110"><text:span text:style-name="T197"><text:s text:c="7"/></text:span><text:span text:style-name="T197">console</text:span><text:span text:style-name="T198">.</text:span><text:span text:style-name="T197">log</text:span><text:span text:style-name="T198">(</text:span><text:span text:style-name="T199">'Server iss running on port 8080'</text:span><text:span text:style-name="T198">);</text:span></text:p><text:p text:style-name="P110"><text:span text:style-name="T198"><text:s text:c="4"/></text:span><text:span text:style-name="T198">})</text:span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00"/></text:span></text:p>
        </text:list-item>
      </text:list>
      <text:p text:style-name="P11"><text:span text:style-name="Source_20_Text"><text:span text:style-name="T40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h text:style-name="Heading_20_4" text:outline-level="4" text:is-list-header="true"><text:span text:style-name="Source_20_Text"><text:span text:style-name="T3"/></text:span></text:h>
      <text:p text:style-name="Text_20_body"><text:span text:style-name="Source_20_Text"/></text:p>
      <text:h text:style-name="Heading_20_4" text:outline-level="4" text:is-list-header="true"><text:span text:style-name="Source_20_Text"><text:span text:style-name="T3">ALTER TABLE keyword</text:span></text:span></text:h>
      <text:list xml:id="list3330522787" text:style-name="L6">
        <text:list-item>
          <text:p text:style-name="P55"><text:span text:style-name="Source_20_Text"><text:span text:style-name="T74">If the table already exists, use the </text:span></text:span><text:span text:style-name="Source_20_Text"><text:span text:style-name="T75">ALTER TABLE </text:span></text:span><text:span text:style-name="Source_20_Text"><text:span text:style-name="T74">keyword</text:span></text:span></text:p>
        </text:list-item>
      </text:list>
      <text:p text:style-name="P12"><draw:custom-shape text:anchor-type="paragraph" draw:z-index="7" draw:name="Shape 8" draw:style-name="gr14" draw:text-style-name="P109" svg:width="6.9587in" svg:height="0.8114in" svg:x="0.3362in" svg:y="-0.0882in"><text:p text:style-name="P107"><text:span text:style-name="T195"><text:s text:c="3"/></text:span><text:span text:style-name="T195">//Add primary key to an existing table:</text:span></text:p><text:p text:style-name="P108"><text:span text:style-name="T124"><text:s text:c="3"/></text:span><text:span text:style-name="T124">const</text:span><text:span text:style-name="T125"> sql </text:span><text:span text:style-name="T126">=</text:span><text:span text:style-name="T125"> </text:span><text:span text:style-name="T128">"ALTER TABLE posts ADD COLUMN id INT AUTO_INCREMENT PRIMARY KEY"</text:span><text:span text:style-name="T125">;</text:span></text:p><draw:enhanced-geometry svg:viewBox="0 0 21600 21600" draw:type="rectangle" draw:enhanced-path="M 0 0 L 21600 0 21600 21600 0 21600 0 0 Z N"/></draw:custom-shape><text:span text:style-name="Source_20_Text"><text:span text:style-name="T15"/></text:span></text:p>
      <text:p text:style-name="P12"><text:span text:style-name="Source_20_Text"><text:span text:style-name="T15"/></text:span></text:p>
      <text:h text:style-name="P17" text:outline-level="3" text:is-list-header="true"><text:soft-page-break/><text:span text:style-name="Source_20_Text"><text:span text:style-name="T101">Insert</text:span></text:span></text:h>
      <text:list xml:id="list3060929917" text:style-name="L7">
        <text:list-item>
          <text:p text:style-name="P56"><text:span text:style-name="Source_20_Text"><text:span text:style-name="T76">To fill a table in MySQL, use the</text:span></text:span><text:span text:style-name="Source_20_Text"><text:span text:style-name="T79"> </text:span></text:span><text:span text:style-name="Source_20_Text"><text:span text:style-name="T51">"INSERT INTO posts(title, text) VALUES ('title', 'text')</text:span></text:span><text:span text:style-name="Source_20_Text"><text:span text:style-name="T79">"</text:span></text:span><text:span text:style-name="Source_20_Text"><text:span text:style-name="T76"> statement.</text:span></text:span></text:p>
        </text:list-item>
        <text:list-item>
          <text:p text:style-name="P56"><text:span text:style-name="Source_20_Text"><text:span text:style-name="T77">When executing a query, a result object is returned</text:span></text:span></text:p>
          <text:p text:style-name="P56"><draw:custom-shape text:anchor-type="paragraph" draw:z-index="8" draw:name="Shape 9" draw:style-name="gr13" draw:text-style-name="P106" svg:width="6.9287in" svg:height="6.7504in" svg:x="0.2736in" svg:y="-0.0583in"><text:p text:style-name="P104"><text:span text:style-name="T162">const</text:span><text:span text:style-name="T163"> mysql2 </text:span><text:span text:style-name="T164">=</text:span><text:span text:style-name="T163"> </text:span><text:span text:style-name="T165">require</text:span><text:span text:style-name="T163">(</text:span><text:span text:style-name="T166">'mysql2'</text:span><text:span text:style-name="T163">); </text:span><text:span text:style-name="T167">// require mysql module</text:span></text:p><text:p text:style-name="P105"><text:span text:style-name="T193"/></text:p><text:p text:style-name="P105"><text:span text:style-name="T168">//create DB Connection</text:span></text:p><text:p text:style-name="P105"><text:span text:style-name="T169">const</text:span><text:span text:style-name="T170"> con </text:span><text:span text:style-name="T171">=</text:span><text:span text:style-name="T170"> mysql2.</text:span><text:span text:style-name="T172">createConnection</text:span><text:span text:style-name="T170">({</text:span></text:p><text:p text:style-name="P105"><text:span text:style-name="T170"><text:tab/></text:span><text:span text:style-name="T170">host : </text:span><text:span text:style-name="T173">'localhost'</text:span><text:span text:style-name="T170">,</text:span></text:p><text:p text:style-name="P105"><text:span text:style-name="T170"><text:tab/></text:span><text:span text:style-name="T170">user : </text:span><text:span text:style-name="T173">'root'</text:span><text:span text:style-name="T170">,</text:span></text:p><text:p text:style-name="P105"><text:span text:style-name="T170"><text:tab/></text:span><text:span text:style-name="T170">password : </text:span><text:span text:style-name="T173">'password'</text:span><text:span text:style-name="T170">,</text:span></text:p><text:p text:style-name="P105"><text:span text:style-name="T170"><text:tab/></text:span><text:span text:style-name="T170">database: </text:span><text:span text:style-name="T173">"nodedb"</text:span></text:p><text:p text:style-name="P105"><text:span text:style-name="T174">})</text:span></text:p><text:p text:style-name="P105"><text:span text:style-name="T168">//DB Connection fail or success</text:span></text:p><text:p text:style-name="P105"><text:span text:style-name="T170">con.</text:span><text:span text:style-name="T172">connect</text:span><text:span text:style-name="T170">((</text:span><text:span text:style-name="T175">err</text:span><text:span text:style-name="T170">)</text:span><text:span text:style-name="T169">=&gt; </text:span><text:span text:style-name="T175">err</text:span><text:span text:style-name="T170"> </text:span><text:span text:style-name="T171">?</text:span><text:span text:style-name="T170"> </text:span></text:p><text:p text:style-name="P105"><text:span text:style-name="T170"><text:s text:c="6"/></text:span><text:span text:style-name="T170">console.</text:span><text:span text:style-name="T172">log</text:span><text:span text:style-name="T170">(</text:span><text:span text:style-name="T175">err</text:span><text:span text:style-name="T170">.message) </text:span><text:span text:style-name="T171">:</text:span></text:p><text:p text:style-name="P105"><text:span text:style-name="T171"><text:s text:c="4"/></text:span><text:span text:style-name="T170"><text:s text:c="2"/></text:span><text:span text:style-name="T170">console.</text:span><text:span text:style-name="T172">log</text:span><text:span text:style-name="T170">(</text:span><text:span text:style-name="T173">'Database server is running'</text:span><text:span text:style-name="T170">))</text:span></text:p><text:p text:style-name="P105"><text:span text:style-name="T193"/></text:p><text:p text:style-name="P105"><text:span text:style-name="T169">const</text:span><text:span text:style-name="T170"> title </text:span><text:span text:style-name="T171">=</text:span><text:span text:style-name="T170"> </text:span><text:span text:style-name="T173">'Post One'</text:span><text:span text:style-name="T170"> </text:span></text:p><text:p text:style-name="P105"><text:span text:style-name="T169">const</text:span><text:span text:style-name="T170"> text </text:span><text:span text:style-name="T171">=</text:span><text:span text:style-name="T170"> </text:span><text:span text:style-name="T173">'this is post one'</text:span><text:span text:style-name="T170">;</text:span></text:p><text:p text:style-name="P105"><text:span text:style-name="T193"/></text:p><text:p text:style-name="P105"><text:span text:style-name="T168">// nodedb Database-&gt;posts table</text:span></text:p><text:p text:style-name="P105"><text:span text:style-name="T168">// table : id INT AUTO_INCREMENT PRIMARY KEY</text:span></text:p><text:p text:style-name="P105"><text:span text:style-name="T168">// title VARCHAR(255)</text:span></text:p><text:p text:style-name="P105"><text:span text:style-name="T168">// text VARCHAR(255))</text:span></text:p><text:p text:style-name="P105"><text:span text:style-name="T193"/></text:p><text:p text:style-name="P105"><text:span text:style-name="T168">// sql statement</text:span></text:p><text:p text:style-name="P105"><text:span text:style-name="T169">const</text:span><text:span text:style-name="T170"> statement </text:span><text:span text:style-name="T171">=</text:span><text:span text:style-name="T170"> </text:span><text:span text:style-name="T173">`INSERT INTO posts(title, text) VALUES ('${</text:span><text:span text:style-name="T170">title</text:span><text:span text:style-name="T173">}','${</text:span><text:span text:style-name="T170">text</text:span><text:span text:style-name="T173">}')`</text:span><text:span text:style-name="T170">; </text:span></text:p><text:p text:style-name="P105"><text:span text:style-name="T170">con.</text:span><text:span text:style-name="T172">query</text:span><text:span text:style-name="T170">(statement,(</text:span><text:span text:style-name="T175">err</text:span><text:span text:style-name="T170">,</text:span><text:span text:style-name="T175">result</text:span><text:span text:style-name="T170">)</text:span><text:span text:style-name="T169">=&gt;</text:span><text:span text:style-name="T170">{</text:span></text:p><text:p text:style-name="P105"><text:span text:style-name="T171"><text:tab/></text:span><text:span text:style-name="T171">if</text:span><text:span text:style-name="T170">(</text:span><text:span text:style-name="T175">err</text:span><text:span text:style-name="T170">)</text:span></text:p><text:p text:style-name="P105"><text:span text:style-name="T170"><text:tab/></text:span><text:span text:style-name="T170"><text:tab/></text:span><text:span text:style-name="T170"><text:tab/></text:span><text:span text:style-name="T170">console.</text:span><text:span text:style-name="T172">log</text:span><text:span text:style-name="T170">(</text:span><text:span text:style-name="T175">err</text:span><text:span text:style-name="T170">)</text:span></text:p><text:p text:style-name="P105"><text:span text:style-name="T194"><text:tab/></text:span><text:span text:style-name="T194">else</text:span></text:p><text:p text:style-name="P105"><text:span text:style-name="T170"><text:tab/></text:span><text:span text:style-name="T170"><text:tab/></text:span><text:span text:style-name="T170"><text:tab/></text:span><text:span text:style-name="T170">console.</text:span><text:span text:style-name="T172">log</text:span><text:span text:style-name="T170">(</text:span><text:span text:style-name="T175">result</text:span><text:span text:style-name="T170">) </text:span></text:p><text:p text:style-name="P105"><text:span text:style-name="T170"><text:tab/></text:span><text:span text:style-name="T170">con.</text:span><text:span text:style-name="T172">end</text:span><text:span text:style-name="T170">(); </text:span><text:span text:style-name="T176">//close db connection </text:span></text:p><text:p text:style-name="P105"><text:span text:style-name="T174">})</text:span></text:p><draw:enhanced-geometry svg:viewBox="0 0 21600 21600" draw:type="rectangle" draw:enhanced-path="M 0 0 L 21600 0 21600 21600 0 21600 0 0 Z N"/></draw:custom-shape><text:span text:style-name="Source_20_Text"><text:span text:style-name="T77"/></text:span></text:p>
          <text:p text:style-name="P57"/>
        </text:list-item>
      </text:list>
      <text:p text:style-name="P5"><text:span text:style-name="Source_20_Text"><text:span text:style-name="T101"/></text:span></text:p>
      <text:p text:style-name="P5"><text:span text:style-name="Source_20_Text"><text:span text:style-name="T101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p text:style-name="P12"><text:span text:style-name="Source_20_Text"><text:span text:style-name="T15"/></text:span></text:p>
      <text:h text:style-name="P24" text:outline-level="4" text:is-list-header="true"><text:soft-page-break/><text:span text:style-name="Source_20_Text"><text:span text:style-name="T7">Insert Multiple row </text:span></text:span></text:h>
      <text:h text:style-name="P25" text:outline-level="4"><text:span text:style-name="Source_20_Text"><text:span text:style-name="T10">To insert more than one record, </text:span></text:span><text:span text:style-name="Source_20_Text"><text:span text:style-name="T11">make an array containing the values</text:span></text:span><text:span text:style-name="Source_20_Text"><text:span text:style-name="T10">, and </text:span></text:span><text:span text:style-name="Source_20_Text"><text:span text:style-name="T11">insert a question <text:tab/>mark in the sql</text:span></text:span><text:span text:style-name="Source_20_Text"><text:span text:style-name="T10">, which will be replaced by the value array</text:span></text:span></text:h>
      <text:h text:style-name="P25" text:outline-level="4"><text:span text:style-name="Source_20_Text"><text:span text:style-name="T11">INSERT INTO posts(title, text) VALUES ?</text:span></text:span></text:h>
      <text:p text:style-name="Text_20_body"><draw:custom-shape text:anchor-type="paragraph" draw:z-index="9" draw:name="Shape 10" draw:style-name="gr12" draw:text-style-name="P103" svg:width="7.115in" svg:height="5.3024in" svg:x="0.0862in" svg:y="0.1909in"><text:p text:style-name="P101"><text:span text:style-name="T179"/></text:p><text:p text:style-name="P101"><text:span text:style-name="T179"><text:tab/></text:span><text:span text:style-name="T179">const</text:span><text:span text:style-name="T180"> mysql2 </text:span><text:span text:style-name="T181">=</text:span><text:span text:style-name="T180"> </text:span><text:span text:style-name="T182">require</text:span><text:span text:style-name="T180">(</text:span><text:span text:style-name="T183">'mysql2'</text:span><text:span text:style-name="T180">); </text:span><text:span text:style-name="T184">// require mysql module</text:span></text:p><text:p text:style-name="P102"><text:span text:style-name="T185"/></text:p><text:p text:style-name="P102"><text:span text:style-name="T186"><text:tab/></text:span><text:span text:style-name="T186">//create DB Connection</text:span></text:p><text:p text:style-name="P102"><text:span text:style-name="T187"><text:tab/></text:span><text:span text:style-name="T187">const</text:span><text:span text:style-name="T188"> con </text:span><text:span text:style-name="T189">=</text:span><text:span text:style-name="T188"> mysql2.</text:span><text:span text:style-name="T190">createConnection</text:span><text:span text:style-name="T188">({</text:span></text:p><text:p text:style-name="P102"><text:span text:style-name="T188"><text:tab/></text:span><text:span text:style-name="T188"><text:tab/></text:span><text:span text:style-name="T188"><text:tab/></text:span><text:span text:style-name="T188">host : </text:span><text:span text:style-name="T191">'localhost'</text:span><text:span text:style-name="T188">,</text:span></text:p><text:p text:style-name="P102"><text:span text:style-name="T188"><text:tab/></text:span><text:span text:style-name="T188"><text:tab/></text:span><text:span text:style-name="T188"><text:tab/></text:span><text:span text:style-name="T188">user : </text:span><text:span text:style-name="T191">'root'</text:span><text:span text:style-name="T188">,</text:span></text:p><text:p text:style-name="P102"><text:span text:style-name="T188"><text:tab/></text:span><text:span text:style-name="T188"><text:tab/></text:span><text:span text:style-name="T188"><text:tab/></text:span><text:span text:style-name="T188">password : </text:span><text:span text:style-name="T191">'password'</text:span><text:span text:style-name="T188">,</text:span></text:p><text:p text:style-name="P102"><text:span text:style-name="T188"><text:tab/></text:span><text:span text:style-name="T188"><text:tab/></text:span><text:span text:style-name="T188"><text:tab/></text:span><text:span text:style-name="T188">database: </text:span><text:span text:style-name="T191">"nodedb"</text:span></text:p><text:p text:style-name="P102"><text:span text:style-name="T188"><text:tab/></text:span><text:span text:style-name="T188">})</text:span></text:p><text:p text:style-name="P102"><text:span text:style-name="T186"><text:tab/></text:span><text:span text:style-name="T186">//DB Connection fail or success</text:span></text:p><text:p text:style-name="P102"><text:span text:style-name="T188"><text:tab/></text:span><text:span text:style-name="T188">con.</text:span><text:span text:style-name="T190">connect</text:span><text:span text:style-name="T188">((</text:span><text:span text:style-name="T192">err</text:span><text:span text:style-name="T188">)</text:span><text:span text:style-name="T187">=&gt;</text:span><text:span text:style-name="T192">err</text:span><text:span text:style-name="T188"> </text:span><text:span text:style-name="T189">?</text:span><text:span text:style-name="T188"> console.</text:span><text:span text:style-name="T190">log</text:span><text:span text:style-name="T188">(</text:span><text:span text:style-name="T192">err</text:span><text:span text:style-name="T188">.message) </text:span><text:span text:style-name="T189">:</text:span><text:span text:style-name="T188"> console.</text:span><text:span text:style-name="T190">log</text:span><text:span text:style-name="T188">(</text:span><text:span text:style-name="T191">'DB server is running'</text:span><text:span text:style-name="T188">))</text:span></text:p><text:p text:style-name="P102"><text:span text:style-name="T185"/></text:p><text:p text:style-name="P102"><text:span text:style-name="T187"><text:tab/></text:span><text:span text:style-name="T187">const</text:span><text:span text:style-name="T188"> statement </text:span><text:span text:style-name="T189">=</text:span><text:span text:style-name="T188"> </text:span><text:span text:style-name="T191">"INSERT INTO posts (title, text) VALUES ?"</text:span><text:span text:style-name="T188">;</text:span></text:p><text:p text:style-name="P102"><text:span text:style-name="T187"><text:tab/></text:span><text:span text:style-name="T187">const</text:span><text:span text:style-name="T188"> values </text:span><text:span text:style-name="T189">=</text:span><text:span text:style-name="T188"> [</text:span></text:p><text:p text:style-name="P102"><text:span text:style-name="T188"><text:tab/></text:span><text:span text:style-name="T188"><text:tab/></text:span><text:span text:style-name="T188"><text:tab/></text:span><text:span text:style-name="T188">[</text:span><text:span text:style-name="T191">'Post One'</text:span><text:span text:style-name="T188">, </text:span><text:span text:style-name="T191">'Post one text'</text:span><text:span text:style-name="T188">],</text:span></text:p><text:p text:style-name="P102"><text:span text:style-name="T188"><text:tab/></text:span><text:span text:style-name="T188"><text:tab/></text:span><text:span text:style-name="T188"><text:tab/></text:span><text:span text:style-name="T188">[</text:span><text:span text:style-name="T191">'Post Two'</text:span><text:span text:style-name="T188">, </text:span><text:span text:style-name="T191">'Post Two text'</text:span><text:span text:style-name="T188">],</text:span></text:p><text:p text:style-name="P102"><text:span text:style-name="T188"><text:tab/></text:span><text:span text:style-name="T188"><text:tab/></text:span><text:span text:style-name="T188"><text:tab/></text:span><text:span text:style-name="T188">[</text:span><text:span text:style-name="T191">'Post Three'</text:span><text:span text:style-name="T188">, </text:span><text:span text:style-name="T191">'Post Three text'</text:span><text:span text:style-name="T188">],</text:span></text:p><text:p text:style-name="P102"><text:span text:style-name="T188"><text:tab/></text:span><text:span text:style-name="T188"><text:tab/></text:span><text:span text:style-name="T188"><text:tab/></text:span><text:span text:style-name="T188">[</text:span><text:span text:style-name="T191">'Post Four'</text:span><text:span text:style-name="T188">, </text:span><text:span text:style-name="T191">'Post Four text'</text:span><text:span text:style-name="T188">],</text:span></text:p><text:p text:style-name="P102"><text:span text:style-name="T188"><text:tab/></text:span><text:span text:style-name="T188"><text:tab/></text:span><text:span text:style-name="T188"><text:tab/></text:span><text:span text:style-name="T188">[</text:span><text:span text:style-name="T191">'Post Five'</text:span><text:span text:style-name="T188">, </text:span><text:span text:style-name="T191">'Post Five text'</text:span><text:span text:style-name="T188">],</text:span></text:p><text:p text:style-name="P102"><text:span text:style-name="T188"><text:tab/></text:span><text:span text:style-name="T188">];</text:span></text:p><text:p text:style-name="P102"><text:span text:style-name="T188"><text:tab/></text:span><text:span text:style-name="T188">con.</text:span><text:span text:style-name="T190">query</text:span><text:span text:style-name="T188">(statement, [values], </text:span><text:span text:style-name="T187">function</text:span><text:span text:style-name="T188"> (</text:span><text:span text:style-name="T192">err</text:span><text:span text:style-name="T188">, </text:span><text:span text:style-name="T192">result</text:span><text:span text:style-name="T188">) {</text:span></text:p><text:p text:style-name="P102"><text:span text:style-name="T189"><text:tab/></text:span><text:span text:style-name="T189"><text:tab/></text:span><text:span text:style-name="T189"><text:tab/></text:span><text:span text:style-name="T189">if</text:span><text:span text:style-name="T188"> (</text:span><text:span text:style-name="T192">err</text:span><text:span text:style-name="T188">) </text:span><text:span text:style-name="T189">throw</text:span><text:span text:style-name="T188"> </text:span><text:span text:style-name="T192">err</text:span><text:span text:style-name="T188">;</text:span></text:p><text:p text:style-name="P102"><text:span text:style-name="T188"><text:tab/></text:span><text:span text:style-name="T188"><text:tab/></text:span><text:span text:style-name="T188"><text:tab/></text:span><text:span text:style-name="T188">console.</text:span><text:span text:style-name="T190">log</text:span><text:span text:style-name="T188">(</text:span><text:span text:style-name="T191">"Number of records inserted: "</text:span><text:span text:style-name="T188"> </text:span><text:span text:style-name="T189">+</text:span><text:span text:style-name="T188"> </text:span><text:span text:style-name="T192">result</text:span><text:span text:style-name="T188">.affectedRows);</text:span></text:p><text:p text:style-name="P102"><text:span text:style-name="T188"><text:tab/></text:span><text:span text:style-name="T188"><text:tab/></text:span><text:span text:style-name="T188"><text:tab/></text:span><text:span text:style-name="T188">con.</text:span><text:span text:style-name="T190">end</text:span><text:span text:style-name="T188">()</text:span></text:p><text:p text:style-name="P102"><text:span text:style-name="T188"><text:tab/></text:span><text:span text:style-name="T188">});</text:span></text:p><draw:enhanced-geometry svg:viewBox="0 0 21600 21600" draw:type="rectangle" draw:enhanced-path="M 0 0 L 21600 0 21600 21600 0 21600 0 0 Z N"/></draw:custom-shape><text:span text:style-name="Source_20_Text"><text:span text:style-name="T10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h text:style-name="P26" text:outline-level="4" text:is-list-header="true">The Result Object</text:h>
      <text:list xml:id="list1947526311" text:style-name="L8">
        <text:list-item>
          <text:p text:style-name="P58"><text:span text:style-name="Source_20_Text"><text:span text:style-name="T3">When executing a query, </text:span></text:span><text:span text:style-name="Source_20_Text"><text:span text:style-name="T12">a result object is returned.</text:span></text:span></text:p>
        </text:list-item>
      </text:list>
      <text:p text:style-name="Text_20_body"><draw:custom-shape text:anchor-type="paragraph" draw:z-index="10" draw:name="Shape 11" draw:style-name="gr11" draw:text-style-name="P100" svg:width="6.5421in" svg:height="2.3913in" svg:x="0.5756in" svg:y="-0.0646in"><text:p text:style-name="P99"><text:span text:style-name="T177"><text:s text:c="4"/></text:span><text:span text:style-name="T177">{</text:span></text:p><text:p text:style-name="P99"><text:span text:style-name="T113"><text:s text:c="12"/></text:span><text:span text:style-name="T113">FieldCount: </text:span><text:span text:style-name="T178">0</text:span><text:span text:style-name="T113">,</text:span></text:p><text:p text:style-name="P99"><text:span text:style-name="T113"><text:tab/></text:span><text:span text:style-name="T113"> </text:span><text:span text:style-name="T113">affectedRows: </text:span><text:span text:style-name="T178">14</text:span><text:span text:style-name="T113">,</text:span></text:p><text:p text:style-name="P99"><text:span text:style-name="T113"><text:s text:c="12"/></text:span><text:span text:style-name="T113">insertId: </text:span><text:span text:style-name="T178">0</text:span><text:span text:style-name="T113">,</text:span></text:p><text:p text:style-name="P99"><text:span text:style-name="T113"><text:s text:c="12"/></text:span><text:span text:style-name="T113">serverStatus: </text:span><text:span text:style-name="T178">2</text:span><text:span text:style-name="T113">,</text:span></text:p><text:p text:style-name="P99"><text:span text:style-name="T113"><text:s text:c="12"/></text:span><text:span text:style-name="T113">warningCount: </text:span><text:span text:style-name="T178">0</text:span><text:span text:style-name="T113">,</text:span></text:p><text:p text:style-name="P99"><text:span text:style-name="T113"><text:s text:c="12"/></text:span><text:span text:style-name="T113">message: </text:span><text:span text:style-name="T116">'</text:span><text:span text:style-name="T178">\'</text:span><text:span text:style-name="T116">Records:14 Duplicated: 0 Warnings: 0'</text:span><text:span text:style-name="T113">,</text:span></text:p><text:p text:style-name="P99"><text:span text:style-name="T113"><text:s text:c="12"/></text:span><text:span text:style-name="T113">protocol41: </text:span><text:span text:style-name="T178">true</text:span><text:span text:style-name="T113">,</text:span></text:p><text:p text:style-name="P99"><text:span text:style-name="T113"><text:s text:c="11"/></text:span><text:span text:style-name="T113">changedRows: </text:span><text:span text:style-name="T178">0</text:span></text:p><text:p text:style-name="P99"><text:span text:style-name="T113"><text:s text:c="6"/></text:span><text:span text:style-name="T113">}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4"><text:soft-page-break/>Select All </text:h>
      <text:list xml:id="list3136023716" text:style-name="L9">
        <text:list-item>
          <text:list>
            <text:list-item>
              <text:list>
                <text:list-item>
                  <text:list>
                    <text:list-item>
                      <text:h text:style-name="P18" text:outline-level="3"><text:span text:style-name="Source_20_Text"><text:span text:style-name="T77">To select data from a table in MySQL, use the "</text:span></text:span><text:span text:style-name="Source_20_Text"><text:span text:style-name="T78">SELECT * FROM tablename</text:span></text:span><text:span text:style-name="Source_20_Text"><text:span text:style-name="T77">" statement.</text:span></text:span></text:h>
                    </text:list-item>
                    <text:list-item>
                      <text:h text:style-name="P19" text:outline-level="3"><text:span text:style-name="Source_20_Text"><text:span text:style-name="T77">The result object is an array containing each row as an object.</text:span>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42" text:outline-level="3"><draw:custom-shape text:anchor-type="paragraph" draw:z-index="11" draw:name="Shape 12" draw:style-name="gr10" draw:text-style-name="P98" svg:width="7.1488in" svg:height="4.948in" svg:x="0.198in" svg:y="0.0598in"><text:p text:style-name="P95"><text:span text:style-name="T162"/></text:p><text:p text:style-name="P95"><text:span text:style-name="T162"><text:s text:c="2"/></text:span><text:span text:style-name="T162">const</text:span><text:span text:style-name="T163"> mysql2 </text:span><text:span text:style-name="T164">=</text:span><text:span text:style-name="T163"> </text:span><text:span text:style-name="T165">require</text:span><text:span text:style-name="T163">(</text:span><text:span text:style-name="T166">'mysql2'</text:span><text:span text:style-name="T163">); </text:span><text:span text:style-name="T167">// require mysql module</text:span></text:p><text:p text:style-name="P96"><text:span text:style-name="T168"><text:s text:c="5"/></text:span><text:span text:style-name="T168">//create DB Connection</text:span></text:p><text:p text:style-name="P96"><text:span text:style-name="T169"><text:s text:c="5"/></text:span><text:span text:style-name="T169">const</text:span><text:span text:style-name="T170"> con </text:span><text:span text:style-name="T171">=</text:span><text:span text:style-name="T170"> mysql2.</text:span><text:span text:style-name="T172">createConnection</text:span><text:span text:style-name="T170">({</text:span></text:p><text:p text:style-name="P96"><text:span text:style-name="T170"><text:s text:c="10"/></text:span><text:span text:style-name="T170">host: </text:span><text:span text:style-name="T173">'localhost'</text:span><text:span text:style-name="T170">,</text:span></text:p><text:p text:style-name="P96"><text:span text:style-name="T170"><text:s text:c="10"/></text:span><text:span text:style-name="T170">user: </text:span><text:span text:style-name="T173">'root'</text:span><text:span text:style-name="T170">,</text:span></text:p><text:p text:style-name="P96"><text:span text:style-name="T170"><text:s text:c="10"/></text:span><text:span text:style-name="T170">password: </text:span><text:span text:style-name="T173">'password'</text:span><text:span text:style-name="T170">,</text:span></text:p><text:p text:style-name="P96"><text:span text:style-name="T170"><text:s text:c="10"/></text:span><text:span text:style-name="T170">database: </text:span><text:span text:style-name="T173">"nodedb"</text:span></text:p><text:p text:style-name="P96"><text:span text:style-name="T174"><text:s text:c="5"/></text:span><text:span text:style-name="T174">})</text:span></text:p><text:p text:style-name="P96"><text:span text:style-name="T168"><text:s text:c="5"/></text:span><text:span text:style-name="T168">//DB Connection fail or success</text:span></text:p><text:p text:style-name="P96"><text:span text:style-name="T170"><text:s text:c="5"/></text:span><text:span text:style-name="T170">con.</text:span><text:span text:style-name="T172">connect</text:span><text:span text:style-name="T170">((</text:span><text:span text:style-name="T175">err</text:span><text:span text:style-name="T170">) </text:span><text:span text:style-name="T169">=&gt;</text:span><text:span text:style-name="T170"> </text:span><text:span text:style-name="T175">err</text:span><text:span text:style-name="T170"> </text:span><text:span text:style-name="T171">?</text:span><text:span text:style-name="T170"> console.</text:span><text:span text:style-name="T172">log</text:span><text:span text:style-name="T170">(</text:span><text:span text:style-name="T175">err</text:span><text:span text:style-name="T170">.message) </text:span><text:span text:style-name="T171">:</text:span><text:span text:style-name="T170"> console.</text:span><text:span text:style-name="T172">log</text:span><text:span text:style-name="T170">(</text:span><text:span text:style-name="T173">'DB server is running'</text:span><text:span text:style-name="T170">))</text:span></text:p><text:p text:style-name="P96"><text:span text:style-name="T169"><text:s text:c="5"/></text:span><text:span text:style-name="T169">const</text:span><text:span text:style-name="T170"> statement </text:span><text:span text:style-name="T171">=</text:span><text:span text:style-name="T170"> </text:span><text:span text:style-name="T173">"SELECT * FROM posts"</text:span><text:span text:style-name="T170">; </text:span><text:span text:style-name="T176">//Select All Statement</text:span></text:p><text:p text:style-name="P96"><text:span text:style-name="T170"><text:s text:c="5"/></text:span><text:span text:style-name="T170">con.</text:span><text:span text:style-name="T172">query</text:span><text:span text:style-name="T170">(statement,</text:span><text:span text:style-name="T169">function</text:span><text:span text:style-name="T170"> (</text:span><text:span text:style-name="T175">err</text:span><text:span text:style-name="T170">, </text:span><text:span text:style-name="T175">result</text:span><text:span text:style-name="T170">) {</text:span></text:p><text:p text:style-name="P96"><text:span text:style-name="T171"><text:tab/></text:span><text:span text:style-name="T171">if</text:span><text:span text:style-name="T170"> (</text:span><text:span text:style-name="T175">err</text:span><text:span text:style-name="T170">) </text:span><text:span text:style-name="T171">throw</text:span><text:span text:style-name="T170"> </text:span><text:span text:style-name="T175">err</text:span><text:span text:style-name="T170">;</text:span></text:p><text:p text:style-name="P96"><text:span text:style-name="T170"><text:tab/></text:span><text:span text:style-name="T170">console.</text:span><text:span text:style-name="T172">log</text:span><text:span text:style-name="T170">(</text:span><text:span text:style-name="T175">result</text:span><text:span text:style-name="T170">);</text:span></text:p><text:p text:style-name="P96"><text:span text:style-name="T170"><text:tab/></text:span><text:span text:style-name="T170"> </text:span><text:span text:style-name="T170">con.</text:span><text:span text:style-name="T172">end</text:span><text:span text:style-name="T170">()</text:span></text:p><text:p text:style-name="P97"><text:span text:style-name="T174"><text:s text:c="9"/></text:span><text:span text:style-name="T174">});</text:span></text:p><draw:enhanced-geometry svg:viewBox="0 0 21600 21600" draw:type="rectangle" draw:enhanced-path="M 0 0 L 21600 0 21600 21600 0 21600 0 0 Z N"/></draw:custom-shape><text:span text:style-name="Source_20_Text"><text:span text:style-name="T80"/></text:span></text:h>
      <text:h text:style-name="P59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 text:is-list-header="true"><text:line-break/><text:span text:style-name="T88">Selecting Specifie Columns</text:span></text:h>
      <text:list xml:id="list3509505359" text:style-name="L10">
        <text:list-item>
          <text:p text:style-name="P60"><text:span text:style-name="Source_20_Text"><text:span text:style-name="T89">To select some Specifie columns in a table, use the </text:span></text:span><text:span text:style-name="Source_20_Text"><text:span text:style-name="T90">"SELECT id,title FROM posts",</text:span></text:span><text:span text:style-name="Source_20_Text"><text:span text:style-name="T89"> statement followed by the column name.</text:span></text:span></text:p>
        </text:list-item>
      </text:list>
      <text:p text:style-name="P14"><draw:custom-shape text:anchor-type="paragraph" draw:z-index="12" draw:name="Shape 13" draw:style-name="gr9" draw:text-style-name="P94" svg:width="6.7295in" svg:height="3.3217in" svg:x="0.5236in" svg:y="-0.0283in"><text:p text:style-name="P91"><text:span text:style-name="T152"><text:s text:c="4"/></text:span><text:span text:style-name="T152">const</text:span><text:span text:style-name="T153"> mysql </text:span><text:span text:style-name="T154">=</text:span><text:span text:style-name="T153"> </text:span><text:span text:style-name="T155">require</text:span><text:span text:style-name="T153">(</text:span><text:span text:style-name="T156">'mysql2'</text:span><text:span text:style-name="T153">);</text:span></text:p><text:p text:style-name="P92"><text:span text:style-name="T112"><text:s text:c="8"/></text:span><text:span text:style-name="T112">const</text:span><text:span text:style-name="T113"> con </text:span><text:span text:style-name="T114">=</text:span><text:span text:style-name="T113"> mysql.</text:span><text:span text:style-name="T115">createConnection</text:span><text:span text:style-name="T113">({</text:span></text:p><text:p text:style-name="P92"><text:span text:style-name="T113"><text:tab/></text:span><text:span text:style-name="T113"><text:tab/></text:span><text:span text:style-name="T113"> <text:s text:c="5"/></text:span><text:span text:style-name="T113">host: </text:span><text:span text:style-name="T116">"localhost"</text:span><text:span text:style-name="T113">,</text:span></text:p><text:p text:style-name="P92"><text:span text:style-name="T113"><text:tab/></text:span><text:span text:style-name="T113"> <text:s text:c="5"/></text:span><text:span text:style-name="T113">user: </text:span><text:span text:style-name="T116">"root"</text:span><text:span text:style-name="T113">,</text:span></text:p><text:p text:style-name="P92"><text:span text:style-name="T113"><text:s text:c="17"/></text:span><text:span text:style-name="T113">password: </text:span><text:span text:style-name="T116">"password"</text:span><text:span text:style-name="T113">,</text:span></text:p><text:p text:style-name="P92"><text:span text:style-name="T113"><text:s text:c="16"/></text:span><text:span text:style-name="T113">database: </text:span><text:span text:style-name="T116">"nodedb"</text:span></text:p><text:p text:style-name="P92"><text:span text:style-name="T113"><text:s text:c="9"/></text:span><text:span text:style-name="T113">});</text:span></text:p><text:p text:style-name="P92"><text:span text:style-name="T157"/></text:p><text:p text:style-name="P92"><text:span text:style-name="T113"><text:s text:c="7"/></text:span><text:span text:style-name="T113">con.</text:span><text:span text:style-name="T115">connect</text:span><text:span text:style-name="T113">(</text:span><text:span text:style-name="T112">function</text:span><text:span text:style-name="T113">(</text:span><text:span text:style-name="T117">err</text:span><text:span text:style-name="T113">) {</text:span></text:p><text:p text:style-name="P92"><text:span text:style-name="T114"><text:s text:c="12"/></text:span><text:span text:style-name="T114">if</text:span><text:span text:style-name="T113"> 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.message);</text:span></text:p><text:p text:style-name="P92"><text:span text:style-name="T112"><text:s text:c="12"/></text:span><text:span text:style-name="T112">const</text:span><text:span text:style-name="T113"> statement </text:span><text:span text:style-name="T114">=</text:span><text:span text:style-name="T113"> </text:span><text:span text:style-name="T116">"SELECT id, title FROM posts"</text:span><text:span text:style-name="T113">;</text:span></text:p><text:p text:style-name="P92"><text:span text:style-name="T113"><text:s text:c="12"/></text:span><text:span text:style-name="T113">con.</text:span><text:span text:style-name="T115">query</text:span><text:span text:style-name="T113">(statement, </text:span><text:span text:style-name="T112">function</text:span><text:span text:style-name="T113"> (</text:span><text:span text:style-name="T117">err</text:span><text:span text:style-name="T113">, </text:span><text:span text:style-name="T117">result</text:span><text:span text:style-name="T113">, </text:span><text:span text:style-name="T117">fields</text:span><text:span text:style-name="T113">) {</text:span></text:p><text:p text:style-name="P92"><text:span text:style-name="T114"><text:s text:c="19"/></text:span><text:span text:style-name="T114">if</text:span><text:span text:style-name="T113"> (</text:span><text:span text:style-name="T117">err</text:span><text:span text:style-name="T113">) </text:span><text:span text:style-name="T114">throw</text:span><text:span text:style-name="T113"> </text:span><text:span text:style-name="T117">err</text:span><text:span text:style-name="T113">;</text:span></text:p><text:p text:style-name="P92"><text:span text:style-name="T113"><text:s text:c="19"/></text:span><text:span text:style-name="T113">console.</text:span><text:span text:style-name="T115">log</text:span><text:span text:style-name="T113">(</text:span><text:span text:style-name="T117">result</text:span><text:span text:style-name="T113">);</text:span></text:p><text:p text:style-name="P92"><text:span text:style-name="T113"><text:s text:c="11"/></text:span><text:span text:style-name="T113">});</text:span></text:p><text:p text:style-name="P92"><text:span text:style-name="T113"><text:s text:c="7"/></text:span><text:span text:style-name="T113">})</text:span>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4" text:outline-level="4" text:is-list-header="true"><text:soft-page-break/><text:span text:style-name="T106">The Fields Object</text:span></text:h>
      <text:list xml:id="list1122848044" text:style-name="L13">
        <text:list-item>
          <text:h text:style-name="P62" text:outline-level="3"><text:span text:style-name="Source_20_Text"><text:span text:style-name="T87">The </text:span></text:span><text:span text:style-name="Source_20_Text"><text:span text:style-name="T86">third parameter </text:span></text:span><text:span text:style-name="Source_20_Text"><text:span text:style-name="T87">of the </text:span></text:span><text:span text:style-name="Source_20_Text"><text:span text:style-name="T86">callback function </text:span></text:span><text:span text:style-name="Source_20_Text"><text:span text:style-name="T87">is an array containing information about each field in the result.</text:span></text:span></text:h>
          <text:h text:style-name="P62" text:outline-level="3"><draw:custom-shape text:anchor-type="paragraph" draw:z-index="13" draw:name="Shape 14" draw:style-name="gr8" draw:text-style-name="P94" svg:width="6.7295in" svg:height="8.0996in" svg:x="0.461in" svg:y="0.1339in"><text:p text:style-name="P91"><text:span text:style-name="T152"/></text:p><text:p text:style-name="P91"><text:span text:style-name="T152"><text:s text:c="3"/></text:span><text:span text:style-name="T152">const</text:span><text:span text:style-name="T153"> mysql </text:span><text:span text:style-name="T154">=</text:span><text:span text:style-name="T153"> </text:span><text:span text:style-name="T155">require</text:span><text:span text:style-name="T153">(</text:span><text:span text:style-name="T156">'mysql2'</text:span><text:span text:style-name="T153">);</text:span></text:p><text:p text:style-name="P92"><text:span text:style-name="T112"><text:s text:c="8"/></text:span><text:span text:style-name="T112">const</text:span><text:span text:style-name="T113"> con </text:span><text:span text:style-name="T114">=</text:span><text:span text:style-name="T113"> mysql.</text:span><text:span text:style-name="T115">createConnection</text:span><text:span text:style-name="T113">({</text:span></text:p><text:p text:style-name="P92"><text:span text:style-name="T113"><text:tab/></text:span><text:span text:style-name="T113"><text:tab/></text:span><text:span text:style-name="T113"> <text:s text:c="5"/></text:span><text:span text:style-name="T113">host: </text:span><text:span text:style-name="T116">"localhost"</text:span><text:span text:style-name="T113">,</text:span></text:p><text:p text:style-name="P92"><text:span text:style-name="T113"><text:tab/></text:span><text:span text:style-name="T113"> <text:s text:c="5"/></text:span><text:span text:style-name="T113">user: </text:span><text:span text:style-name="T116">"root"</text:span><text:span text:style-name="T113">,</text:span></text:p><text:p text:style-name="P92"><text:span text:style-name="T113"><text:s text:c="17"/></text:span><text:span text:style-name="T113">password: </text:span><text:span text:style-name="T116">"password"</text:span><text:span text:style-name="T113">,</text:span></text:p><text:p text:style-name="P92"><text:span text:style-name="T113"><text:s text:c="16"/></text:span><text:span text:style-name="T113">database: </text:span><text:span text:style-name="T116">"nodedb"</text:span></text:p><text:p text:style-name="P92"><text:span text:style-name="T113"><text:s text:c="9"/></text:span><text:span text:style-name="T113">});</text:span></text:p><text:p text:style-name="P92"><text:span text:style-name="T157"/></text:p><text:p text:style-name="P92"><text:span text:style-name="T113"><text:s text:c="7"/></text:span><text:span text:style-name="T113">con.</text:span><text:span text:style-name="T115">connect</text:span><text:span text:style-name="T113">(</text:span><text:span text:style-name="T112">function</text:span><text:span text:style-name="T113">(</text:span><text:span text:style-name="T117">err</text:span><text:span text:style-name="T113">) {</text:span></text:p><text:p text:style-name="P92"><text:span text:style-name="T114"><text:s text:c="12"/></text:span><text:span text:style-name="T114">if</text:span><text:span text:style-name="T113"> 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.message);</text:span></text:p><text:p text:style-name="P92"><text:span text:style-name="T112"><text:s text:c="12"/></text:span><text:span text:style-name="T112">const</text:span><text:span text:style-name="T113"> statement </text:span><text:span text:style-name="T114">=</text:span><text:span text:style-name="T113"> </text:span><text:span text:style-name="T116">"SELECT id, title FROM posts"</text:span><text:span text:style-name="T113">;</text:span></text:p><text:p text:style-name="P92"><text:span text:style-name="T113"><text:s text:c="12"/></text:span><text:span text:style-name="T113">con.</text:span><text:span text:style-name="T115">query</text:span><text:span text:style-name="T113">(statement, </text:span><text:span text:style-name="T112">function</text:span><text:span text:style-name="T113"> (</text:span><text:span text:style-name="T117">err</text:span><text:span text:style-name="T113">, </text:span><text:span text:style-name="T117">result</text:span><text:span text:style-name="T113">, </text:span><text:span text:style-name="T117">fields</text:span><text:span text:style-name="T113">) {</text:span></text:p><text:p text:style-name="P92"><text:span text:style-name="T114"><text:s text:c="19"/></text:span><text:span text:style-name="T114">if</text:span><text:span text:style-name="T113"> (</text:span><text:span text:style-name="T117">err</text:span><text:span text:style-name="T113">) </text:span><text:span text:style-name="T114">throw</text:span><text:span text:style-name="T113"> </text:span><text:span text:style-name="T117">err</text:span><text:span text:style-name="T113">;</text:span></text:p><text:p text:style-name="P92"><text:span text:style-name="T158"><text:s text:c="19"/></text:span><text:span text:style-name="T158">console.</text:span><text:span text:style-name="T159">log</text:span><text:span text:style-name="T158">(</text:span><text:span text:style-name="T160">fields</text:span><text:span text:style-name="T113">);</text:span></text:p><text:p text:style-name="P92"><text:span text:style-name="T113"><text:s text:c="11"/></text:span><text:span text:style-name="T113">});</text:span></text:p><text:p text:style-name="P93"><text:span text:style-name="T113"><text:s text:c="7"/></text:span><text:span text:style-name="T113">}) <text:s text:c="3"/></text:span></text:p><text:p text:style-name="P93"><text:span text:style-name="T113"><text:s text:c="5"/></text:span><text:span text:style-name="T161"><text:s/></text:span><text:span text:style-name="T161">//In mysql2 package version</text:span></text:p><text:p text:style-name="P93"><text:span text:style-name="T161"><text:s text:c="6"/></text:span><text:span text:style-name="T161">[</text:span></text:p><text:p text:style-name="P93"><text:span text:style-name="T161"><text:s text:c="9"/></text:span><text:span text:style-name="T161">ColumnDefinition {</text:span></text:p><text:p text:style-name="P93"><text:span text:style-name="T161"><text:tab/></text:span><text:span text:style-name="T161"> </text:span><text:span text:style-name="T161">_buf: &lt;Buffer 01 <text:s/>01 00 00 01 02 2a 00 00 02 03 64 65 66 06 6e 6f 278 more bytes&gt;,</text:span></text:p><text:p text:style-name="P93"><text:span text:style-name="T161"><text:tab/></text:span><text:span text:style-name="T161"><text:tab/></text:span><text:span text:style-name="T161"> <text:s/></text:span><text:span text:style-name="T161">_clientEncoding: 'utf8',</text:span></text:p><text:p text:style-name="P93"><text:span text:style-name="T161"><text:tab/></text:span><text:span text:style-name="T161"> <text:s/></text:span><text:span text:style-name="T161">_catalogLength: 3,</text:span></text:p><text:p text:style-name="P93"><text:span text:style-name="T161"><text:tab/></text:span><text:span text:style-name="T161"> <text:s/></text:span><text:span text:style-name="T161">_catalogStart: 56,</text:span></text:p><text:p text:style-name="P93"><text:span text:style-name="T161"><text:tab/></text:span><text:span text:style-name="T161"> <text:s/></text:span><text:span text:style-name="T161">_schemaLength: 6,</text:span></text:p><text:p text:style-name="P93"><text:span text:style-name="T161"><text:tab/></text:span><text:span text:style-name="T161"> <text:s/></text:span><text:span text:style-name="T161">_schemaStart: 60,</text:span></text:p><text:p text:style-name="P93"><text:span text:style-name="T161"><text:tab/></text:span><text:span text:style-name="T161"> <text:s/></text:span><text:span text:style-name="T161">_tableLength: 5,</text:span></text:p><text:p text:style-name="P93"><text:span text:style-name="T161"><text:s text:c="17"/>…</text:span></text:p><text:p text:style-name="P93"><text:span text:style-name="T161"><text:s text:c="8"/></text:span><text:span text:style-name="T161">}</text:span></text:p><text:p text:style-name="P93"><text:span text:style-name="T161"><text:s text:c="5"/></text:span><text:span text:style-name="T161">]</text:span></text:p><text:p text:style-name="P93"><text:span text:style-name="T161"><text:s text:c="3"/></text:span><text:span text:style-name="T161">//In mysql package version </text:span></text:p><text:p text:style-name="P93"><text:span text:style-name="T161"><text:s text:c="4"/></text:span><text:span text:style-name="T161">[</text:span></text:p><text:p text:style-name="P93"><text:span text:style-name="T161"><text:s text:c="8"/></text:span><text:span text:style-name="T161">FieldPacket {</text:span></text:p><text:p text:style-name="P93"><text:span text:style-name="T161"><text:s text:c="7"/></text:span><text:span text:style-name="T161"><text:tab/></text:span><text:span text:style-name="T161">catalog: 'def',</text:span></text:p><text:p text:style-name="P93"><text:span text:style-name="T161"><text:tab/></text:span><text:span text:style-name="T161">db: 'nodedb',</text:span></text:p><text:p text:style-name="P93"><text:span text:style-name="T161"><text:tab/></text:span><text:span text:style-name="T161">table: 'posts',</text:span></text:p><text:p text:style-name="P93"><text:span text:style-name="T161"><text:tab/></text:span><text:span text:style-name="T161">orgTable: 'posts',</text:span></text:p><text:p text:style-name="P93"><text:span text:style-name="T161"><text:tab/></text:span><text:span text:style-name="T161">name: 'id',</text:span></text:p><text:p text:style-name="P93"><text:span text:style-name="T161"><text:s text:c="7"/></text:span><text:span text:style-name="T161">}</text:span></text:p><text:p text:style-name="P93"><text:span text:style-name="T161"><text:s text:c="4"/></text:span><text:span text:style-name="T161">]</text:span></text:p><text:p text:style-name="P93"><text:span text:style-name="T161"/></text:p><text:p text:style-name="P93"><text:span text:style-name="T113"/></text:p><text:p text:style-name="P93"><text:span text:style-name="T113"/></text:p><text:p text:style-name="P93"><text:span text:style-name="T113"/></text:p><text:p text:style-name="P93"><text:span text:style-name="T113"><text:s/></text:span></text:p><text:p text:style-name="P93"><text:span text:style-name="T113"/></text:p><draw:enhanced-geometry svg:viewBox="0 0 21600 21600" draw:type="rectangle" draw:enhanced-path="M 0 0 L 21600 0 21600 21600 0 21600 0 0 Z N"/></draw:custom-shape><text:span text:style-name="Source_20_Text"><text:span text:style-name="T87"/></text:span></text:h>
        </text:list-item>
      </text:list>
      <text:h text:style-name="P61" text:outline-level="3"><text:span text:style-name="Source_20_Text"><text:span text:style-name="T86"/></text:span></text:h>
      <text:h text:style-name="P61" text:outline-level="3"><text:span text:style-name="Source_20_Text"><text:span text:style-name="T22"/></text:span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6"/>
      <text:p text:style-name="P14"/>
      <text:p text:style-name="P14"/>
      <text:p text:style-name="P14"/>
      <text:h text:style-name="P28" text:outline-level="4" text:is-list-header="true"><text:soft-page-break/><text:span text:style-name="T7">Select specifie row</text:span></text:h>
      <text:h text:style-name="P29" text:outline-level="4"><text:span text:style-name="Source_20_Text"><text:span text:style-name="T18">To select specifie row you can filter the selection by using the "S</text:span></text:span><text:span text:style-name="Source_20_Text"><text:span text:style-name="T19">ELECT FROM posts WHERE <text:tab/>id= 1 statement"</text:span></text:span></text:h>
      <text:p text:style-name="P47"><draw:custom-shape text:anchor-type="paragraph" draw:z-index="14" draw:name="Shape 15" draw:style-name="gr7" draw:text-style-name="P90" svg:width="7.0524in" svg:height="4.198in" svg:x="0.0654in" svg:y="0in"><text:p text:style-name="P67"><text:span text:style-name="T145"><text:s text:c="4"/></text:span><text:span text:style-name="T145">const</text:span><text:span text:style-name="T146"> mysql </text:span><text:span text:style-name="T147">=</text:span><text:span text:style-name="T146"> </text:span><text:span text:style-name="T148">require</text:span><text:span text:style-name="T146">(</text:span><text:span text:style-name="T149">'mysql2'</text:span><text:span text:style-name="T146">);</text:span></text:p><text:p text:style-name="P70"><text:span text:style-name="T150"><text:s text:c="2"/></text:span></text:p><text:p text:style-name="P68"><text:span text:style-name="T145"><text:s text:c="4"/></text:span><text:span text:style-name="T145">const</text:span><text:span text:style-name="T146"> con </text:span><text:span text:style-name="T147">=</text:span><text:span text:style-name="T146"> mysql.</text:span><text:span text:style-name="T148">createConnection</text:span><text:span text:style-name="T146">({</text:span></text:p><text:p text:style-name="P68"><text:span text:style-name="T146"><text:s text:c="3"/></text:span><text:span text:style-name="T146"><text:tab/></text:span><text:span text:style-name="T146">host: </text:span><text:span text:style-name="T149">"localhost"</text:span><text:span text:style-name="T146">,</text:span></text:p><text:p text:style-name="P68"><text:span text:style-name="T146"><text:tab/></text:span><text:span text:style-name="T146">user: </text:span><text:span text:style-name="T149">"root"</text:span><text:span text:style-name="T146">,</text:span></text:p><text:p text:style-name="P68"><text:span text:style-name="T146"><text:tab/></text:span><text:span text:style-name="T146">password: </text:span><text:span text:style-name="T149">"password"</text:span><text:span text:style-name="T146">,</text:span></text:p><text:p text:style-name="P68"><text:span text:style-name="T146"><text:tab/></text:span><text:span text:style-name="T146">database: </text:span><text:span text:style-name="T149">"nodedb"</text:span></text:p><text:p text:style-name="P69"><text:span text:style-name="T150"><text:s text:c="5"/></text:span><text:span text:style-name="T150">});</text:span></text:p><text:p text:style-name="P70"><text:span text:style-name="T150"/></text:p><text:p text:style-name="P68"><text:span text:style-name="T146"><text:s text:c="4"/></text:span><text:span text:style-name="T146">con.</text:span><text:span text:style-name="T148">connect</text:span><text:span text:style-name="T146">(</text:span><text:span text:style-name="T145">function</text:span><text:span text:style-name="T146">(</text:span><text:span text:style-name="T151">err</text:span><text:span text:style-name="T146">) {</text:span></text:p><text:p text:style-name="P68"><text:span text:style-name="T147"><text:s text:c="4"/></text:span><text:span text:style-name="T147"><text:tab/></text:span><text:span text:style-name="T147">if</text:span><text:span text:style-name="T146"> (</text:span><text:span text:style-name="T151">err</text:span><text:span text:style-name="T146">) </text:span><text:span text:style-name="T147">return</text:span><text:span text:style-name="T146"> console.</text:span><text:span text:style-name="T148">log</text:span><text:span text:style-name="T146">(</text:span><text:span text:style-name="T151">err</text:span><text:span text:style-name="T146">.message);</text:span></text:p><text:p text:style-name="P68"><text:span text:style-name="T145"><text:tab/></text:span><text:span text:style-name="T145"><text:tab/></text:span><text:span text:style-name="T145"><text:tab/></text:span><text:span text:style-name="T145">const</text:span><text:span text:style-name="T146"> statement </text:span><text:span text:style-name="T147">=</text:span><text:span text:style-name="T146"> </text:span><text:span text:style-name="T149">"SELECT * FROM posts WHERE id =1"</text:span><text:span text:style-name="T146">;</text:span></text:p><text:p text:style-name="P68"><text:span text:style-name="T146"><text:tab/></text:span><text:span text:style-name="T146"><text:tab/></text:span><text:span text:style-name="T146"><text:tab/></text:span><text:span text:style-name="T146">con.</text:span><text:span text:style-name="T148">query</text:span><text:span text:style-name="T146">(statement, </text:span><text:span text:style-name="T145">function</text:span><text:span text:style-name="T146"> (</text:span><text:span text:style-name="T151">err</text:span><text:span text:style-name="T146">, </text:span><text:span text:style-name="T151">result</text:span><text:span text:style-name="T146">, </text:span><text:span text:style-name="T151">fields</text:span><text:span text:style-name="T146">) {</text:span></text:p><text:p text:style-name="P68"><text:span text:style-name="T147"><text:tab/></text:span><text:span text:style-name="T147"><text:tab/></text:span><text:span text:style-name="T147"><text:tab/></text:span><text:span text:style-name="T147">if</text:span><text:span text:style-name="T146"> (</text:span><text:span text:style-name="T151">err</text:span><text:span text:style-name="T146">) </text:span><text:span text:style-name="T147">throw</text:span><text:span text:style-name="T146"> </text:span><text:span text:style-name="T151">err</text:span><text:span text:style-name="T146">;</text:span></text:p><text:p text:style-name="P68"><text:span text:style-name="T146"><text:tab/></text:span><text:span text:style-name="T146"><text:tab/></text:span><text:span text:style-name="T146"><text:tab/></text:span><text:span text:style-name="T146">console.</text:span><text:span text:style-name="T148">log</text:span><text:span text:style-name="T146">(</text:span><text:span text:style-name="T151">result</text:span><text:span text:style-name="T146">);</text:span></text:p><text:p text:style-name="P68"><text:span text:style-name="T146"><text:tab/></text:span><text:span text:style-name="T146"><text:tab/></text:span><text:span text:style-name="T146"><text:tab/></text:span><text:span text:style-name="T146">con.</text:span><text:span text:style-name="T148">end</text:span><text:span text:style-name="T146">();</text:span></text:p><text:p text:style-name="P69"><text:span text:style-name="T150"><text:tab/></text:span><text:span text:style-name="T150">});</text:span></text:p><text:p text:style-name="P69"><text:span text:style-name="T150"><text:s text:c="4"/></text:span><text:span text:style-name="T150">})</text:span>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" text:outline-level="4" text:is-list-header="true">Wildcard Characters</text:h>
      <text:list xml:id="list2122181872" text:style-name="L16">
        <text:list-item>
          <text:p text:style-name="P63"><text:span text:style-name="Source_20_Text"><text:span text:style-name="T49">You can also </text:span></text:span><text:span text:style-name="Source_20_Text"><text:span text:style-name="T57">select</text:span></text:span><text:span text:style-name="Source_20_Text"><text:span text:style-name="T49"> the </text:span></text:span><text:span text:style-name="Source_20_Text"><text:span text:style-name="T57">records</text:span></text:span><text:span text:style-name="Source_20_Text"><text:span text:style-name="T49"> that </text:span></text:span><text:span text:style-name="Source_20_Text"><text:span text:style-name="T57">starts</text:span></text:span><text:span text:style-name="Source_20_Text"><text:span text:style-name="T49">, </text:span></text:span><text:span text:style-name="Source_20_Text"><text:span text:style-name="T57">includes</text:span></text:span><text:span text:style-name="Source_20_Text"><text:span text:style-name="T49">, or </text:span></text:span><text:span text:style-name="Source_20_Text"><text:span text:style-name="T57">ends</text:span></text:span><text:span text:style-name="Source_20_Text"><text:span text:style-name="T49"> with a </text:span></text:span><text:span text:style-name="Source_20_Text"><text:span text:style-name="T57">given letter or phrase</text:span></text:span><text:span text:style-name="Source_20_Text"><text:span text:style-name="T49">.</text:span></text:span></text:p>
        </text:list-item>
        <text:list-item>
          <text:p text:style-name="P64"><text:span text:style-name="Source_20_Text"><text:span text:style-name="T57">Use</text:span></text:span><text:span text:style-name="Source_20_Text"><text:span text:style-name="T49"> the </text:span></text:span><text:span text:style-name="Source_20_Text"><text:span text:style-name="T57">'%' </text:span></text:span><text:span text:style-name="Source_20_Text"><text:span text:style-name="T49">wildcard to</text:span></text:span><text:span text:style-name="Source_20_Text"><text:span text:style-name="T57"> represent zero</text:span></text:span><text:span text:style-name="Source_20_Text"><text:span text:style-name="T49">, </text:span></text:span><text:span text:style-name="Source_20_Text"><text:span text:style-name="T57">one or multiple characters:</text:span></text:span></text:p>
        </text:list-item>
      </text:list>
      <text:p text:style-name="P14"><draw:custom-shape text:anchor-type="paragraph" draw:z-index="15" draw:name="Shape 16" draw:style-name="gr6" draw:text-style-name="P89" svg:width="6.865in" svg:height="3.9067in" svg:x="0.3339in" svg:y="0.1193in"><text:p text:style-name="P85"><text:span text:style-name="T137"><text:s text:c="4"/></text:span><text:span text:style-name="T137">const</text:span><text:span text:style-name="T138"> mysql </text:span><text:span text:style-name="T139">=</text:span><text:span text:style-name="T138"> </text:span><text:span text:style-name="T140">require</text:span><text:span text:style-name="T138">(</text:span><text:span text:style-name="T141">'mysql2'</text:span><text:span text:style-name="T138">);</text:span></text:p><text:p text:style-name="P85"><text:span text:style-name="T137"><text:s text:c="3"/></text:span><text:span text:style-name="T137">const</text:span><text:span text:style-name="T138"> con </text:span><text:span text:style-name="T139">=</text:span><text:span text:style-name="T138"> mysql.</text:span><text:span text:style-name="T140">createConnection</text:span><text:span text:style-name="T138">({</text:span></text:p><text:p text:style-name="P85"><text:span text:style-name="T138"><text:s/></text:span><text:span text:style-name="T138"><text:tab/></text:span><text:span text:style-name="T138">host: </text:span><text:span text:style-name="T141">"localhost"</text:span><text:span text:style-name="T138">,</text:span></text:p><text:p text:style-name="P85"><text:span text:style-name="T138"><text:tab/></text:span><text:span text:style-name="T138">user: </text:span><text:span text:style-name="T141">"root"</text:span><text:span text:style-name="T138">,</text:span></text:p><text:p text:style-name="P85"><text:span text:style-name="T138"><text:tab/></text:span><text:span text:style-name="T138">password: </text:span><text:span text:style-name="T141">"password"</text:span><text:span text:style-name="T138">,</text:span></text:p><text:p text:style-name="P85"><text:span text:style-name="T138"><text:tab/></text:span><text:span text:style-name="T138">database: </text:span><text:span text:style-name="T141">"nodedb"</text:span></text:p><text:p text:style-name="P86"><text:span text:style-name="T142"><text:s text:c="3"/></text:span><text:span text:style-name="T142">});</text:span></text:p><text:p text:style-name="P85"><text:span text:style-name="T143"/></text:p><text:p text:style-name="P85"><text:span text:style-name="T138"><text:s text:c="4"/></text:span><text:span text:style-name="T138">con.</text:span><text:span text:style-name="T140">connect</text:span><text:span text:style-name="T138">(</text:span><text:span text:style-name="T137">function</text:span><text:span text:style-name="T138"> (</text:span><text:span text:style-name="T144">err</text:span><text:span text:style-name="T138">) {</text:span></text:p><text:p text:style-name="P85"><text:span text:style-name="T139"><text:s/></text:span><text:span text:style-name="T139"><text:tab/></text:span><text:span text:style-name="T139">if</text:span><text:span text:style-name="T138"> (</text:span><text:span text:style-name="T144">err</text:span><text:span text:style-name="T138">) </text:span><text:span text:style-name="T139">return</text:span><text:span text:style-name="T138"> console.</text:span><text:span text:style-name="T140">log</text:span><text:span text:style-name="T138">(</text:span><text:span text:style-name="T144">err</text:span><text:span text:style-name="T138">.message);</text:span></text:p><text:p text:style-name="P85"><text:span text:style-name="T137"><text:tab/></text:span><text:span text:style-name="T137">const</text:span><text:span text:style-name="T138"> statement </text:span><text:span text:style-name="T139">=</text:span><text:span text:style-name="T138"> </text:span><text:span text:style-name="T141">"SELECT * FROM posts WHERE id LIKE '1%'"</text:span></text:p><text:p text:style-name="P85"><text:span text:style-name="T138"><text:tab/></text:span><text:span text:style-name="T138">con.</text:span><text:span text:style-name="T140">query</text:span><text:span text:style-name="T138">(statement, </text:span><text:span text:style-name="T137">function</text:span><text:span text:style-name="T138"> (</text:span><text:span text:style-name="T144">err</text:span><text:span text:style-name="T138">, </text:span><text:span text:style-name="T144">result</text:span><text:span text:style-name="T138">) {</text:span></text:p><text:p text:style-name="P87"><text:span text:style-name="T139"><text:tab/></text:span><text:span text:style-name="T139"><text:tab/></text:span><text:span text:style-name="T139"><text:tab/></text:span><text:span text:style-name="T139">if</text:span><text:span text:style-name="T138"> (</text:span><text:span text:style-name="T144">err</text:span><text:span text:style-name="T138">) console.</text:span><text:span text:style-name="T140">log</text:span><text:span text:style-name="T138">(</text:span><text:span text:style-name="T144">err</text:span><text:span text:style-name="T138">.message);</text:span></text:p><text:p text:style-name="P87"><text:span text:style-name="T138"><text:tab/></text:span><text:span text:style-name="T138"><text:tab/></text:span><text:span text:style-name="T138"><text:tab/></text:span><text:span text:style-name="T138">console.</text:span><text:span text:style-name="T140">log</text:span><text:span text:style-name="T138">(</text:span><text:span text:style-name="T144">result</text:span><text:span text:style-name="T138">);</text:span></text:p><text:p text:style-name="P88"><text:span text:style-name="T142"><text:tab/></text:span><text:span text:style-name="T142">});</text:span><text:span text:style-name="T142"><text:tab/></text:span></text:p><text:p text:style-name="P88"><text:span text:style-name="T142"><text:s text:c="3"/></text:span><text:span text:style-name="T142">})</text:span>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0" text:outline-level="4" text:is-list-header="true"><text:soft-page-break/><text:span text:style-name="T107">Escaping </text:span></text:h>
      <text:h text:style-name="P16" text:outline-level="10"><text:span text:style-name="Source_20_Text"><text:span text:style-name="T111">When query values are variables provided by the user, you should escape the values.</text:span></text:span></text:h>
      <text:h text:style-name="P15" text:outline-level="10"><text:span text:style-name="Source_20_Text"><text:span text:style-name="T95">This is to prevent SQL injections, which is a common web hacking technique to destroy or </text:span></text:span><text:span text:style-name="Source_20_Text"><text:span text:style-name="T96"><text:tab/></text:span></text:span><text:span text:style-name="Source_20_Text"><text:span text:style-name="T95">misuse your database.</text:span></text:span></text:h>
      <text:h text:style-name="P15" text:outline-level="10"><text:span text:style-name="Source_20_Text"><text:span text:style-name="T95">mysql.escape() method can use escape query values</text:span></text:span></text:h>
      <text:h text:style-name="P49" text:outline-level="10"><draw:custom-shape text:anchor-type="paragraph" draw:z-index="16" draw:name="Shape 17" draw:style-name="gr5" draw:text-style-name="P84" svg:width="6.948in" svg:height="3.6252in" svg:x="0.3154in" svg:y="0.1547in"><text:p text:style-name="P80"><text:span text:style-name="T132">const</text:span><text:span text:style-name="T133"> mysql </text:span><text:span text:style-name="T134">=</text:span><text:span text:style-name="T133"> </text:span><text:span text:style-name="T135">require</text:span><text:span text:style-name="T133">(</text:span><text:span text:style-name="T136">'mysql2'</text:span><text:span text:style-name="T133">);</text:span></text:p><text:p text:style-name="P81"><text:span text:style-name="T124"><text:s text:c="5"/></text:span><text:span text:style-name="T124">const</text:span><text:span text:style-name="T125"> con </text:span><text:span text:style-name="T126">=</text:span><text:span text:style-name="T125"> mysql.</text:span><text:span text:style-name="T127">createConnection</text:span><text:span text:style-name="T125">({</text:span></text:p><text:p text:style-name="P81"><text:span text:style-name="T125"><text:tab/></text:span><text:span text:style-name="T125"><text:tab/></text:span><text:span text:style-name="T125">host: </text:span><text:span text:style-name="T128">"localhost"</text:span><text:span text:style-name="T125">,</text:span></text:p><text:p text:style-name="P81"><text:span text:style-name="T125"><text:tab/></text:span><text:span text:style-name="T125"><text:tab/></text:span><text:span text:style-name="T125">user: </text:span><text:span text:style-name="T128">"root"</text:span><text:span text:style-name="T125">,</text:span></text:p><text:p text:style-name="P81"><text:span text:style-name="T125"><text:tab/></text:span><text:span text:style-name="T125"><text:tab/></text:span><text:span text:style-name="T125">password: </text:span><text:span text:style-name="T128">"password"</text:span><text:span text:style-name="T125">,</text:span></text:p><text:p text:style-name="P81"><text:span text:style-name="T125"><text:tab/></text:span><text:span text:style-name="T125"><text:tab/></text:span><text:span text:style-name="T125">database: </text:span><text:span text:style-name="T128">"nodedb"</text:span></text:p><text:p text:style-name="P82"><text:span text:style-name="T129"><text:s text:c="6"/></text:span><text:span text:style-name="T129">});</text:span></text:p><text:p text:style-name="P83"><text:span text:style-name="T129"/></text:p><text:p text:style-name="P81"><text:span text:style-name="T125"><text:s text:c="3"/></text:span><text:span text:style-name="T125">con.</text:span><text:span text:style-name="T127">connect</text:span><text:span text:style-name="T125">(</text:span><text:span text:style-name="T124">function</text:span><text:span text:style-name="T125"> (</text:span><text:span text:style-name="T130">err</text:span><text:span text:style-name="T125">) {</text:span></text:p><text:p text:style-name="P81"><text:span text:style-name="T126"><text:tab/></text:span><text:span text:style-name="T126">if</text:span><text:span text:style-name="T125"> (</text:span><text:span text:style-name="T130">err</text:span><text:span text:style-name="T125">) </text:span><text:span text:style-name="T126">return</text:span><text:span text:style-name="T125"> console.</text:span><text:span text:style-name="T127">log</text:span><text:span text:style-name="T125">(</text:span><text:span text:style-name="T130">err</text:span><text:span text:style-name="T125">.message);</text:span></text:p><text:p text:style-name="P81"><text:span text:style-name="T124"><text:tab/></text:span><text:span text:style-name="T124">const</text:span><text:span text:style-name="T125"> statement </text:span><text:span text:style-name="T126">=</text:span><text:span text:style-name="T125"> </text:span><text:span text:style-name="T128">`SELECT * FROM posts WHERE id=${</text:span><text:span text:style-name="T125">mysql.</text:span><text:span text:style-name="T127">escape</text:span><text:span text:style-name="T125">(</text:span><text:span text:style-name="T131">1</text:span><text:span text:style-name="T125">)</text:span><text:span text:style-name="T128">}`</text:span><text:span text:style-name="T125">;</text:span></text:p><text:p text:style-name="P81"><text:span text:style-name="T125"><text:tab/></text:span><text:span text:style-name="T125">con.</text:span><text:span text:style-name="T127">query</text:span><text:span text:style-name="T125">(statement, </text:span><text:span text:style-name="T124">function</text:span><text:span text:style-name="T125"> (</text:span><text:span text:style-name="T130">err</text:span><text:span text:style-name="T125">, </text:span><text:span text:style-name="T130">result</text:span><text:span text:style-name="T125">) {</text:span></text:p><text:p text:style-name="P81"><text:span text:style-name="T126"><text:tab/></text:span><text:span text:style-name="T126"><text:tab/></text:span><text:span text:style-name="T126"><text:tab/></text:span><text:span text:style-name="T126">if</text:span><text:span text:style-name="T125"> (</text:span><text:span text:style-name="T130">err</text:span><text:span text:style-name="T125">) console.</text:span><text:span text:style-name="T127">log</text:span><text:span text:style-name="T125">(</text:span><text:span text:style-name="T130">err</text:span><text:span text:style-name="T125">.message);</text:span></text:p><text:p text:style-name="P81"><text:span text:style-name="T125"><text:tab/></text:span><text:span text:style-name="T125"><text:tab/></text:span><text:span text:style-name="T125"><text:tab/></text:span><text:span text:style-name="T125">console.</text:span><text:span text:style-name="T127">log</text:span><text:span text:style-name="T125">(</text:span><text:span text:style-name="T130">result</text:span><text:span text:style-name="T125">);</text:span></text:p><text:p text:style-name="P81"><text:span text:style-name="T125"><text:tab/></text:span><text:span text:style-name="T125"><text:tab/></text:span><text:span text:style-name="T125"><text:tab/></text:span><text:span text:style-name="T125">con.</text:span><text:span text:style-name="T127">end</text:span><text:span text:style-name="T125">()</text:span></text:p><text:p text:style-name="P82"><text:span text:style-name="T129"><text:tab/></text:span><text:span text:style-name="T129">});</text:span></text:p><text:p text:style-name="P82"><text:span text:style-name="T129"><text:s text:c="4"/></text:span><text:span text:style-name="T129">})</text:span></text:p><draw:enhanced-geometry svg:viewBox="0 0 21600 21600" draw:type="rectangle" draw:enhanced-path="M 0 0 L 21600 0 21600 21600 0 21600 0 0 Z N"/></draw:custom-shape><text:span text:style-name="Source_20_Text"><text:span text:style-name="T95"/></text:span></text:h>
      <text:h text:style-name="P65" text:outline-level="10"><text:span text:style-name="Source_20_Text"><text:span text:style-name="T58"/></text:span></text:h>
      <text:h text:style-name="P65" text:outline-level="10"><text:span text:style-name="Source_20_Text"><text:span text:style-name="T109"/></text:span></text:h>
      <text:h text:style-name="P65" text:outline-level="10"><text:span text:style-name="Source_20_Text"><text:span text:style-name="T110"/></text:span></text:h>
      <text:h text:style-name="P65" text:outline-level="10"><text:span text:style-name="Source_20_Text"><text:span text:style-name="T109"/></text:span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0" text:outline-level="3" text:is-list-header="true"><text:span text:style-name="T105">Select with placeholder </text:span></text:h>
      <text:h text:style-name="P21" text:outline-level="3"><text:span text:style-name="Source_20_Text"><text:span text:style-name="T49">You can also use a </text:span></text:span><text:span text:style-name="T59">? </text:span><text:span text:style-name="Source_20_Text"><text:span text:style-name="T49">as a </text:span></text:span><text:span text:style-name="Source_20_Text"><text:span text:style-name="T61">placeholder</text:span></text:span><text:span text:style-name="Source_20_Text"><text:span text:style-name="T49"> for the values </text:span></text:span><text:span text:style-name="Source_20_Text"><text:span text:style-name="T61">you want to escape.</text:span></text:span></text:h>
      <text:h text:style-name="P21" text:outline-level="3"><text:span text:style-name="Source_20_Text"><text:span text:style-name="T49">In this case, the variable is sent as the </text:span></text:span><text:span text:style-name="Source_20_Text"><text:span text:style-name="T61">second parameter in the query() </text:span></text:span><text:span text:style-name="Source_20_Text"><text:span text:style-name="T49">metho</text:span></text:span><text:span text:style-name="Source_20_Text"><text:span text:style-name="T54">d.</text:span></text:span></text:h>
      <text:h text:style-name="P66" text:outline-level="3"><draw:custom-shape text:anchor-type="paragraph" draw:z-index="17" draw:name="Shape 18" draw:style-name="gr4" draw:text-style-name="P79" svg:width="6.9988in" svg:height="3.9079in" svg:x="0.2591in" svg:y="-0.0102in"><text:p text:style-name="P75"><text:span text:style-name="T124"><text:s text:c="4"/></text:span><text:span text:style-name="T124">const</text:span><text:span text:style-name="T125"> mysql </text:span><text:span text:style-name="T126">=</text:span><text:span text:style-name="T125"> </text:span><text:span text:style-name="T127">require</text:span><text:span text:style-name="T125">(</text:span><text:span text:style-name="T128">'mysql2'</text:span><text:span text:style-name="T125">);</text:span></text:p><text:p text:style-name="P75"><text:span text:style-name="T124"><text:s text:c="4"/></text:span><text:span text:style-name="T124">const</text:span><text:span text:style-name="T125"> con </text:span><text:span text:style-name="T126">=</text:span><text:span text:style-name="T125"> mysql.</text:span><text:span text:style-name="T127">createConnection</text:span><text:span text:style-name="T125">({</text:span></text:p><text:p text:style-name="P75"><text:span text:style-name="T125"><text:tab/></text:span><text:span text:style-name="T125">host: </text:span><text:span text:style-name="T128">"localhost"</text:span><text:span text:style-name="T125">,</text:span></text:p><text:p text:style-name="P75"><text:span text:style-name="T125"><text:tab/></text:span><text:span text:style-name="T125">user: </text:span><text:span text:style-name="T128">"root"</text:span><text:span text:style-name="T125">,</text:span></text:p><text:p text:style-name="P75"><text:span text:style-name="T125"><text:tab/></text:span><text:span text:style-name="T125">password: </text:span><text:span text:style-name="T128">"password"</text:span><text:span text:style-name="T125">,</text:span></text:p><text:p text:style-name="P75"><text:span text:style-name="T125"><text:tab/></text:span><text:span text:style-name="T125">database: </text:span><text:span text:style-name="T128">"nodedb"</text:span></text:p><text:p text:style-name="P76"><text:span text:style-name="T129"><text:s text:c="4"/></text:span><text:span text:style-name="T129">});</text:span></text:p><text:p text:style-name="P77"><text:span text:style-name="T129"/></text:p><text:p text:style-name="P75"><text:span text:style-name="T125"><text:s text:c="4"/></text:span><text:span text:style-name="T125">con.</text:span><text:span text:style-name="T127">connect</text:span><text:span text:style-name="T125">(</text:span><text:span text:style-name="T124">function</text:span><text:span text:style-name="T125"> (</text:span><text:span text:style-name="T130">err</text:span><text:span text:style-name="T125">) {</text:span></text:p><text:p text:style-name="P75"><text:span text:style-name="T126"><text:tab/></text:span><text:span text:style-name="T126">if</text:span><text:span text:style-name="T125"> (</text:span><text:span text:style-name="T130">err</text:span><text:span text:style-name="T125">) </text:span><text:span text:style-name="T126">return</text:span><text:span text:style-name="T125"> console.</text:span><text:span text:style-name="T127">log</text:span><text:span text:style-name="T125">(</text:span><text:span text:style-name="T130">err</text:span><text:span text:style-name="T125">.message);</text:span></text:p><text:p text:style-name="P75"><text:span text:style-name="T124"><text:tab/></text:span><text:span text:style-name="T124"><text:tab/></text:span><text:span text:style-name="T124"> <text:s text:c="5"/></text:span><text:span text:style-name="T124">const</text:span><text:span text:style-name="T125"> userProvidedId </text:span><text:span text:style-name="T126">=</text:span><text:span text:style-name="T125"> </text:span><text:span text:style-name="T131">1</text:span><text:span text:style-name="T125">;</text:span></text:p><text:p text:style-name="P75"><text:span text:style-name="T124"><text:s/></text:span><text:span text:style-name="T124"><text:tab/></text:span><text:span text:style-name="T124"> <text:s text:c="5"/></text:span><text:span text:style-name="T124">const</text:span><text:span text:style-name="T125"> userProvidedTitle </text:span><text:span text:style-name="T126">=</text:span><text:span text:style-name="T125"> </text:span><text:span text:style-name="T128">'Post One'</text:span></text:p><text:p text:style-name="P75"><text:span text:style-name="T124"><text:s text:c="18"/></text:span><text:span text:style-name="T124">const</text:span><text:span text:style-name="T125"> stm </text:span><text:span text:style-name="T126">=</text:span><text:span text:style-name="T125"> </text:span><text:span text:style-name="T128">'SELECT * FROM posts WHERE id = ? OR title = ?'</text:span><text:span text:style-name="T125">;</text:span></text:p><text:p text:style-name="P75"><text:span text:style-name="T125"><text:tab/></text:span><text:span text:style-name="T125"> <text:s text:c="5"/></text:span><text:span text:style-name="T125">con.</text:span><text:span text:style-name="T127">query</text:span><text:span text:style-name="T125">(stm, [userProvidedId, userProvidedTitle], </text:span><text:span text:style-name="T124">function</text:span><text:span text:style-name="T125"> (</text:span><text:span text:style-name="T130">err</text:span><text:span text:style-name="T125">, </text:span><text:span text:style-name="T130">result</text:span><text:span text:style-name="T125">) {</text:span></text:p><text:p text:style-name="P75"><text:span text:style-name="T126"><text:tab/></text:span><text:span text:style-name="T126"><text:tab/></text:span><text:span text:style-name="T126"><text:tab/></text:span><text:span text:style-name="T126">if</text:span><text:span text:style-name="T125"> (</text:span><text:span text:style-name="T130">err</text:span><text:span text:style-name="T125">) </text:span><text:span text:style-name="T126">throw</text:span><text:span text:style-name="T125"> </text:span><text:span text:style-name="T130">err</text:span><text:span text:style-name="T125">;</text:span></text:p><text:p text:style-name="P75"><text:span text:style-name="T125"><text:tab/></text:span><text:span text:style-name="T125"><text:tab/></text:span><text:span text:style-name="T125"><text:tab/></text:span><text:span text:style-name="T125">console.</text:span><text:span text:style-name="T127">log</text:span><text:span text:style-name="T125">(</text:span><text:span text:style-name="T130">result</text:span><text:span text:style-name="T125">);</text:span></text:p><text:p text:style-name="P75"><text:span text:style-name="T125"><text:tab/></text:span><text:span text:style-name="T125"><text:tab/></text:span><text:span text:style-name="T125"><text:tab/></text:span><text:span text:style-name="T125">con.</text:span><text:span text:style-name="T127">end</text:span><text:span text:style-name="T125">();</text:span></text:p><text:p text:style-name="P76"><text:span text:style-name="T129"><text:tab/></text:span><text:span text:style-name="T129">});</text:span></text:p><text:p text:style-name="P78"><text:span text:style-name="T129"><text:s text:c="6"/></text:span><text:span text:style-name="T129">})</text:span></text:p><draw:enhanced-geometry svg:viewBox="0 0 21600 21600" draw:type="rectangle" draw:enhanced-path="M 0 0 L 21600 0 21600 21600 0 21600 0 0 Z N"/></draw:custom-shape></text:h>
      <text:h text:style-name="P66" text:outline-level="3"><text:span text:style-name="Source_20_Text"><text:span text:style-name="T54"/></text:span></text:h>
      <text:p text:style-name="P4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4" text:is-list-header="true"><text:soft-page-break/><text:span text:style-name="T106">Sort Ascending </text:span></text:h>
      <text:h text:style-name="P34" text:outline-level="4"><text:span text:style-name="Source_20_Text"><text:span text:style-name="T49">To </text:span></text:span><text:span text:style-name="Source_20_Text"><text:span text:style-name="T61">sort</text:span></text:span><text:span text:style-name="Source_20_Text"><text:span text:style-name="T49"> result in </text:span></text:span><text:span text:style-name="Source_20_Text"><text:span text:style-name="T61">ascending</text:span></text:span><text:span text:style-name="Source_20_Text"><text:span text:style-name="T49"> or </text:span></text:span><text:span text:style-name="Source_20_Text"><text:span text:style-name="T61">descending</text:span></text:span><text:span text:style-name="Source_20_Text"><text:span text:style-name="T49"> order </text:span></text:span><text:span text:style-name="Source_20_Text"><text:span text:style-name="T61">use</text:span></text:span><text:span text:style-name="Source_20_Text"><text:span text:style-name="T49"> "</text:span></text:span><text:span text:style-name="Source_20_Text"><text:span text:style-name="T61">Use the "SELECT FROM <text:s/></text:span></text:span><text:span text:style-name="Source_20_Text"><text:span text:style-name="T62">table </text:span></text:span><text:span text:style-name="Source_20_Text"><text:span text:style-name="T63"><text:tab/></text:span></text:span><text:span text:style-name="Source_20_Text"><text:span text:style-name="T61">ORDER BY colname</text:span></text:span><text:span text:style-name="Source_20_Text"><text:span text:style-name="T49">"</text:span></text:span></text:h>
      <text:h text:style-name="P33" text:outline-level="4"><text:span text:style-name="Source_20_Text"><text:span text:style-name="T49"><text:s text:c="2"/>The </text:span></text:span><text:span text:style-name="Source_20_Text"><text:span text:style-name="T61">ORDER BY</text:span></text:span><text:span text:style-name="Source_20_Text"><text:span text:style-name="T49"> keyword sorts the result </text:span></text:span><text:span text:style-name="Source_20_Text"><text:span text:style-name="T61">ascending by default</text:span></text:span></text:h>
      <text:p text:style-name="P14"><draw:custom-shape text:anchor-type="paragraph" draw:z-index="18" draw:name="Shape 19" draw:style-name="gr3" draw:text-style-name="P72" svg:width="6.9531in" svg:height="3.5969in" svg:x="0.3472in" svg:y="0.1709in"><text:p text:style-name="P67"><text:span text:style-name="T112"><text:s text:c="4"/></text:span><text:span text:style-name="T112">const</text:span><text:span text:style-name="T113"> mysql </text:span><text:span text:style-name="T114">=</text:span><text:span text:style-name="T113"> </text:span><text:span text:style-name="T115">require</text:span><text:span text:style-name="T113">(</text:span><text:span text:style-name="T116">'mysql2'</text:span><text:span text:style-name="T113">);</text:span></text:p><text:p text:style-name="P68"><text:span text:style-name="T112"><text:s text:c="4"/></text:span><text:span text:style-name="T112">const</text:span><text:span text:style-name="T113"> dbEnv </text:span><text:span text:style-name="T114">=</text:span><text:span text:style-name="T113"> {</text:span></text:p><text:p text:style-name="P68"><text:span text:style-name="T113"><text:tab/></text:span><text:span text:style-name="T113">host : </text:span><text:span text:style-name="T116">'localhost'</text:span><text:span text:style-name="T113">,</text:span></text:p><text:p text:style-name="P68"><text:span text:style-name="T113"><text:tab/></text:span><text:span text:style-name="T113">user : </text:span><text:span text:style-name="T116">'root'</text:span><text:span text:style-name="T113">,</text:span></text:p><text:p text:style-name="P68"><text:span text:style-name="T113"><text:tab/></text:span><text:span text:style-name="T113">password : </text:span><text:span text:style-name="T116">'password'</text:span><text:span text:style-name="T113">,</text:span></text:p><text:p text:style-name="P68"><text:span text:style-name="T113"><text:tab/></text:span><text:span text:style-name="T113">database : </text:span><text:span text:style-name="T116">'nodedb'</text:span></text:p><text:p text:style-name="P69"><text:s text:c="4"/>}</text:p><text:p text:style-name="P68"><text:span text:style-name="T112"><text:s text:c="4"/></text:span><text:span text:style-name="T112">const</text:span><text:span text:style-name="T113"> connection </text:span><text:span text:style-name="T114">=</text:span><text:span text:style-name="T113"> mysql.</text:span><text:span text:style-name="T115">createConnection</text:span><text:span text:style-name="T113">(dbEnv);</text:span></text:p><text:p text:style-name="P68"><text:span text:style-name="T113"><text:s text:c="4"/></text:span><text:span text:style-name="T113">connection.</text:span><text:span text:style-name="T115">connect</text:span><text:span text:style-name="T113">((</text:span><text:span text:style-name="T117">err</text:span><text:span text:style-name="T113">)</text:span><text:span text:style-name="T112">=&gt;</text:span><text:span text:style-name="T113">{</text:span></text:p><text:p text:style-name="P68"><text:span text:style-name="T114"><text:s text:c="3"/></text:span><text:span text:style-name="T114"><text:tab/></text:span><text:span text:style-name="T114">if</text:span><text:span text:style-name="T113">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.message);</text:span></text:p><text:p text:style-name="P68"><text:span text:style-name="T112"><text:tab/></text:span><text:span text:style-name="T112">const</text:span><text:span text:style-name="T113"> statement </text:span><text:span text:style-name="T114">=</text:span><text:span text:style-name="T113"> </text:span><text:span text:style-name="T116">"SELECT * FROM posts ORDER BY title"</text:span><text:span text:style-name="T113">;</text:span></text:p><text:p text:style-name="P68"><text:span text:style-name="T113"><text:tab/></text:span><text:span text:style-name="T113">connection.</text:span><text:span text:style-name="T115">query</text:span><text:span text:style-name="T113">(statement,(</text:span><text:span text:style-name="T117">err</text:span><text:span text:style-name="T113">,</text:span><text:span text:style-name="T117">result</text:span><text:span text:style-name="T113">)</text:span><text:span text:style-name="T112">=&gt;</text:span><text:span text:style-name="T113">{</text:span></text:p><text:p text:style-name="P68"><text:span text:style-name="T114"><text:tab/></text:span><text:span text:style-name="T114"><text:tab/></text:span><text:span text:style-name="T114"> <text:s text:c="4"/></text:span><text:span text:style-name="T114">if</text:span><text:span text:style-name="T113">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);</text:span></text:p><text:p text:style-name="P68"><text:span text:style-name="T113"><text:tab/></text:span><text:span text:style-name="T113"> <text:s text:c="4"/></text:span><text:span text:style-name="T113">console.</text:span><text:span text:style-name="T115">log</text:span><text:span text:style-name="T113">(</text:span><text:span text:style-name="T116">'Sort alphabetically : ascending'</text:span><text:span text:style-name="T113">);</text:span></text:p><text:p text:style-name="P68"><text:span text:style-name="T113"><text:s text:c="15"/></text:span><text:span text:style-name="T113">console.</text:span><text:span text:style-name="T115">log</text:span><text:span text:style-name="T113">(</text:span><text:span text:style-name="T117">result</text:span><text:span text:style-name="T113">);</text:span></text:p><text:p text:style-name="P69"><text:s text:c="4"/><text:tab/>})</text:p><text:p text:style-name="P69"><text:s text:c="5"/>});</text:p><text:p text:style-name="P69"/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5" text:outline-level="4" text:is-list-header="true"><text:span text:style-name="T106">Sort Descending</text:span></text:h>
      <text:h text:style-name="P38" text:outline-level="4"><text:span text:style-name="Source_20_Text"><text:span text:style-name="T49">Use the DESC keyword to sort the result in a descending order.</text:span></text:span></text:h>
      <text:h text:style-name="P37" text:outline-level="4"><text:span text:style-name="Source_20_Text"><text:span text:style-name="T49">SELECT * FROM posts ORDER BY id DESC</text:span></text:span></text:h>
      <text:h text:style-name="P50" text:outline-level="4"><draw:custom-shape text:anchor-type="paragraph" draw:z-index="19" draw:name="Shape 20" draw:style-name="gr2" draw:text-style-name="P74" svg:width="6.913in" svg:height="3.9079in" svg:x="0.2925in" svg:y="-0.0047in"><text:p text:style-name="P73"><text:span text:style-name="T119">const</text:span><text:span text:style-name="T120"> mysql </text:span><text:span text:style-name="T121">=</text:span><text:span text:style-name="T120"> </text:span><text:span text:style-name="T122">require</text:span><text:span text:style-name="T120">(</text:span><text:span text:style-name="T123">'mysql2'</text:span><text:span text:style-name="T120">);</text:span></text:p><text:p text:style-name="P68"><text:span text:style-name="T112"><text:s text:c="5"/></text:span><text:span text:style-name="T112">const</text:span><text:span text:style-name="T113"> dbEnv </text:span><text:span text:style-name="T114">=</text:span><text:span text:style-name="T113"> {</text:span></text:p><text:p text:style-name="P68"><text:span text:style-name="T113"><text:tab/></text:span><text:span text:style-name="T113">host : </text:span><text:span text:style-name="T116">'localhost'</text:span><text:span text:style-name="T113">,</text:span></text:p><text:p text:style-name="P68"><text:span text:style-name="T113"><text:tab/></text:span><text:span text:style-name="T113">user : </text:span><text:span text:style-name="T116">'root'</text:span><text:span text:style-name="T113">,</text:span></text:p><text:p text:style-name="P68"><text:span text:style-name="T113"><text:tab/></text:span><text:span text:style-name="T113">password : </text:span><text:span text:style-name="T116">'password'</text:span><text:span text:style-name="T113">,</text:span></text:p><text:p text:style-name="P68"><text:span text:style-name="T113"><text:tab/></text:span><text:span text:style-name="T113">database : </text:span><text:span text:style-name="T116">'nodedb'</text:span></text:p><text:p text:style-name="P69"><text:s text:c="5"/>}</text:p><text:p text:style-name="P68"><text:span text:style-name="T112"><text:s text:c="5"/></text:span><text:span text:style-name="T112">const</text:span><text:span text:style-name="T113"> connection </text:span><text:span text:style-name="T114">=</text:span><text:span text:style-name="T113"> mysql.</text:span><text:span text:style-name="T115">createConnection</text:span><text:span text:style-name="T113">(dbEnv);</text:span></text:p><text:p text:style-name="P70"/><text:p text:style-name="P68"><text:span text:style-name="T113"><text:s text:c="5"/></text:span><text:span text:style-name="T113">connection.</text:span><text:span text:style-name="T115">connect</text:span><text:span text:style-name="T113">((</text:span><text:span text:style-name="T117">err</text:span><text:span text:style-name="T113">)</text:span><text:span text:style-name="T112">=&gt;</text:span><text:span text:style-name="T113">{</text:span></text:p><text:p text:style-name="P68"><text:span text:style-name="T114"><text:tab/></text:span><text:span text:style-name="T114">if</text:span><text:span text:style-name="T113">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.message);</text:span></text:p><text:p text:style-name="P68"><text:span text:style-name="T112"><text:tab/></text:span><text:span text:style-name="T112">const</text:span><text:span text:style-name="T113"> statement </text:span><text:span text:style-name="T114">=</text:span><text:span text:style-name="T113"> </text:span><text:span text:style-name="T116">"SELECT * FROM posts ORDER BY id DESC"</text:span><text:span text:style-name="T113">;</text:span></text:p><text:p text:style-name="P68"><text:span text:style-name="T113"><text:tab/></text:span><text:span text:style-name="T113">connection.</text:span><text:span text:style-name="T115">query</text:span><text:span text:style-name="T113">(statement,(</text:span><text:span text:style-name="T117">err</text:span><text:span text:style-name="T113">,</text:span><text:span text:style-name="T117">result</text:span><text:span text:style-name="T113">)</text:span><text:span text:style-name="T112">=&gt;</text:span><text:span text:style-name="T113">{</text:span></text:p><text:p text:style-name="P68"><text:span text:style-name="T114"><text:tab/></text:span><text:span text:style-name="T114">if</text:span><text:span text:style-name="T113">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);</text:span></text:p><text:p text:style-name="P68"><text:span text:style-name="T113"><text:tab/></text:span><text:span text:style-name="T113"> <text:s text:c="5"/></text:span><text:span text:style-name="T113">console.</text:span><text:span text:style-name="T115">log</text:span><text:span text:style-name="T113">(</text:span><text:span text:style-name="T117">result</text:span><text:span text:style-name="T113">);</text:span></text:p><text:p text:style-name="P68"><text:span text:style-name="T113"><text:tab/></text:span><text:span text:style-name="T113"> <text:s text:c="5"/></text:span><text:span text:style-name="T113">connection.</text:span><text:span text:style-name="T115">end</text:span><text:span text:style-name="T113">()</text:span></text:p><text:p text:style-name="P69"><text:s text:c="6"/><text:tab/>})</text:p><text:p text:style-name="P69"><text:s text:c="5"/>});</text:p><text:p text:style-name="P69"/><draw:enhanced-geometry svg:viewBox="0 0 21600 21600" draw:type="rectangle" draw:enhanced-path="M 0 0 L 21600 0 21600 21600 0 21600 0 0 Z N"/></draw:custom-shape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1" text:outline-level="4" text:is-list-header="true"><text:soft-page-break/>Delete Record</text:h>
      <text:h text:style-name="P36" text:outline-level="4"><text:span text:style-name="Strong_20_Emphasis"><text:span text:style-name="Source_20_Text"><text:span text:style-name="T66">DELETE FROM statement</text:span></text:span></text:span><text:span text:style-name="Strong_20_Emphasis"><text:span text:style-name="T67"> </text:span></text:span><text:span text:style-name="T67">use to delete records</text:span><text:span text:style-name="T55"> from an existing table</text:span></text:h>
      <text:h text:style-name="P36" text:outline-level="4"><text:span text:style-name="Strong_20_Emphasis"><text:span text:style-name="T55">If you omit the WHERE clause, all records will be deleted!</text:span></text:span></text:h>
      <text:p text:style-name="P45"><draw:custom-shape text:anchor-type="paragraph" draw:z-index="20" draw:name="Shape 21" draw:style-name="gr1" draw:text-style-name="P72" svg:width="6.8094in" svg:height="4.0315in" svg:x="0.4791in" svg:y="0.0016in"><text:p text:style-name="P67"><text:span text:style-name="T112"/></text:p><text:p text:style-name="P67"><text:span text:style-name="T112"><text:s text:c="3"/></text:span><text:span text:style-name="T112">const</text:span><text:span text:style-name="T113"> mysql </text:span><text:span text:style-name="T114">=</text:span><text:span text:style-name="T113"> </text:span><text:span text:style-name="T115">require</text:span><text:span text:style-name="T113">(</text:span><text:span text:style-name="T116">'mysql2'</text:span><text:span text:style-name="T113">);</text:span></text:p><text:p text:style-name="P68"><text:span text:style-name="T112"><text:s text:c="3"/></text:span><text:span text:style-name="T112">const</text:span><text:span text:style-name="T113"> dbEnv </text:span><text:span text:style-name="T114">=</text:span><text:span text:style-name="T113"> {</text:span></text:p><text:p text:style-name="P68"><text:span text:style-name="T113"><text:s text:c="3"/></text:span><text:span text:style-name="T113">host: </text:span><text:span text:style-name="T116">'localhost'</text:span><text:span text:style-name="T113">,</text:span></text:p><text:p text:style-name="P68"><text:span text:style-name="T113"><text:tab/></text:span><text:span text:style-name="T113">user: </text:span><text:span text:style-name="T116">'root'</text:span><text:span text:style-name="T113">,</text:span></text:p><text:p text:style-name="P68"><text:span text:style-name="T113"><text:tab/></text:span><text:span text:style-name="T113">password: </text:span><text:span text:style-name="T116">'password'</text:span><text:span text:style-name="T113">,</text:span></text:p><text:p text:style-name="P68"><text:span text:style-name="T113"><text:tab/></text:span><text:span text:style-name="T113"><text:tab/></text:span><text:span text:style-name="T113">database: </text:span><text:span text:style-name="T116">'nodedb'</text:span></text:p><text:p text:style-name="P69"><text:s text:c="3"/>}</text:p><text:p text:style-name="P68"><text:span text:style-name="T112"><text:s text:c="3"/></text:span><text:span text:style-name="T112">const</text:span><text:span text:style-name="T113"> connection </text:span><text:span text:style-name="T114">=</text:span><text:span text:style-name="T113"> mysql.</text:span><text:span text:style-name="T115">createConnection</text:span><text:span text:style-name="T113">(dbEnv);</text:span></text:p><text:p text:style-name="P70"/><text:p text:style-name="P68"><text:span text:style-name="T113"><text:s text:c="3"/></text:span><text:span text:style-name="T113">connection.</text:span><text:span text:style-name="T115">connect</text:span><text:span text:style-name="T113">((</text:span><text:span text:style-name="T117">err</text:span><text:span text:style-name="T113">) </text:span><text:span text:style-name="T112">=&gt;</text:span><text:span text:style-name="T113"> {</text:span></text:p><text:p text:style-name="P68"><text:span text:style-name="T114"><text:tab/></text:span><text:span text:style-name="T114">if</text:span><text:span text:style-name="T113"> 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.message);</text:span></text:p><text:p text:style-name="P68"><text:span text:style-name="T112"><text:tab/></text:span><text:span text:style-name="T112">const</text:span><text:span text:style-name="T113"> statement </text:span><text:span text:style-name="T114">=</text:span><text:span text:style-name="T113"> </text:span><text:span text:style-name="T116">"DELETE FROM posts WHERE id = '1' "</text:span><text:span text:style-name="T113">;</text:span></text:p><text:p text:style-name="P68"><text:span text:style-name="T113"><text:tab/></text:span><text:span text:style-name="T113">connection.</text:span><text:span text:style-name="T115">query</text:span><text:span text:style-name="T113">(statement, (</text:span><text:span text:style-name="T117">err</text:span><text:span text:style-name="T113">, </text:span><text:span text:style-name="T117">result</text:span><text:span text:style-name="T113">) </text:span><text:span text:style-name="T112">=&gt;</text:span><text:span text:style-name="T113"> {</text:span></text:p><text:p text:style-name="P68"><text:span text:style-name="T114"><text:tab/></text:span><text:span text:style-name="T114"> <text:s text:c="3"/></text:span><text:span text:style-name="T114">if</text:span><text:span text:style-name="T113"> (</text:span><text:span text:style-name="T117">err</text:span><text:span text:style-name="T113">) </text:span><text:span text:style-name="T114">return</text:span><text:span text:style-name="T113"> console.</text:span><text:span text:style-name="T115">log</text:span><text:span text:style-name="T113">(</text:span><text:span text:style-name="T117">err</text:span><text:span text:style-name="T113">);</text:span></text:p><text:p text:style-name="P68"><text:span text:style-name="T113"><text:tab/></text:span><text:span text:style-name="T113"> <text:s text:c="3"/></text:span><text:span text:style-name="T113">console.</text:span><text:span text:style-name="T115">log</text:span><text:span text:style-name="T113">(</text:span><text:span text:style-name="T116">"Number of records deleted : "</text:span><text:span text:style-name="T113"> </text:span><text:span text:style-name="T114">+</text:span><text:span text:style-name="T113"> </text:span><text:span text:style-name="T117">result</text:span><text:span text:style-name="T113">.affectedRows);</text:span></text:p><text:p text:style-name="P68"><text:span text:style-name="T113"><text:tab/></text:span><text:span text:style-name="T113"> <text:s text:c="3"/></text:span><text:span text:style-name="T113">connection.</text:span><text:span text:style-name="T115">end</text:span><text:span text:style-name="T113">();</text:span></text:p><text:p text:style-name="P69"><text:tab/>})</text:p><text:p text:style-name="P69"><text:s text:c="3"/>});</text:p><text:p text:style-name="P71"><text:span text:style-name="T118"/>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Mono" svg:font-family="'Droid Sans Mono', monospace"/>
    <style:font-face style:name="Droid Sans Mono1" svg:font-family="'Droid Sans Mono', monospace" style:font-pitch="fixed"/>
    <style:font-face style:name="Droid Sans Mono2" svg:font-family="'Droid Sans Mono', monospace" style:font-pitch="variable"/>
    <style:font-face style:name="Droid Sans Mono3" svg:font-family="'Droid Sans Mono', monospace" style:font-family-generic="modern"/>
    <style:font-face style:name="Droid Sans Mono4" svg:font-family="'Droid Sans Mono', monospace" style:font-family-generic="roman"/>
    <style:font-face style:name="Droid Sans Mono5" svg:font-family="'Droid Sans Mono', monospace, monospace"/>
    <style:font-face style:name="F" svg:font-family="" style:font-family-generic="roman"/>
    <style:font-face style:name="Helvetica Neue" svg:font-family="'Helvetica Neue', Helvetica, Arial, 'Segoe UI Emoji', sans-serif"/>
    <style:font-face style:name="Liberation Mono" svg:font-family="'Liberation Mono'" style:font-family-generic="modern" style:font-pitch="fixed"/>
    <style:font-face style:name="Liberation Mono1" svg:font-family="'Liberation Mono', 'Courier New'" style:font-pitch="fixed"/>
    <style:font-face style:name="Liberation Mono2" svg:font-family="'Liberation Mono', 'Courier New'" style:font-family-generic="modern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system" style:font-pitch="variable"/>
    <style:font-face style:name="Lucida Grande" svg:font-family="'Lucida Grande', Corbel, sans-serif"/>
    <style:font-face style:name="Monaco" svg:font-family="Monaco, Consolas, 'Andale Mono', 'DejaVu Sans Mono', monospac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betan Machine Uni" svg:font-family="'Tibetan Machine Uni'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2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3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style:font-pitch="variable" fo:font-size="13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Times New Roman3" fo:font-family="'Times New Roman'" style:font-style-name="Regular" style:font-family-generic="roman" style:font-pitch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3" fo:font-family="'Times New Roman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pidey_20_" style:display-name="Spidey " style:family="paragraph">
      <style:paragraph-properties>
        <style:tab-stops/>
      </style:paragraph-properties>
      <style:text-properties style:font-name="Times New Roman3" fo:font-family="'Times New Roman'" style:font-style-name="Regular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2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3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0:14:11.959582131</meta:creation-date>
    <dc:date>2023-02-22T17:29:49.298241848</dc:date>
    <meta:editing-duration>P2DT1H19M2S</meta:editing-duration>
    <meta:editing-cycles>112</meta:editing-cycles>
    <meta:generator>LibreOffice/7.3.7.2$Linux_X86_64 LibreOffice_project/30$Build-2</meta:generator>
    <meta:document-statistic meta:table-count="0" meta:image-count="0" meta:object-count="0" meta:page-count="13" meta:paragraph-count="65" meta:word-count="599" meta:character-count="3297" meta:non-whitespace-character-count="2789"/>
  </office:meta>
</office:document-meta>
</file>